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30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6.52mm" svg:height="185.67mm" svg:x="64.62mm" svg:y="3.72mm">
            <draw:object draw:notify-on-update-of-ranges="Sheet1.A2:Sheet1.A1701 Sheet1.B2:Sheet1.B17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8407346410207" calcext:value-type="float">
            <text:p>0.8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8407346410207" calcext:value-type="float">
            <text:p>0.8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8407346410207" calcext:value-type="float">
            <text:p>0.8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1592653589793" calcext:value-type="float">
            <text:p>0.1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1707346410207" calcext:value-type="float">
            <text:p>0.19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7007346410207" calcext:value-type="float">
            <text:p>0.28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8407346410207" calcext:value-type="float">
            <text:p>0.3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4007346410207" calcext:value-type="float">
            <text:p>0.4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1107346410207" calcext:value-type="float">
            <text:p>0.13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1707346410207" calcext:value-type="float">
            <text:p>0.1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3007346410207" calcext:value-type="float">
            <text:p>0.24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7007346410207" calcext:value-type="float">
            <text:p>0.28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1592653589793" calcext:value-type="float">
            <text:p>0.14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27926535897929" calcext:value-type="float">
            <text:p>0.08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04926535897931" calcext:value-type="float">
            <text:p>0.03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307346410207" calcext:value-type="float">
            <text:p>0.0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39926535897931" calcext:value-type="float">
            <text:p>0.09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32492653589793" calcext:value-type="float">
            <text:p>0.2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85092653589793" calcext:value-type="float">
            <text:p>0.18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08292653589793" calcext:value-type="float">
            <text:p>0.30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592653589793" calcext:value-type="float">
            <text:p>0.26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8492653589793" calcext:value-type="float">
            <text:p>0.21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78592653589793" calcext:value-type="float">
            <text:p>0.17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1592653589793" calcext:value-type="float">
            <text:p>0.14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4992653589793" calcext:value-type="float">
            <text:p>0.24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8292653589793" calcext:value-type="float">
            <text:p>0.20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73892653589793" calcext:value-type="float">
            <text:p>0.17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592653589793" calcext:value-type="float">
            <text:p>0.26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32492653589793" calcext:value-type="float">
            <text:p>0.23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00392653589793" calcext:value-type="float">
            <text:p>0.20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70192653589793" calcext:value-type="float">
            <text:p>0.17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41592653589793" calcext:value-type="float">
            <text:p>0.14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4592653589793" calcext:value-type="float">
            <text:p>0.11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889926535897932" calcext:value-type="float">
            <text:p>0.08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46926535897929" calcext:value-type="float">
            <text:p>0.06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1592653589793" calcext:value-type="float">
            <text:p>0.04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5926535897932" calcext:value-type="float">
            <text:p>0.01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39926535897931" calcext:value-type="float">
            <text:p>0.09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64892653589793" calcext:value-type="float">
            <text:p>0.16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1592653589793" calcext:value-type="float">
            <text:p>0.14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08292653589793" calcext:value-type="float">
            <text:p>0.20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85092653589793" calcext:value-type="float">
            <text:p>0.18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62892653589793" calcext:value-type="float">
            <text:p>0.16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24892653589793" calcext:value-type="float">
            <text:p>0.22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02792653589793" calcext:value-type="float">
            <text:p>0.20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1592653589793" calcext:value-type="float">
            <text:p>0.1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61192653589793" calcext:value-type="float">
            <text:p>0.16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41592653589793" calcext:value-type="float">
            <text:p>0.14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2692653589793" calcext:value-type="float">
            <text:p>0.12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78592653589793" calcext:value-type="float">
            <text:p>0.17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59792653589793" calcext:value-type="float">
            <text:p>0.15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41592653589793" calcext:value-type="float">
            <text:p>0.14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4092653589793" calcext:value-type="float">
            <text:p>0.12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07092653589793" calcext:value-type="float">
            <text:p>0.10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90792653589793" calcext:value-type="float">
            <text:p>0.09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48926535897931" calcext:value-type="float">
            <text:p>0.07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95926535897933" calcext:value-type="float">
            <text:p>0.05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47926535897931" calcext:value-type="float">
            <text:p>0.04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04926535897931" calcext:value-type="float">
            <text:p>0.03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5926535897931" calcext:value-type="float">
            <text:p>0.01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09265358979305" calcext:value-type="float">
            <text:p>0.00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990734641020685" calcext:value-type="float">
            <text:p>0.00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2607346410207" calcext:value-type="float">
            <text:p>0.02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39926535897932" calcext:value-type="float">
            <text:p>0.02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11926535897933" calcext:value-type="float">
            <text:p>0.01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30734641020691" calcext:value-type="float">
            <text:p>0.00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29926535897933" calcext:value-type="float">
            <text:p>0.04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04926535897931" calcext:value-type="float">
            <text:p>0.03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730926535897933" calcext:value-type="float">
            <text:p>0.07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0492653589793" calcext:value-type="float">
            <text:p>0.06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8292653589793" calcext:value-type="float">
            <text:p>0.04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62926535897929" calcext:value-type="float">
            <text:p>0.03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46926535897933" calcext:value-type="float">
            <text:p>0.02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3392653589793" calcext:value-type="float">
            <text:p>0.01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3926535897929" calcext:value-type="float">
            <text:p>0.0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84073464102068" calcext:value-type="float">
            <text:p>0.0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04926535897931" calcext:value-type="float">
            <text:p>0.03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95926535897932" calcext:value-type="float">
            <text:p>0.01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909265358979328" calcext:value-type="float">
            <text:p>0.00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30734641020691" calcext:value-type="float">
            <text:p>0.00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13073464102067" calcext:value-type="float">
            <text:p>0.01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12073464102067" calcext:value-type="float">
            <text:p>0.02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0807346410207" calcext:value-type="float">
            <text:p>0.03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402073464102069" calcext:value-type="float">
            <text:p>0.0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94073464102067" calcext:value-type="float">
            <text:p>0.04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40073464102071" calcext:value-type="float">
            <text:p>0.01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32073464102069" calcext:value-type="float">
            <text:p>0.0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2307346410207" calcext:value-type="float">
            <text:p>0.03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12073464102067" calcext:value-type="float">
            <text:p>0.04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499073464102069" calcext:value-type="float">
            <text:p>0.04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667073464102068" calcext:value-type="float">
            <text:p>0.0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37073464102069" calcext:value-type="float">
            <text:p>0.03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21073464102069" calcext:value-type="float">
            <text:p>0.04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03073464102069" calcext:value-type="float">
            <text:p>0.0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63073464102069" calcext:value-type="float">
            <text:p>0.06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741073464102069" calcext:value-type="float">
            <text:p>0.07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81707346410207" calcext:value-type="float">
            <text:p>0.08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892073464102068" calcext:value-type="float">
            <text:p>0.08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65073464102071" calcext:value-type="float">
            <text:p>0.09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03707346410207" calcext:value-type="float">
            <text:p>0.10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10707346410207" calcext:value-type="float">
            <text:p>0.1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806073464102069" calcext:value-type="float">
            <text:p>0.08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878073464102069" calcext:value-type="float">
            <text:p>0.08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656073464102067" calcext:value-type="float">
            <text:p>0.06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2707346410207" calcext:value-type="float">
            <text:p>0.07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42073464102069" calcext:value-type="float">
            <text:p>0.04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6307346410207" calcext:value-type="float">
            <text:p>0.01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236073464102069" calcext:value-type="float">
            <text:p>0.02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0807346410207" calcext:value-type="float">
            <text:p>0.03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79073464102069" calcext:value-type="float">
            <text:p>0.03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48073464102068" calcext:value-type="float">
            <text:p>0.04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81073464102068" calcext:value-type="float">
            <text:p>0.01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5107346410207" calcext:value-type="float">
            <text:p>0.02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20073464102069" calcext:value-type="float">
            <text:p>0.03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590734641020685" calcext:value-type="float">
            <text:p>0.00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2907346410207" calcext:value-type="float">
            <text:p>0.01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25926535897931" calcext:value-type="float">
            <text:p>0.0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7592653589793" calcext:value-type="float">
            <text:p>0.03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04926535897931" calcext:value-type="float">
            <text:p>0.03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23492653589793" calcext:value-type="float">
            <text:p>0.02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77926535897932" calcext:value-type="float">
            <text:p>0.04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07926535897931" calcext:value-type="float">
            <text:p>0.04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38926535897932" calcext:value-type="float">
            <text:p>0.03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70926535897931" calcext:value-type="float">
            <text:p>0.02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03926535897931" calcext:value-type="float">
            <text:p>0.02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3792653589793" calcext:value-type="float">
            <text:p>0.0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729265358979303" calcext:value-type="float">
            <text:p>0.00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04926535897931" calcext:value-type="float">
            <text:p>0.03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239926535897932" calcext:value-type="float">
            <text:p>0.02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74926535897932" calcext:value-type="float">
            <text:p>0.01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11926535897933" calcext:value-type="float">
            <text:p>0.01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489265358979329" calcext:value-type="float">
            <text:p>0.00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30734641020691" calcext:value-type="float">
            <text:p>0.00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730734641020669" calcext:value-type="float">
            <text:p>0.00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133073464102069" calcext:value-type="float">
            <text:p>0.01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869265358979332" calcext:value-type="float">
            <text:p>0.00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269265358979309" calcext:value-type="float">
            <text:p>0.00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320734641020692" calcext:value-type="float">
            <text:p>0.00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910734641020694" calcext:value-type="float">
            <text:p>0.00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22926535897929" calcext:value-type="float">
            <text:p>0.01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649265358979312" calcext:value-type="float">
            <text:p>0.00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692653589793313" calcext:value-type="float">
            <text:p>0.0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510734641020694" calcext:value-type="float">
            <text:p>0.00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07073464102068" calcext:value-type="float">
            <text:p>0.01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6307346410207" calcext:value-type="float">
            <text:p>0.01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429265358979292" calcext:value-type="float">
            <text:p>0.00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30734641020691" calcext:value-type="float">
            <text:p>0.00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89926535897933" calcext:value-type="float">
            <text:p>0.019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13392653589793" calcext:value-type="float">
            <text:p>0.01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77926535897932" calcext:value-type="float">
            <text:p>0.00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23926535897929" calcext:value-type="float">
            <text:p>0.00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310734641020671" calcext:value-type="float">
            <text:p>0.00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84073464102068" calcext:value-type="float">
            <text:p>0.008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37073464102069" calcext:value-type="float">
            <text:p>0.01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189073464102068" calcext:value-type="float">
            <text:p>0.01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240073464102069" calcext:value-type="float">
            <text:p>0.02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29107346410207" calcext:value-type="float">
            <text:p>0.02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990734641020685" calcext:value-type="float">
            <text:p>0.00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5007346410207" calcext:value-type="float">
            <text:p>0.01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201073464102071" calcext:value-type="float">
            <text:p>0.02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25107346410207" calcext:value-type="float">
            <text:p>0.02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00073464102071" calcext:value-type="float">
            <text:p>0.03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49073464102068" calcext:value-type="float">
            <text:p>0.03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397073464102067" calcext:value-type="float">
            <text:p>0.03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444073464102068" calcext:value-type="float">
            <text:p>0.04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492073464102067" calcext:value-type="float">
            <text:p>0.049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38073464102067" calcext:value-type="float">
            <text:p>0.05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402073464102069" calcext:value-type="float">
            <text:p>0.04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448073464102068" calcext:value-type="float">
            <text:p>0.04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494073464102067" calcext:value-type="float">
            <text:p>0.04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39073464102069" calcext:value-type="float">
            <text:p>0.05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40707346410207" calcext:value-type="float">
            <text:p>0.04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452073464102068" calcext:value-type="float">
            <text:p>0.04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97073464102069" calcext:value-type="float">
            <text:p>0.04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41073464102069" calcext:value-type="float">
            <text:p>0.05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412073464102067" calcext:value-type="float">
            <text:p>0.04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456073464102067" calcext:value-type="float">
            <text:p>0.04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99073464102069" calcext:value-type="float">
            <text:p>0.04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42073464102071" calcext:value-type="float">
            <text:p>0.05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62607346410207" calcext:value-type="float">
            <text:p>0.06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667073464102068" calcext:value-type="float">
            <text:p>0.06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70807346410207" calcext:value-type="float">
            <text:p>0.07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749073464102068" calcext:value-type="float">
            <text:p>0.07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89073464102068" calcext:value-type="float">
            <text:p>0.078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29073464102068" calcext:value-type="float">
            <text:p>0.08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6807346410207" calcext:value-type="float">
            <text:p>0.08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907073464102069" calcext:value-type="float">
            <text:p>0.09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946073464102071" calcext:value-type="float">
            <text:p>0.09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84073464102071" calcext:value-type="float">
            <text:p>0.09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23073464102069" calcext:value-type="float">
            <text:p>0.08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861073464102069" calcext:value-type="float">
            <text:p>0.08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99073464102069" calcext:value-type="float">
            <text:p>0.08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93707346410207" calcext:value-type="float">
            <text:p>0.09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974073464102068" calcext:value-type="float">
            <text:p>0.09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01107346410207" calcext:value-type="float">
            <text:p>0.10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04807346410207" calcext:value-type="float">
            <text:p>0.10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92073464102068" calcext:value-type="float">
            <text:p>0.08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928073464102068" calcext:value-type="float">
            <text:p>0.09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65073464102071" calcext:value-type="float">
            <text:p>0.09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00107346410207" calcext:value-type="float">
            <text:p>0.1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3707346410207" calcext:value-type="float">
            <text:p>0.10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07207346410207" calcext:value-type="float">
            <text:p>0.10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920073464102069" calcext:value-type="float">
            <text:p>0.09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5607346410207" calcext:value-type="float">
            <text:p>0.09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991073464102068" calcext:value-type="float">
            <text:p>0.09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02607346410207" calcext:value-type="float">
            <text:p>0.10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6107346410207" calcext:value-type="float">
            <text:p>0.10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09507346410207" calcext:value-type="float">
            <text:p>0.10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12907346410207" calcext:value-type="float">
            <text:p>0.11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982073464102067" calcext:value-type="float">
            <text:p>0.09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83607346410207" calcext:value-type="float">
            <text:p>0.08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871073464102068" calcext:value-type="float">
            <text:p>0.08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905073464102069" calcext:value-type="float">
            <text:p>0.09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40073464102067" calcext:value-type="float">
            <text:p>0.094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97307346410207" calcext:value-type="float">
            <text:p>0.09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00707346410207" calcext:value-type="float">
            <text:p>0.10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865073464102069" calcext:value-type="float">
            <text:p>0.08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24073464102069" calcext:value-type="float">
            <text:p>0.07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58073464102069" calcext:value-type="float">
            <text:p>0.075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79207346410207" calcext:value-type="float">
            <text:p>0.079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825073464102069" calcext:value-type="float">
            <text:p>0.08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68707346410207" calcext:value-type="float">
            <text:p>0.06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21073464102067" calcext:value-type="float">
            <text:p>0.07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5407346410207" calcext:value-type="float">
            <text:p>0.07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87073464102068" calcext:value-type="float">
            <text:p>0.07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820073464102067" calcext:value-type="float">
            <text:p>0.08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5307346410207" calcext:value-type="float">
            <text:p>0.085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18073464102069" calcext:value-type="float">
            <text:p>0.07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617073464102069" calcext:value-type="float">
            <text:p>0.06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650073464102068" calcext:value-type="float">
            <text:p>0.06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683073464102071" calcext:value-type="float">
            <text:p>0.06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15073464102067" calcext:value-type="float">
            <text:p>0.07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47073464102068" calcext:value-type="float">
            <text:p>0.07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79073464102069" calcext:value-type="float">
            <text:p>0.07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81107346410207" calcext:value-type="float">
            <text:p>0.08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42073464102069" calcext:value-type="float">
            <text:p>0.08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73073464102068" calcext:value-type="float">
            <text:p>0.08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44073464102071" calcext:value-type="float">
            <text:p>0.07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7507346410207" calcext:value-type="float">
            <text:p>0.07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4707346410207" calcext:value-type="float">
            <text:p>0.06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79073464102067" calcext:value-type="float">
            <text:p>0.067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71007346410207" calcext:value-type="float">
            <text:p>0.07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15073464102069" calcext:value-type="float">
            <text:p>0.06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46073464102068" calcext:value-type="float">
            <text:p>0.064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77073464102067" calcext:value-type="float">
            <text:p>0.06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70807346410207" calcext:value-type="float">
            <text:p>0.07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615073464102069" calcext:value-type="float">
            <text:p>0.06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45073464102071" calcext:value-type="float">
            <text:p>0.06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675073464102067" calcext:value-type="float">
            <text:p>0.06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05073464102068" calcext:value-type="float">
            <text:p>0.07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3507346410207" calcext:value-type="float">
            <text:p>0.07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764073464102069" calcext:value-type="float">
            <text:p>0.07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79407346410207" calcext:value-type="float">
            <text:p>0.07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823073464102069" calcext:value-type="float">
            <text:p>0.08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852073464102068" calcext:value-type="float">
            <text:p>0.08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80073464102069" calcext:value-type="float">
            <text:p>0.088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909073464102068" calcext:value-type="float">
            <text:p>0.09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79007346410207" calcext:value-type="float">
            <text:p>0.079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818073464102067" calcext:value-type="float">
            <text:p>0.08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01073464102069" calcext:value-type="float">
            <text:p>0.07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72907346410207" calcext:value-type="float">
            <text:p>0.07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758073464102069" calcext:value-type="float">
            <text:p>0.07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786073464102071" calcext:value-type="float">
            <text:p>0.078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7007346410207" calcext:value-type="float">
            <text:p>0.067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99073464102069" calcext:value-type="float">
            <text:p>0.06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72707346410207" calcext:value-type="float">
            <text:p>0.07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755073464102067" calcext:value-type="float">
            <text:p>0.07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783073464102069" calcext:value-type="float">
            <text:p>0.07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810073464102068" calcext:value-type="float">
            <text:p>0.08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838073464102069" calcext:value-type="float">
            <text:p>0.08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24073464102069" calcext:value-type="float">
            <text:p>0.072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75207346410207" calcext:value-type="float">
            <text:p>0.07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779073464102069" calcext:value-type="float">
            <text:p>0.07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667073464102068" calcext:value-type="float">
            <text:p>0.066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556073464102069" calcext:value-type="float">
            <text:p>0.05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474073464102069" calcext:value-type="float">
            <text:p>0.04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02073464102071" calcext:value-type="float">
            <text:p>0.05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2907346410207" calcext:value-type="float">
            <text:p>0.052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421073464102069" calcext:value-type="float">
            <text:p>0.04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448073464102068" calcext:value-type="float">
            <text:p>0.04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41073464102069" calcext:value-type="float">
            <text:p>0.034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6907346410207" calcext:value-type="float">
            <text:p>0.03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262073464102071" calcext:value-type="float">
            <text:p>0.026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156073464102069" calcext:value-type="float">
            <text:p>0.01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407346410207" calcext:value-type="float">
            <text:p>0.01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790734641020707" calcext:value-type="float">
            <text:p>0.007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107073464102068" calcext:value-type="float">
            <text:p>0.01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135073464102069" calcext:value-type="float">
            <text:p>0.01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16307346410207" calcext:value-type="float">
            <text:p>0.016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191073464102067" calcext:value-type="float">
            <text:p>0.019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218073464102071" calcext:value-type="float">
            <text:p>0.02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115073464102067" calcext:value-type="float">
            <text:p>0.01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14207346410207" calcext:value-type="float">
            <text:p>0.01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170073464102067" calcext:value-type="float">
            <text:p>0.01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197073464102071" calcext:value-type="float">
            <text:p>0.019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22407346410207" calcext:value-type="float">
            <text:p>0.02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122073464102068" calcext:value-type="float">
            <text:p>0.01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149073464102067" calcext:value-type="float">
            <text:p>0.01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176073464102067" calcext:value-type="float">
            <text:p>0.01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20307346410207" calcext:value-type="float">
            <text:p>0.02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103073464102068" calcext:value-type="float">
            <text:p>0.010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130073464102067" calcext:value-type="float">
            <text:p>0.01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310734641020671" calcext:value-type="float">
            <text:p>0.00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679265358979331" calcext:value-type="float">
            <text:p>0.00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65926535897931" calcext:value-type="float">
            <text:p>0.01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262926535897932" calcext:value-type="float">
            <text:p>0.02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35926535897932" calcext:value-type="float">
            <text:p>0.02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08926535897933" calcext:value-type="float">
            <text:p>0.02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180926535897932" calcext:value-type="float">
            <text:p>0.01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277926535897932" calcext:value-type="float">
            <text:p>0.02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372926535897933" calcext:value-type="float">
            <text:p>0.03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67926535897929" calcext:value-type="float">
            <text:p>0.04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39926535897932" calcext:value-type="float">
            <text:p>0.04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12926535897933" calcext:value-type="float">
            <text:p>0.04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85926535897929" calcext:value-type="float">
            <text:p>0.03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7892653589793" calcext:value-type="float">
            <text:p>0.047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451926535897931" calcext:value-type="float">
            <text:p>0.04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424926535897932" calcext:value-type="float">
            <text:p>0.04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97926535897932" calcext:value-type="float">
            <text:p>0.03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70926535897933" calcext:value-type="float">
            <text:p>0.037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44926535897931" calcext:value-type="float">
            <text:p>0.03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317926535897932" calcext:value-type="float">
            <text:p>0.03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409926535897931" calcext:value-type="float">
            <text:p>0.04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83926535897929" calcext:value-type="float">
            <text:p>0.03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5692653589793" calcext:value-type="float">
            <text:p>0.03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330926535897933" calcext:value-type="float">
            <text:p>0.03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304926535897931" calcext:value-type="float">
            <text:p>0.03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7892653589793" calcext:value-type="float">
            <text:p>0.027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52926535897933" calcext:value-type="float">
            <text:p>0.025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27926535897933" calcext:value-type="float">
            <text:p>0.022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01926535897932" calcext:value-type="float">
            <text:p>0.020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176926535897932" calcext:value-type="float">
            <text:p>0.017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151926535897933" calcext:value-type="float">
            <text:p>0.01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26926535897933" calcext:value-type="float">
            <text:p>0.01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01926535897929" calcext:value-type="float">
            <text:p>0.010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769265358979299" calcext:value-type="float">
            <text:p>0.00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519265358979304" calcext:value-type="float">
            <text:p>0.00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27926535897933" calcext:value-type="float">
            <text:p>0.002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392653589793124" calcext:value-type="float">
            <text:p>0.000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919265358979304" calcext:value-type="float">
            <text:p>0.009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679265358979331" calcext:value-type="float">
            <text:p>0.00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429265358979292" calcext:value-type="float">
            <text:p>0.004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189265358979318" calcext:value-type="float">
            <text:p>0.00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106926535897931" calcext:value-type="float">
            <text:p>0.01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829265358979292" calcext:value-type="float">
            <text:p>0.00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589265358979318" calcext:value-type="float">
            <text:p>0.00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3492653589793" calcext:value-type="float">
            <text:p>0.003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109265358979327" calcext:value-type="float">
            <text:p>0.00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130734641020691" calcext:value-type="float">
            <text:p>0.00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360734641020688" calcext:value-type="float">
            <text:p>0.003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590734641020685" calcext:value-type="float">
            <text:p>0.00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830734641020703" calcext:value-type="float">
            <text:p>0.008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10607346410207" calcext:value-type="float">
            <text:p>0.01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12907346410207" calcext:value-type="float">
            <text:p>0.01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152073464102069" calcext:value-type="float">
            <text:p>0.015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660734641020699" calcext:value-type="float">
            <text:p>0.006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890734641020696" calcext:value-type="float">
            <text:p>0.008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112073464102069" calcext:value-type="float">
            <text:p>0.01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135073464102069" calcext:value-type="float">
            <text:p>0.013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157073464102071" calcext:value-type="float">
            <text:p>0.015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730734641020669" calcext:value-type="float">
            <text:p>0.007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960734641020667" calcext:value-type="float">
            <text:p>0.00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118073464102069" calcext:value-type="float">
            <text:p>0.01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141073464102068" calcext:value-type="float">
            <text:p>0.014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16307346410207" calcext:value-type="float">
            <text:p>0.016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85073464102068" calcext:value-type="float">
            <text:p>0.018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20707346410207" calcext:value-type="float">
            <text:p>0.02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29073464102068" calcext:value-type="float">
            <text:p>0.02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14607346410207" calcext:value-type="float">
            <text:p>0.01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168073464102068" calcext:value-type="float">
            <text:p>0.016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19007346410207" calcext:value-type="float">
            <text:p>0.019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12073464102067" calcext:value-type="float">
            <text:p>0.02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130073464102067" calcext:value-type="float">
            <text:p>0.013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152073464102069" calcext:value-type="float">
            <text:p>0.015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10734641020672" calcext:value-type="float">
            <text:p>0.007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930734641020692" calcext:value-type="float">
            <text:p>0.00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115073464102067" calcext:value-type="float">
            <text:p>0.01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136073464102067" calcext:value-type="float">
            <text:p>0.013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158073464102069" calcext:value-type="float">
            <text:p>0.01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179073464102069" calcext:value-type="float">
            <text:p>0.01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00073464102068" calcext:value-type="float">
            <text:p>0.02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21073464102071" calcext:value-type="float">
            <text:p>0.012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4207346410207" calcext:value-type="float">
            <text:p>0.014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63073464102068" calcext:value-type="float">
            <text:p>0.00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59265358979299" calcext:value-type="float">
            <text:p>0.00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507346410206999" calcext:value-type="float">
            <text:p>0.00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729265358979303" calcext:value-type="float">
            <text:p>0.007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509265358979327" calcext:value-type="float">
            <text:p>0.00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99265358979328" calcext:value-type="float">
            <text:p>0.003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892653589793291" calcext:value-type="float">
            <text:p>0.00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130734641020691" calcext:value-type="float">
            <text:p>0.00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34073464102069" calcext:value-type="float">
            <text:p>0.003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550734641020689" calcext:value-type="float">
            <text:p>0.00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750734641020667" calcext:value-type="float">
            <text:p>0.00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960734641020667" calcext:value-type="float">
            <text:p>0.009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117073464102071" calcext:value-type="float">
            <text:p>0.01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400734641020684" calcext:value-type="float">
            <text:p>0.004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610734641020683" calcext:value-type="float">
            <text:p>0.006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820734641020682" calcext:value-type="float">
            <text:p>0.008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10207346410207" calcext:value-type="float">
            <text:p>0.01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122073464102068" calcext:value-type="float">
            <text:p>0.01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143073464102068" calcext:value-type="float">
            <text:p>0.01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670734641020676" calcext:value-type="float">
            <text:p>0.006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880734641020675" calcext:value-type="float">
            <text:p>0.00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10807346410207" calcext:value-type="float">
            <text:p>0.01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128073464102068" calcext:value-type="float">
            <text:p>0.012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14807346410207" calcext:value-type="float">
            <text:p>0.01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168073464102068" calcext:value-type="float">
            <text:p>0.01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930734641020692" calcext:value-type="float">
            <text:p>0.009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13073464102067" calcext:value-type="float">
            <text:p>0.01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133073464102069" calcext:value-type="float">
            <text:p>0.013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153073464102067" calcext:value-type="float">
            <text:p>0.015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173073464102069" calcext:value-type="float">
            <text:p>0.017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192073464102069" calcext:value-type="float">
            <text:p>0.019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212073464102067" calcext:value-type="float">
            <text:p>0.02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31073464102067" calcext:value-type="float">
            <text:p>0.02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5107346410207" calcext:value-type="float">
            <text:p>0.02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7007346410207" calcext:value-type="float">
            <text:p>0.027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8907346410207" calcext:value-type="float">
            <text:p>0.028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30807346410207" calcext:value-type="float">
            <text:p>0.030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32707346410207" calcext:value-type="float">
            <text:p>0.03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34607346410207" calcext:value-type="float">
            <text:p>0.034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36507346410207" calcext:value-type="float">
            <text:p>0.03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92073464102067" calcext:value-type="float">
            <text:p>0.029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311073464102067" calcext:value-type="float">
            <text:p>0.03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239073464102071" calcext:value-type="float">
            <text:p>0.02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58073464102071" calcext:value-type="float">
            <text:p>0.02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77073464102067" calcext:value-type="float">
            <text:p>0.02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296073464102067" calcext:value-type="float">
            <text:p>0.029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314073464102069" calcext:value-type="float">
            <text:p>0.03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4307346410207" calcext:value-type="float">
            <text:p>0.02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262073464102071" calcext:value-type="float">
            <text:p>0.02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80073464102069" calcext:value-type="float">
            <text:p>0.028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99073464102069" calcext:value-type="float">
            <text:p>0.02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17073464102067" calcext:value-type="float">
            <text:p>0.03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336073464102067" calcext:value-type="float">
            <text:p>0.033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354073464102069" calcext:value-type="float">
            <text:p>0.03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372073464102067" calcext:value-type="float">
            <text:p>0.037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302073464102071" calcext:value-type="float">
            <text:p>0.030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32073464102069" calcext:value-type="float">
            <text:p>0.023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5107346410207" calcext:value-type="float">
            <text:p>0.02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69073464102068" calcext:value-type="float">
            <text:p>0.026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8707346410207" calcext:value-type="float">
            <text:p>0.028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18073464102071" calcext:value-type="float">
            <text:p>0.02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36073464102069" calcext:value-type="float">
            <text:p>0.02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54073464102067" calcext:value-type="float">
            <text:p>0.025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72073464102069" calcext:value-type="float">
            <text:p>0.027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90073464102068" calcext:value-type="float">
            <text:p>0.029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30807346410207" calcext:value-type="float">
            <text:p>0.03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326073464102068" calcext:value-type="float">
            <text:p>0.03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34407346410207" calcext:value-type="float">
            <text:p>0.03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361073464102071" calcext:value-type="float">
            <text:p>0.03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379073464102069" calcext:value-type="float">
            <text:p>0.037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396073464102069" calcext:value-type="float">
            <text:p>0.03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414073464102067" calcext:value-type="float">
            <text:p>0.04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431073464102068" calcext:value-type="float">
            <text:p>0.04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448073464102068" calcext:value-type="float">
            <text:p>0.044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46607346410207" calcext:value-type="float">
            <text:p>0.04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483073464102071" calcext:value-type="float">
            <text:p>0.048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416073464102067" calcext:value-type="float">
            <text:p>0.04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433073464102067" calcext:value-type="float">
            <text:p>0.043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366073464102068" calcext:value-type="float">
            <text:p>0.036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383073464102068" calcext:value-type="float">
            <text:p>0.038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400073464102069" calcext:value-type="float">
            <text:p>0.04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417073464102069" calcext:value-type="float">
            <text:p>0.04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351073464102067" calcext:value-type="float">
            <text:p>0.03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385073464102068" calcext:value-type="float">
            <text:p>0.03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402073464102069" calcext:value-type="float">
            <text:p>0.04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19073464102069" calcext:value-type="float">
            <text:p>0.041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436073464102069" calcext:value-type="float">
            <text:p>0.043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45307346410207" calcext:value-type="float">
            <text:p>0.045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469073464102068" calcext:value-type="float">
            <text:p>0.046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404073464102068" calcext:value-type="float">
            <text:p>0.04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421073464102069" calcext:value-type="float">
            <text:p>0.04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437073464102067" calcext:value-type="float">
            <text:p>0.04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454073464102067" calcext:value-type="float">
            <text:p>0.04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47007346410207" calcext:value-type="float">
            <text:p>0.047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48707346410207" calcext:value-type="float">
            <text:p>0.048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503073464102069" calcext:value-type="float">
            <text:p>0.050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439073464102071" calcext:value-type="float">
            <text:p>0.043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375073464102069" calcext:value-type="float">
            <text:p>0.03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391073464102067" calcext:value-type="float">
            <text:p>0.039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408073464102068" calcext:value-type="float">
            <text:p>0.04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24073464102071" calcext:value-type="float">
            <text:p>0.04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440073464102069" calcext:value-type="float">
            <text:p>0.044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457073464102069" calcext:value-type="float">
            <text:p>0.045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473073464102067" calcext:value-type="float">
            <text:p>0.047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48907346410207" calcext:value-type="float">
            <text:p>0.048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505073464102068" calcext:value-type="float">
            <text:p>0.0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521073464102071" calcext:value-type="float">
            <text:p>0.052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537073464102069" calcext:value-type="float">
            <text:p>0.053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553073464102067" calcext:value-type="float">
            <text:p>0.055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490073464102068" calcext:value-type="float">
            <text:p>0.049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50607346410207" calcext:value-type="float">
            <text:p>0.05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521073464102071" calcext:value-type="float">
            <text:p>0.05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59073464102069" calcext:value-type="float">
            <text:p>0.04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475073464102067" calcext:value-type="float">
            <text:p>0.04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49107346410207" calcext:value-type="float">
            <text:p>0.04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50607346410207" calcext:value-type="float">
            <text:p>0.05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522073464102069" calcext:value-type="float">
            <text:p>0.052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538073464102067" calcext:value-type="float">
            <text:p>0.05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553073464102067" calcext:value-type="float">
            <text:p>0.055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492073464102067" calcext:value-type="float">
            <text:p>0.049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507073464102068" calcext:value-type="float">
            <text:p>0.05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523073464102071" calcext:value-type="float">
            <text:p>0.05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538073464102067" calcext:value-type="float">
            <text:p>0.05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553073464102067" calcext:value-type="float">
            <text:p>0.055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56907346410207" calcext:value-type="float">
            <text:p>0.056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599073464102067" calcext:value-type="float">
            <text:p>0.059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614073464102067" calcext:value-type="float">
            <text:p>0.06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55407346410207" calcext:value-type="float">
            <text:p>0.055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56907346410207" calcext:value-type="float">
            <text:p>0.056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599073464102067" calcext:value-type="float">
            <text:p>0.059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614073464102067" calcext:value-type="float">
            <text:p>0.06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55407346410207" calcext:value-type="float">
            <text:p>0.055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494073464102067" calcext:value-type="float">
            <text:p>0.04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509073464102068" calcext:value-type="float">
            <text:p>0.050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524073464102068" calcext:value-type="float">
            <text:p>0.05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539073464102069" calcext:value-type="float">
            <text:p>0.05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480073464102069" calcext:value-type="float">
            <text:p>0.048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5073464102069" calcext:value-type="float">
            <text:p>0.049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51007346410207" calcext:value-type="float">
            <text:p>0.05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45107346410207" calcext:value-type="float">
            <text:p>0.045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46607346410207" calcext:value-type="float">
            <text:p>0.04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81073464102071" calcext:value-type="float">
            <text:p>0.048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496073464102067" calcext:value-type="float">
            <text:p>0.04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511073464102068" calcext:value-type="float">
            <text:p>0.05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525073464102071" calcext:value-type="float">
            <text:p>0.05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467073464102068" calcext:value-type="float">
            <text:p>0.046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482073464102069" calcext:value-type="float">
            <text:p>0.048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497073464102069" calcext:value-type="float">
            <text:p>0.049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439073464102071" calcext:value-type="float">
            <text:p>0.043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45307346410207" calcext:value-type="float">
            <text:p>0.04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396073464102069" calcext:value-type="float">
            <text:p>0.039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410073464102068" calcext:value-type="float">
            <text:p>0.04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353073464102067" calcext:value-type="float">
            <text:p>0.035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383073464102068" calcext:value-type="float">
            <text:p>0.038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32507346410207" calcext:value-type="float">
            <text:p>0.03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340073464102071" calcext:value-type="float">
            <text:p>0.034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355073464102067" calcext:value-type="float">
            <text:p>0.035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370073464102068" calcext:value-type="float">
            <text:p>0.037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38407346410207" calcext:value-type="float">
            <text:p>0.03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399073464102071" calcext:value-type="float">
            <text:p>0.039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342073464102071" calcext:value-type="float">
            <text:p>0.034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357073464102067" calcext:value-type="float">
            <text:p>0.035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372073464102067" calcext:value-type="float">
            <text:p>0.037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38607346410207" calcext:value-type="float">
            <text:p>0.038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01073464102071" calcext:value-type="float">
            <text:p>0.04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15073464102069" calcext:value-type="float">
            <text:p>0.04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359073464102071" calcext:value-type="float">
            <text:p>0.03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303073464102068" calcext:value-type="float">
            <text:p>0.030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248073464102068" calcext:value-type="float">
            <text:p>0.024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262073464102071" calcext:value-type="float">
            <text:p>0.026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277073464102067" calcext:value-type="float">
            <text:p>0.027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29107346410207" calcext:value-type="float">
            <text:p>0.029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236073464102069" calcext:value-type="float">
            <text:p>0.023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25107346410207" calcext:value-type="float">
            <text:p>0.025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265073464102068" calcext:value-type="float">
            <text:p>0.026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210073464102067" calcext:value-type="float">
            <text:p>0.02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225073464102068" calcext:value-type="float">
            <text:p>0.02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170073464102067" calcext:value-type="float">
            <text:p>0.017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185073464102068" calcext:value-type="float">
            <text:p>0.018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199073464102071" calcext:value-type="float">
            <text:p>0.01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214073464102067" calcext:value-type="float">
            <text:p>0.021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22807346410207" calcext:value-type="float">
            <text:p>0.022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242073464102068" calcext:value-type="float">
            <text:p>0.02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256073464102067" calcext:value-type="float">
            <text:p>0.025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271073464102067" calcext:value-type="float">
            <text:p>0.027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28507346410207" calcext:value-type="float">
            <text:p>0.028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299073464102069" calcext:value-type="float">
            <text:p>0.029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313073464102067" calcext:value-type="float">
            <text:p>0.03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32707346410207" calcext:value-type="float">
            <text:p>0.03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341073464102069" calcext:value-type="float">
            <text:p>0.034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355073464102067" calcext:value-type="float">
            <text:p>0.035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36907346410207" calcext:value-type="float">
            <text:p>0.036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382073464102071" calcext:value-type="float">
            <text:p>0.038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396073464102069" calcext:value-type="float">
            <text:p>0.03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410073464102068" calcext:value-type="float">
            <text:p>0.04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423073464102068" calcext:value-type="float">
            <text:p>0.042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437073464102067" calcext:value-type="float">
            <text:p>0.04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38407346410207" calcext:value-type="float">
            <text:p>0.03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398073464102069" calcext:value-type="float">
            <text:p>0.039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345073464102068" calcext:value-type="float">
            <text:p>0.03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358073464102069" calcext:value-type="float">
            <text:p>0.035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372073464102067" calcext:value-type="float">
            <text:p>0.037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38607346410207" calcext:value-type="float">
            <text:p>0.038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399073464102071" calcext:value-type="float">
            <text:p>0.039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41307346410207" calcext:value-type="float">
            <text:p>0.04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42607346410207" calcext:value-type="float">
            <text:p>0.04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440073464102069" calcext:value-type="float">
            <text:p>0.044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387073464102068" calcext:value-type="float">
            <text:p>0.038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401073464102071" calcext:value-type="float">
            <text:p>0.04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414073464102067" calcext:value-type="float">
            <text:p>0.04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427073464102068" calcext:value-type="float">
            <text:p>0.04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441073464102071" calcext:value-type="float">
            <text:p>0.044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454073464102067" calcext:value-type="float">
            <text:p>0.045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402073464102069" calcext:value-type="float">
            <text:p>0.04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415073464102069" calcext:value-type="float">
            <text:p>0.04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429073464102068" calcext:value-type="float">
            <text:p>0.042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442073464102069" calcext:value-type="float">
            <text:p>0.044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455073464102069" calcext:value-type="float">
            <text:p>0.045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46807346410207" calcext:value-type="float">
            <text:p>0.046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481073464102071" calcext:value-type="float">
            <text:p>0.048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494073464102067" calcext:value-type="float">
            <text:p>0.049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507073464102068" calcext:value-type="float">
            <text:p>0.05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520073464102069" calcext:value-type="float">
            <text:p>0.05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53307346410207" calcext:value-type="float">
            <text:p>0.053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482073464102069" calcext:value-type="float">
            <text:p>0.048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495073464102069" calcext:value-type="float">
            <text:p>0.049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444073464102068" calcext:value-type="float">
            <text:p>0.04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457073464102069" calcext:value-type="float">
            <text:p>0.045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47007346410207" calcext:value-type="float">
            <text:p>0.047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483073464102071" calcext:value-type="float">
            <text:p>0.048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496073464102067" calcext:value-type="float">
            <text:p>0.049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50807346410207" calcext:value-type="float">
            <text:p>0.050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458073464102067" calcext:value-type="float">
            <text:p>0.045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471073464102068" calcext:value-type="float">
            <text:p>0.047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484073464102068" calcext:value-type="float">
            <text:p>0.048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496073464102067" calcext:value-type="float">
            <text:p>0.04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509073464102068" calcext:value-type="float">
            <text:p>0.05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522073464102069" calcext:value-type="float">
            <text:p>0.052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534073464102067" calcext:value-type="float">
            <text:p>0.05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547073464102068" calcext:value-type="float">
            <text:p>0.05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559073464102067" calcext:value-type="float">
            <text:p>0.05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572073464102068" calcext:value-type="float">
            <text:p>0.057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596073464102069" calcext:value-type="float">
            <text:p>0.059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60907346410207" calcext:value-type="float">
            <text:p>0.060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621073464102069" calcext:value-type="float">
            <text:p>0.062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572073464102068" calcext:value-type="float">
            <text:p>0.057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596073464102069" calcext:value-type="float">
            <text:p>0.059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547073464102068" calcext:value-type="float">
            <text:p>0.05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559073464102067" calcext:value-type="float">
            <text:p>0.055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511073464102068" calcext:value-type="float">
            <text:p>0.05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523073464102071" calcext:value-type="float">
            <text:p>0.052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474073464102069" calcext:value-type="float">
            <text:p>0.047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48707346410207" calcext:value-type="float">
            <text:p>0.048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499073464102069" calcext:value-type="float">
            <text:p>0.049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511073464102068" calcext:value-type="float">
            <text:p>0.05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523073464102071" calcext:value-type="float">
            <text:p>0.05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536073464102067" calcext:value-type="float">
            <text:p>0.053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48707346410207" calcext:value-type="float">
            <text:p>0.048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500073464102071" calcext:value-type="float">
            <text:p>0.05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45107346410207" calcext:value-type="float">
            <text:p>0.045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404073464102068" calcext:value-type="float">
            <text:p>0.040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356073464102069" calcext:value-type="float">
            <text:p>0.035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30807346410207" calcext:value-type="float">
            <text:p>0.030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321073464102071" calcext:value-type="float">
            <text:p>0.032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273073464102067" calcext:value-type="float">
            <text:p>0.027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28507346410207" calcext:value-type="float">
            <text:p>0.028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238073464102069" calcext:value-type="float">
            <text:p>0.02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25107346410207" calcext:value-type="float">
            <text:p>0.025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263073464102068" calcext:value-type="float">
            <text:p>0.026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275073464102067" calcext:value-type="float">
            <text:p>0.027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288073464102068" calcext:value-type="float">
            <text:p>0.028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300073464102071" calcext:value-type="float">
            <text:p>0.03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31207346410207" calcext:value-type="float">
            <text:p>0.03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324073464102068" calcext:value-type="float">
            <text:p>0.03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337073464102069" calcext:value-type="float">
            <text:p>0.033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349073464102068" calcext:value-type="float">
            <text:p>0.034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361073464102071" calcext:value-type="float">
            <text:p>0.036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373073464102069" calcext:value-type="float">
            <text:p>0.037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385073464102068" calcext:value-type="float">
            <text:p>0.038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97073464102067" calcext:value-type="float">
            <text:p>0.039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35007346410207" calcext:value-type="float">
            <text:p>0.035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62073464102068" calcext:value-type="float">
            <text:p>0.036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374073464102067" calcext:value-type="float">
            <text:p>0.037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38607346410207" calcext:value-type="float">
            <text:p>0.038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398073464102069" calcext:value-type="float">
            <text:p>0.03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35207346410207" calcext:value-type="float">
            <text:p>0.035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364073464102068" calcext:value-type="float">
            <text:p>0.036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376073464102067" calcext:value-type="float">
            <text:p>0.037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38807346410207" calcext:value-type="float">
            <text:p>0.038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400073464102069" calcext:value-type="float">
            <text:p>0.04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41107346410207" calcext:value-type="float">
            <text:p>0.04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423073464102068" calcext:value-type="float">
            <text:p>0.042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435073464102067" calcext:value-type="float">
            <text:p>0.043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389073464102068" calcext:value-type="float">
            <text:p>0.038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401073464102071" calcext:value-type="float">
            <text:p>0.04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355073464102067" calcext:value-type="float">
            <text:p>0.035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36707346410207" calcext:value-type="float">
            <text:p>0.036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322073464102068" calcext:value-type="float">
            <text:p>0.032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334073464102067" calcext:value-type="float">
            <text:p>0.033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345073464102068" calcext:value-type="float">
            <text:p>0.03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357073464102067" calcext:value-type="float">
            <text:p>0.035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31207346410207" calcext:value-type="float">
            <text:p>0.031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324073464102068" calcext:value-type="float">
            <text:p>0.032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335073464102069" calcext:value-type="float">
            <text:p>0.03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347073464102068" calcext:value-type="float">
            <text:p>0.03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359073464102071" calcext:value-type="float">
            <text:p>0.03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370073464102068" calcext:value-type="float">
            <text:p>0.037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382073464102071" calcext:value-type="float">
            <text:p>0.038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393073464102067" calcext:value-type="float">
            <text:p>0.039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40507346410207" calcext:value-type="float">
            <text:p>0.040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416073464102067" calcext:value-type="float">
            <text:p>0.04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42807346410207" calcext:value-type="float">
            <text:p>0.042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439073464102071" calcext:value-type="float">
            <text:p>0.04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450073464102068" calcext:value-type="float">
            <text:p>0.045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462073464102071" calcext:value-type="float">
            <text:p>0.046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473073464102067" calcext:value-type="float">
            <text:p>0.047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484073464102068" calcext:value-type="float">
            <text:p>0.048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495073464102069" calcext:value-type="float">
            <text:p>0.049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507073464102068" calcext:value-type="float">
            <text:p>0.05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462073464102071" calcext:value-type="float">
            <text:p>0.046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474073464102069" calcext:value-type="float">
            <text:p>0.047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48507346410207" calcext:value-type="float">
            <text:p>0.048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441073464102071" calcext:value-type="float">
            <text:p>0.044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452073464102068" calcext:value-type="float">
            <text:p>0.045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463073464102068" calcext:value-type="float">
            <text:p>0.046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474073464102069" calcext:value-type="float">
            <text:p>0.047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486073464102068" calcext:value-type="float">
            <text:p>0.048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497073464102069" calcext:value-type="float">
            <text:p>0.049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50807346410207" calcext:value-type="float">
            <text:p>0.050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519073464102067" calcext:value-type="float">
            <text:p>0.051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530073464102068" calcext:value-type="float">
            <text:p>0.053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541073464102069" calcext:value-type="float">
            <text:p>0.054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551073464102068" calcext:value-type="float">
            <text:p>0.055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562073464102069" calcext:value-type="float">
            <text:p>0.056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57307346410207" calcext:value-type="float">
            <text:p>0.057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595073464102067" calcext:value-type="float">
            <text:p>0.05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606073464102068" calcext:value-type="float">
            <text:p>0.060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616073464102067" calcext:value-type="float">
            <text:p>0.06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627073464102068" calcext:value-type="float">
            <text:p>0.06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638073464102069" calcext:value-type="float">
            <text:p>0.063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648073464102068" calcext:value-type="float">
            <text:p>0.064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659073464102069" calcext:value-type="float">
            <text:p>0.065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616073464102067" calcext:value-type="float">
            <text:p>0.06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627073464102068" calcext:value-type="float">
            <text:p>0.06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541073464102069" calcext:value-type="float">
            <text:p>0.054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499073464102069" calcext:value-type="float">
            <text:p>0.049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51007346410207" calcext:value-type="float">
            <text:p>0.05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520073464102069" calcext:value-type="float">
            <text:p>0.052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53107346410207" calcext:value-type="float">
            <text:p>0.053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542073464102071" calcext:value-type="float">
            <text:p>0.054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55207346410207" calcext:value-type="float">
            <text:p>0.055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563073464102071" calcext:value-type="float">
            <text:p>0.056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57307346410207" calcext:value-type="float">
            <text:p>0.057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595073464102067" calcext:value-type="float">
            <text:p>0.059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605073464102071" calcext:value-type="float">
            <text:p>0.060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615073464102069" calcext:value-type="float">
            <text:p>0.06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62607346410207" calcext:value-type="float">
            <text:p>0.062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636073464102069" calcext:value-type="float">
            <text:p>0.06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64707346410207" calcext:value-type="float">
            <text:p>0.064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657073464102069" calcext:value-type="float">
            <text:p>0.065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667073464102068" calcext:value-type="float">
            <text:p>0.066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678073464102069" calcext:value-type="float">
            <text:p>0.067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688073464102068" calcext:value-type="float">
            <text:p>0.068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698073464102067" calcext:value-type="float">
            <text:p>0.069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70807346410207" calcext:value-type="float">
            <text:p>0.070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719073464102067" calcext:value-type="float">
            <text:p>0.071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72907346410207" calcext:value-type="float">
            <text:p>0.072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739073464102069" calcext:value-type="float">
            <text:p>0.073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697073464102069" calcext:value-type="float">
            <text:p>0.069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70807346410207" calcext:value-type="float">
            <text:p>0.070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718073464102069" calcext:value-type="float">
            <text:p>0.07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728073464102068" calcext:value-type="float">
            <text:p>0.072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738073464102067" calcext:value-type="float">
            <text:p>0.073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74807346410207" calcext:value-type="float">
            <text:p>0.074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758073464102069" calcext:value-type="float">
            <text:p>0.075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768073464102068" calcext:value-type="float">
            <text:p>0.076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778073464102067" calcext:value-type="float">
            <text:p>0.077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78807346410207" calcext:value-type="float">
            <text:p>0.078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798073464102069" calcext:value-type="float">
            <text:p>0.079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757073464102067" calcext:value-type="float">
            <text:p>0.075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76707346410207" calcext:value-type="float">
            <text:p>0.076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726073464102068" calcext:value-type="float">
            <text:p>0.07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736073464102067" calcext:value-type="float">
            <text:p>0.073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746073464102071" calcext:value-type="float">
            <text:p>0.074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756073464102069" calcext:value-type="float">
            <text:p>0.07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766073464102068" calcext:value-type="float">
            <text:p>0.076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77507346410207" calcext:value-type="float">
            <text:p>0.077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785073464102069" calcext:value-type="float">
            <text:p>0.078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745073464102068" calcext:value-type="float">
            <text:p>0.07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755073464102067" calcext:value-type="float">
            <text:p>0.07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764073464102069" calcext:value-type="float">
            <text:p>0.076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724073464102069" calcext:value-type="float">
            <text:p>0.07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684073464102069" calcext:value-type="float">
            <text:p>0.068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694073464102067" calcext:value-type="float">
            <text:p>0.069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704073464102071" calcext:value-type="float">
            <text:p>0.070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664073464102071" calcext:value-type="float">
            <text:p>0.066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67407346410207" calcext:value-type="float">
            <text:p>0.067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683073464102071" calcext:value-type="float">
            <text:p>0.068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69307346410207" calcext:value-type="float">
            <text:p>0.069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703073464102069" calcext:value-type="float">
            <text:p>0.070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713073464102068" calcext:value-type="float">
            <text:p>0.07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722073464102069" calcext:value-type="float">
            <text:p>0.072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732073464102068" calcext:value-type="float">
            <text:p>0.073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69307346410207" calcext:value-type="float">
            <text:p>0.069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702073464102071" calcext:value-type="float">
            <text:p>0.070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71207346410207" calcext:value-type="float">
            <text:p>0.071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722073464102069" calcext:value-type="float">
            <text:p>0.072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73107346410207" calcext:value-type="float">
            <text:p>0.073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692073464102068" calcext:value-type="float">
            <text:p>0.069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702073464102071" calcext:value-type="float">
            <text:p>0.070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711073464102068" calcext:value-type="float">
            <text:p>0.07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721073464102067" calcext:value-type="float">
            <text:p>0.07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730073464102068" calcext:value-type="float">
            <text:p>0.07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69107346410207" calcext:value-type="float">
            <text:p>0.069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652073464102068" calcext:value-type="float">
            <text:p>0.065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662073464102071" calcext:value-type="float">
            <text:p>0.066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671073464102068" calcext:value-type="float">
            <text:p>0.067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681073464102071" calcext:value-type="float">
            <text:p>0.068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69107346410207" calcext:value-type="float">
            <text:p>0.069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652073464102068" calcext:value-type="float">
            <text:p>0.065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661073464102069" calcext:value-type="float">
            <text:p>0.066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671073464102068" calcext:value-type="float">
            <text:p>0.067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680073464102069" calcext:value-type="float">
            <text:p>0.068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690073464102068" calcext:value-type="float">
            <text:p>0.069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699073464102069" calcext:value-type="float">
            <text:p>0.069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709073464102068" calcext:value-type="float">
            <text:p>0.070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718073464102069" calcext:value-type="float">
            <text:p>0.07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728073464102068" calcext:value-type="float">
            <text:p>0.072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737073464102069" calcext:value-type="float">
            <text:p>0.073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746073464102071" calcext:value-type="float">
            <text:p>0.07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756073464102069" calcext:value-type="float">
            <text:p>0.075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717073464102067" calcext:value-type="float">
            <text:p>0.07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679073464102067" calcext:value-type="float">
            <text:p>0.067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68907346410207" calcext:value-type="float">
            <text:p>0.068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698073464102067" calcext:value-type="float">
            <text:p>0.069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707073464102068" calcext:value-type="float">
            <text:p>0.070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717073464102067" calcext:value-type="float">
            <text:p>0.071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726073464102068" calcext:value-type="float">
            <text:p>0.072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73507346410207" calcext:value-type="float">
            <text:p>0.073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745073464102068" calcext:value-type="float">
            <text:p>0.07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75407346410207" calcext:value-type="float">
            <text:p>0.075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763073464102071" calcext:value-type="float">
            <text:p>0.076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772073464102068" calcext:value-type="float">
            <text:p>0.077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781073464102069" calcext:value-type="float">
            <text:p>0.078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791073464102068" calcext:value-type="float">
            <text:p>0.079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800073464102069" calcext:value-type="float">
            <text:p>0.08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80907346410207" calcext:value-type="float">
            <text:p>0.080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818073464102067" calcext:value-type="float">
            <text:p>0.08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780073464102067" calcext:value-type="float">
            <text:p>0.078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789073464102068" calcext:value-type="float">
            <text:p>0.078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798073464102069" calcext:value-type="float">
            <text:p>0.079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808073464102068" calcext:value-type="float">
            <text:p>0.08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81707346410207" calcext:value-type="float">
            <text:p>0.081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779073464102069" calcext:value-type="float">
            <text:p>0.077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742073464102071" calcext:value-type="float">
            <text:p>0.074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751073464102068" calcext:value-type="float">
            <text:p>0.075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71407346410207" calcext:value-type="float">
            <text:p>0.07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723073464102071" calcext:value-type="float">
            <text:p>0.07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732073464102068" calcext:value-type="float">
            <text:p>0.073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69507346410207" calcext:value-type="float">
            <text:p>0.069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658073464102067" calcext:value-type="float">
            <text:p>0.065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621073464102069" calcext:value-type="float">
            <text:p>0.06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63007346410207" calcext:value-type="float">
            <text:p>0.063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639073464102067" calcext:value-type="float">
            <text:p>0.06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648073464102068" calcext:value-type="float">
            <text:p>0.064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657073464102069" calcext:value-type="float">
            <text:p>0.065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666073464102071" calcext:value-type="float">
            <text:p>0.066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675073464102067" calcext:value-type="float">
            <text:p>0.067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639073464102067" calcext:value-type="float">
            <text:p>0.063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648073464102068" calcext:value-type="float">
            <text:p>0.064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657073464102069" calcext:value-type="float">
            <text:p>0.065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666073464102071" calcext:value-type="float">
            <text:p>0.066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675073464102067" calcext:value-type="float">
            <text:p>0.06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684073464102069" calcext:value-type="float">
            <text:p>0.068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69307346410207" calcext:value-type="float">
            <text:p>0.069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702073464102071" calcext:value-type="float">
            <text:p>0.070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711073464102068" calcext:value-type="float">
            <text:p>0.071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720073464102069" calcext:value-type="float">
            <text:p>0.072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728073464102068" calcext:value-type="float">
            <text:p>0.072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737073464102069" calcext:value-type="float">
            <text:p>0.073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746073464102071" calcext:value-type="float">
            <text:p>0.074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755073464102067" calcext:value-type="float">
            <text:p>0.075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764073464102069" calcext:value-type="float">
            <text:p>0.076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77307346410207" calcext:value-type="float">
            <text:p>0.077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781073464102069" calcext:value-type="float">
            <text:p>0.078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79007346410207" calcext:value-type="float">
            <text:p>0.079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799073464102067" calcext:value-type="float">
            <text:p>0.079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807073464102071" calcext:value-type="float">
            <text:p>0.080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816073464102067" calcext:value-type="float">
            <text:p>0.08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825073464102069" calcext:value-type="float">
            <text:p>0.08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833073464102068" calcext:value-type="float">
            <text:p>0.083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842073464102069" calcext:value-type="float">
            <text:p>0.08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85107346410207" calcext:value-type="float">
            <text:p>0.085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859073464102069" calcext:value-type="float">
            <text:p>0.08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823073464102069" calcext:value-type="float">
            <text:p>0.08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83207346410207" calcext:value-type="float">
            <text:p>0.083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79607346410207" calcext:value-type="float">
            <text:p>0.079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805073464102071" calcext:value-type="float">
            <text:p>0.08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76907346410207" calcext:value-type="float">
            <text:p>0.076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778073464102067" calcext:value-type="float">
            <text:p>0.077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787073464102068" calcext:value-type="float">
            <text:p>0.078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795073464102067" calcext:value-type="float">
            <text:p>0.07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760073464102069" calcext:value-type="float">
            <text:p>0.076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768073464102068" calcext:value-type="float">
            <text:p>0.076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777073464102069" calcext:value-type="float">
            <text:p>0.077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786073464102071" calcext:value-type="float">
            <text:p>0.078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79407346410207" calcext:value-type="float">
            <text:p>0.079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803073464102071" calcext:value-type="float">
            <text:p>0.080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81107346410207" calcext:value-type="float">
            <text:p>0.08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820073464102067" calcext:value-type="float">
            <text:p>0.082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828073464102071" calcext:value-type="float">
            <text:p>0.082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83607346410207" calcext:value-type="float">
            <text:p>0.083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845073464102071" calcext:value-type="float">
            <text:p>0.084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85307346410207" calcext:value-type="float">
            <text:p>0.085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862073464102067" calcext:value-type="float">
            <text:p>0.086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827073464102068" calcext:value-type="float">
            <text:p>0.082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835073464102067" calcext:value-type="float">
            <text:p>0.083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843073464102071" calcext:value-type="float">
            <text:p>0.084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852073464102068" calcext:value-type="float">
            <text:p>0.085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860073464102067" calcext:value-type="float">
            <text:p>0.086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86807346410207" calcext:value-type="float">
            <text:p>0.086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877073464102067" calcext:value-type="float">
            <text:p>0.087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885073464102071" calcext:value-type="float">
            <text:p>0.088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850073464102068" calcext:value-type="float">
            <text:p>0.085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859073464102069" calcext:value-type="float">
            <text:p>0.08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824073464102071" calcext:value-type="float">
            <text:p>0.08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83207346410207" calcext:value-type="float">
            <text:p>0.083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841073464102067" calcext:value-type="float">
            <text:p>0.084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84907346410207" calcext:value-type="float">
            <text:p>0.084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81507346410207" calcext:value-type="float">
            <text:p>0.08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823073464102069" calcext:value-type="float">
            <text:p>0.08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78807346410207" calcext:value-type="float">
            <text:p>0.078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797073464102067" calcext:value-type="float">
            <text:p>0.079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805073464102071" calcext:value-type="float">
            <text:p>0.080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81307346410207" calcext:value-type="float">
            <text:p>0.08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822073464102071" calcext:value-type="float">
            <text:p>0.082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787073464102068" calcext:value-type="float">
            <text:p>0.07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753073464102068" calcext:value-type="float">
            <text:p>0.075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762073464102069" calcext:value-type="float">
            <text:p>0.076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770073464102068" calcext:value-type="float">
            <text:p>0.077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778073464102067" calcext:value-type="float">
            <text:p>0.07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744073464102071" calcext:value-type="float">
            <text:p>0.074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75207346410207" calcext:value-type="float">
            <text:p>0.07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761073464102067" calcext:value-type="float">
            <text:p>0.076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76907346410207" calcext:value-type="float">
            <text:p>0.076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777073464102069" calcext:value-type="float">
            <text:p>0.077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785073464102069" calcext:value-type="float">
            <text:p>0.07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793073464102068" calcext:value-type="float">
            <text:p>0.079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802073464102069" calcext:value-type="float">
            <text:p>0.080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810073464102068" calcext:value-type="float">
            <text:p>0.08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818073464102067" calcext:value-type="float">
            <text:p>0.08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826073464102071" calcext:value-type="float">
            <text:p>0.082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83407346410207" calcext:value-type="float">
            <text:p>0.083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842073464102069" calcext:value-type="float">
            <text:p>0.084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850073464102068" calcext:value-type="float">
            <text:p>0.085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858073464102067" calcext:value-type="float">
            <text:p>0.085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866073464102071" calcext:value-type="float">
            <text:p>0.086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87407346410207" calcext:value-type="float">
            <text:p>0.087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882073464102069" calcext:value-type="float">
            <text:p>0.088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890073464102068" calcext:value-type="float">
            <text:p>0.089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898073464102067" calcext:value-type="float">
            <text:p>0.089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906073464102071" calcext:value-type="float">
            <text:p>0.090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91407346410207" calcext:value-type="float">
            <text:p>0.091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922073464102069" calcext:value-type="float">
            <text:p>0.09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930073464102068" calcext:value-type="float">
            <text:p>0.093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938073464102067" calcext:value-type="float">
            <text:p>0.093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945073464102069" calcext:value-type="float">
            <text:p>0.094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953073464102068" calcext:value-type="float">
            <text:p>0.095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961073464102067" calcext:value-type="float">
            <text:p>0.096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928073464102068" calcext:value-type="float">
            <text:p>0.09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89507346410207" calcext:value-type="float">
            <text:p>0.089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903073464102069" calcext:value-type="float">
            <text:p>0.090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911073464102068" calcext:value-type="float">
            <text:p>0.091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91807346410207" calcext:value-type="float">
            <text:p>0.09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926073464102069" calcext:value-type="float">
            <text:p>0.092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934073464102068" calcext:value-type="float">
            <text:p>0.09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942073464102067" calcext:value-type="float">
            <text:p>0.094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909073464102068" calcext:value-type="float">
            <text:p>0.090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917073464102067" calcext:value-type="float">
            <text:p>0.091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924073464102069" calcext:value-type="float">
            <text:p>0.09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892073464102068" calcext:value-type="float">
            <text:p>0.089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899073464102069" calcext:value-type="float">
            <text:p>0.08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867073464102068" calcext:value-type="float">
            <text:p>0.086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875073464102067" calcext:value-type="float">
            <text:p>0.087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882073464102069" calcext:value-type="float">
            <text:p>0.088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850073464102068" calcext:value-type="float">
            <text:p>0.085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858073464102067" calcext:value-type="float">
            <text:p>0.08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865073464102069" calcext:value-type="float">
            <text:p>0.086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873073464102068" calcext:value-type="float">
            <text:p>0.087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841073464102067" calcext:value-type="float">
            <text:p>0.084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84907346410207" calcext:value-type="float">
            <text:p>0.084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856073464102067" calcext:value-type="float">
            <text:p>0.08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64073464102071" calcext:value-type="float">
            <text:p>0.086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87207346410207" calcext:value-type="float">
            <text:p>0.087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879073464102067" calcext:value-type="float">
            <text:p>0.087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887073464102071" calcext:value-type="float">
            <text:p>0.088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85507346410207" calcext:value-type="float">
            <text:p>0.085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863073464102069" calcext:value-type="float">
            <text:p>0.086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87007346410207" calcext:value-type="float">
            <text:p>0.087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878073464102069" calcext:value-type="float">
            <text:p>0.087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846073464102068" calcext:value-type="float">
            <text:p>0.084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854073464102068" calcext:value-type="float">
            <text:p>0.085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861073464102069" calcext:value-type="float">
            <text:p>0.086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869073464102068" calcext:value-type="float">
            <text:p>0.086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837073464102067" calcext:value-type="float">
            <text:p>0.083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845073464102071" calcext:value-type="float">
            <text:p>0.0845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81307346410207" calcext:value-type="float">
            <text:p>0.08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820073464102067" calcext:value-type="float">
            <text:p>0.082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828073464102071" calcext:value-type="float">
            <text:p>0.082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83607346410207" calcext:value-type="float">
            <text:p>0.083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843073464102071" calcext:value-type="float">
            <text:p>0.084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85107346410207" calcext:value-type="float">
            <text:p>0.085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859073464102069" calcext:value-type="float">
            <text:p>0.085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866073464102071" calcext:value-type="float">
            <text:p>0.086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87407346410207" calcext:value-type="float">
            <text:p>0.087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881073464102067" calcext:value-type="float">
            <text:p>0.08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88907346410207" calcext:value-type="float">
            <text:p>0.088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857073464102069" calcext:value-type="float">
            <text:p>0.085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865073464102069" calcext:value-type="float">
            <text:p>0.086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87207346410207" calcext:value-type="float">
            <text:p>0.087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880073464102069" calcext:value-type="float">
            <text:p>0.088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887073464102071" calcext:value-type="float">
            <text:p>0.088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89507346410207" calcext:value-type="float">
            <text:p>0.089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902073464102067" calcext:value-type="float">
            <text:p>0.090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91007346410207" calcext:value-type="float">
            <text:p>0.091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917073464102067" calcext:value-type="float">
            <text:p>0.091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924073464102069" calcext:value-type="float">
            <text:p>0.092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932073464102068" calcext:value-type="float">
            <text:p>0.093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939073464102069" calcext:value-type="float">
            <text:p>0.093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947073464102069" calcext:value-type="float">
            <text:p>0.094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95407346410207" calcext:value-type="float">
            <text:p>0.095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961073464102067" calcext:value-type="float">
            <text:p>0.096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96907346410207" calcext:value-type="float">
            <text:p>0.096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976073464102067" calcext:value-type="float">
            <text:p>0.097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945073464102069" calcext:value-type="float">
            <text:p>0.094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95207346410207" calcext:value-type="float">
            <text:p>0.095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921073464102067" calcext:value-type="float">
            <text:p>0.092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928073464102068" calcext:value-type="float">
            <text:p>0.092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936073464102068" calcext:value-type="float">
            <text:p>0.093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905073464102069" calcext:value-type="float">
            <text:p>0.090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91207346410207" calcext:value-type="float">
            <text:p>0.091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920073464102069" calcext:value-type="float">
            <text:p>0.092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927073464102071" calcext:value-type="float">
            <text:p>0.092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934073464102068" calcext:value-type="float">
            <text:p>0.093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941073464102069" calcext:value-type="float">
            <text:p>0.094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911073464102068" calcext:value-type="float">
            <text:p>0.091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91807346410207" calcext:value-type="float">
            <text:p>0.091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925073464102071" calcext:value-type="float">
            <text:p>0.092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932073464102068" calcext:value-type="float">
            <text:p>0.093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902073464102067" calcext:value-type="float">
            <text:p>0.090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909073464102068" calcext:value-type="float">
            <text:p>0.090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879073464102067" calcext:value-type="float">
            <text:p>0.087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886073464102068" calcext:value-type="float">
            <text:p>0.088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89307346410207" calcext:value-type="float">
            <text:p>0.089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900073464102067" calcext:value-type="float">
            <text:p>0.090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90807346410207" calcext:value-type="float">
            <text:p>0.090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915073464102068" calcext:value-type="float">
            <text:p>0.091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922073464102069" calcext:value-type="float">
            <text:p>0.092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929073464102071" calcext:value-type="float">
            <text:p>0.092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936073464102068" calcext:value-type="float">
            <text:p>0.093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944073464102071" calcext:value-type="float">
            <text:p>0.094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913073464102068" calcext:value-type="float">
            <text:p>0.091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920073464102069" calcext:value-type="float">
            <text:p>0.092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928073464102068" calcext:value-type="float">
            <text:p>0.092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93507346410207" calcext:value-type="float">
            <text:p>0.093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905073464102069" calcext:value-type="float">
            <text:p>0.090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875073464102067" calcext:value-type="float">
            <text:p>0.0875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882073464102069" calcext:value-type="float">
            <text:p>0.088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88907346410207" calcext:value-type="float">
            <text:p>0.088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859073464102069" calcext:value-type="float">
            <text:p>0.085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866073464102071" calcext:value-type="float">
            <text:p>0.086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83607346410207" calcext:value-type="float">
            <text:p>0.083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806073464102069" calcext:value-type="float">
            <text:p>0.080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81307346410207" calcext:value-type="float">
            <text:p>0.081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784073464102071" calcext:value-type="float">
            <text:p>0.078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791073464102068" calcext:value-type="float">
            <text:p>0.079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798073464102069" calcext:value-type="float">
            <text:p>0.079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805073464102071" calcext:value-type="float">
            <text:p>0.080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812073464102068" calcext:value-type="float">
            <text:p>0.081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783073464102069" calcext:value-type="float">
            <text:p>0.078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79007346410207" calcext:value-type="float">
            <text:p>0.079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797073464102067" calcext:value-type="float">
            <text:p>0.0797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804073464102069" calcext:value-type="float">
            <text:p>0.080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81107346410207" calcext:value-type="float">
            <text:p>0.081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818073464102067" calcext:value-type="float">
            <text:p>0.08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826073464102071" calcext:value-type="float">
            <text:p>0.082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79607346410207" calcext:value-type="float">
            <text:p>0.07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803073464102071" calcext:value-type="float">
            <text:p>0.080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810073464102068" calcext:value-type="float">
            <text:p>0.081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81707346410207" calcext:value-type="float">
            <text:p>0.081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824073464102071" calcext:value-type="float">
            <text:p>0.082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831073464102068" calcext:value-type="float">
            <text:p>0.083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839073464102067" calcext:value-type="float">
            <text:p>0.083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846073464102068" calcext:value-type="float">
            <text:p>0.084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85307346410207" calcext:value-type="float">
            <text:p>0.085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860073464102067" calcext:value-type="float">
            <text:p>0.086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83007346410207" calcext:value-type="float">
            <text:p>0.083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801073464102067" calcext:value-type="float">
            <text:p>0.080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808073464102068" calcext:value-type="float">
            <text:p>0.080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81507346410207" calcext:value-type="float">
            <text:p>0.081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822073464102071" calcext:value-type="float">
            <text:p>0.082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829073464102068" calcext:value-type="float">
            <text:p>0.082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800073464102069" calcext:value-type="float">
            <text:p>0.08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807073464102071" calcext:value-type="float">
            <text:p>0.080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814073464102068" calcext:value-type="float">
            <text:p>0.081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821073464102069" calcext:value-type="float">
            <text:p>0.082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828073464102071" calcext:value-type="float">
            <text:p>0.082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835073464102067" calcext:value-type="float">
            <text:p>0.083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842073464102069" calcext:value-type="float">
            <text:p>0.084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84907346410207" calcext:value-type="float">
            <text:p>0.084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856073464102067" calcext:value-type="float">
            <text:p>0.085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863073464102069" calcext:value-type="float">
            <text:p>0.086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87007346410207" calcext:value-type="float">
            <text:p>0.087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877073464102067" calcext:value-type="float">
            <text:p>0.087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883073464102071" calcext:value-type="float">
            <text:p>0.088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890073464102068" calcext:value-type="float">
            <text:p>0.089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89707346410207" calcext:value-type="float">
            <text:p>0.089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904073464102071" calcext:value-type="float">
            <text:p>0.090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911073464102068" calcext:value-type="float">
            <text:p>0.091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91807346410207" calcext:value-type="float">
            <text:p>0.091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924073464102069" calcext:value-type="float">
            <text:p>0.092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93107346410207" calcext:value-type="float">
            <text:p>0.09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938073464102067" calcext:value-type="float">
            <text:p>0.093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909073464102068" calcext:value-type="float">
            <text:p>0.090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91607346410207" calcext:value-type="float">
            <text:p>0.091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923073464102071" calcext:value-type="float">
            <text:p>0.092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894073464102068" calcext:value-type="float">
            <text:p>0.089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901073464102069" calcext:value-type="float">
            <text:p>0.090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873073464102068" calcext:value-type="float">
            <text:p>0.087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880073464102069" calcext:value-type="float">
            <text:p>0.088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85107346410207" calcext:value-type="float">
            <text:p>0.085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858073464102067" calcext:value-type="float">
            <text:p>0.085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865073464102069" calcext:value-type="float">
            <text:p>0.086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871073464102068" calcext:value-type="float">
            <text:p>0.087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878073464102069" calcext:value-type="float">
            <text:p>0.087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850073464102068" calcext:value-type="float">
            <text:p>0.085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857073464102069" calcext:value-type="float">
            <text:p>0.085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863073464102069" calcext:value-type="float">
            <text:p>0.086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87007346410207" calcext:value-type="float">
            <text:p>0.087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877073464102067" calcext:value-type="float">
            <text:p>0.087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0884073464102069" calcext:value-type="float">
            <text:p>0.088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0856073464102067" calcext:value-type="float">
            <text:p>0.085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862073464102067" calcext:value-type="float">
            <text:p>0.086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83407346410207" calcext:value-type="float">
            <text:p>0.083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806073464102069" calcext:value-type="float">
            <text:p>0.080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778073464102067" calcext:value-type="float">
            <text:p>0.077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785073464102069" calcext:value-type="float">
            <text:p>0.078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79207346410207" calcext:value-type="float">
            <text:p>0.079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799073464102067" calcext:value-type="float">
            <text:p>0.079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805073464102071" calcext:value-type="float">
            <text:p>0.080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812073464102068" calcext:value-type="float">
            <text:p>0.081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784073464102071" calcext:value-type="float">
            <text:p>0.078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791073464102068" calcext:value-type="float">
            <text:p>0.079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763073464102071" calcext:value-type="float">
            <text:p>0.076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770073464102068" calcext:value-type="float">
            <text:p>0.077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777073464102069" calcext:value-type="float">
            <text:p>0.077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783073464102069" calcext:value-type="float">
            <text:p>0.078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79007346410207" calcext:value-type="float">
            <text:p>0.079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762073464102069" calcext:value-type="float">
            <text:p>0.076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076907346410207" calcext:value-type="float">
            <text:p>0.076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0776073464102067" calcext:value-type="float">
            <text:p>0.077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782073464102071" calcext:value-type="float">
            <text:p>0.078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789073464102068" calcext:value-type="float">
            <text:p>0.078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762073464102069" calcext:value-type="float">
            <text:p>0.076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768073464102068" calcext:value-type="float">
            <text:p>0.076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77507346410207" calcext:value-type="float">
            <text:p>0.077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782073464102071" calcext:value-type="float">
            <text:p>0.078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78807346410207" calcext:value-type="float">
            <text:p>0.078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795073464102067" calcext:value-type="float">
            <text:p>0.079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802073464102069" calcext:value-type="float">
            <text:p>0.080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774073464102068" calcext:value-type="float">
            <text:p>0.077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747073464102068" calcext:value-type="float">
            <text:p>0.074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753073464102068" calcext:value-type="float">
            <text:p>0.075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760073464102069" calcext:value-type="float">
            <text:p>0.076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76707346410207" calcext:value-type="float">
            <text:p>0.076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77307346410207" calcext:value-type="float">
            <text:p>0.077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746073464102071" calcext:value-type="float">
            <text:p>0.074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719073464102067" calcext:value-type="float">
            <text:p>0.071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692073464102068" calcext:value-type="float">
            <text:p>0.069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665073464102068" calcext:value-type="float">
            <text:p>0.066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638073464102069" calcext:value-type="float">
            <text:p>0.063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61107346410207" calcext:value-type="float">
            <text:p>0.061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591073464102068" calcext:value-type="float">
            <text:p>0.059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597073464102067" calcext:value-type="float">
            <text:p>0.059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57107346410207" calcext:value-type="float">
            <text:p>0.057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577073464102069" calcext:value-type="float">
            <text:p>0.057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551073464102068" calcext:value-type="float">
            <text:p>0.055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557073464102067" calcext:value-type="float">
            <text:p>0.055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564073464102068" calcext:value-type="float">
            <text:p>0.056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57107346410207" calcext:value-type="float">
            <text:p>0.057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577073464102069" calcext:value-type="float">
            <text:p>0.05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0591073464102068" calcext:value-type="float">
            <text:p>0.059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0597073464102067" calcext:value-type="float">
            <text:p>0.059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0604073464102068" calcext:value-type="float">
            <text:p>0.0604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61107346410207" calcext:value-type="float">
            <text:p>0.061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0617073464102069" calcext:value-type="float">
            <text:p>0.061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0591073464102068" calcext:value-type="float">
            <text:p>0.059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0597073464102067" calcext:value-type="float">
            <text:p>0.059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604073464102068" calcext:value-type="float">
            <text:p>0.060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610073464102068" calcext:value-type="float">
            <text:p>0.061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617073464102069" calcext:value-type="float">
            <text:p>0.061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624073464102071" calcext:value-type="float">
            <text:p>0.062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63007346410207" calcext:value-type="float">
            <text:p>0.063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637073464102067" calcext:value-type="float">
            <text:p>0.063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643073464102071" calcext:value-type="float">
            <text:p>0.064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650073464102068" calcext:value-type="float">
            <text:p>0.065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656073464102067" calcext:value-type="float">
            <text:p>0.065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663073464102069" calcext:value-type="float">
            <text:p>0.066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0669073464102068" calcext:value-type="float">
            <text:p>0.066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0643073464102071" calcext:value-type="float">
            <text:p>0.064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650073464102068" calcext:value-type="float">
            <text:p>0.065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0656073464102067" calcext:value-type="float">
            <text:p>0.065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0663073464102069" calcext:value-type="float">
            <text:p>0.066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0636073464102069" calcext:value-type="float">
            <text:p>0.063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643073464102071" calcext:value-type="float">
            <text:p>0.064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0617073464102069" calcext:value-type="float">
            <text:p>0.061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0591073464102068" calcext:value-type="float">
            <text:p>0.059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0597073464102067" calcext:value-type="float">
            <text:p>0.059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057107346410207" calcext:value-type="float">
            <text:p>0.057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0577073464102069" calcext:value-type="float">
            <text:p>0.057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0558073464102069" calcext:value-type="float">
            <text:p>0.055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565073464102071" calcext:value-type="float">
            <text:p>0.056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57107346410207" calcext:value-type="float">
            <text:p>0.057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578073464102067" calcext:value-type="float">
            <text:p>0.057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558073464102069" calcext:value-type="float">
            <text:p>0.055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565073464102071" calcext:value-type="float">
            <text:p>0.056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057107346410207" calcext:value-type="float">
            <text:p>0.057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578073464102067" calcext:value-type="float">
            <text:p>0.057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59007346410207" calcext:value-type="float">
            <text:p>0.059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0597073464102067" calcext:value-type="float">
            <text:p>0.059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0603073464102071" calcext:value-type="float">
            <text:p>0.060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0610073464102068" calcext:value-type="float">
            <text:p>0.061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0558073464102069" calcext:value-type="float">
            <text:p>0.055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053307346410207" calcext:value-type="float">
            <text:p>0.053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539073464102069" calcext:value-type="float">
            <text:p>0.053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054607346410207" calcext:value-type="float">
            <text:p>0.054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55207346410207" calcext:value-type="float">
            <text:p>0.055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0526073464102068" calcext:value-type="float">
            <text:p>0.052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053307346410207" calcext:value-type="float">
            <text:p>0.053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0539073464102069" calcext:value-type="float">
            <text:p>0.053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054607346410207" calcext:value-type="float">
            <text:p>0.054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55207346410207" calcext:value-type="float">
            <text:p>0.055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559073464102067" calcext:value-type="float">
            <text:p>0.0559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565073464102071" calcext:value-type="float">
            <text:p>0.056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057107346410207" calcext:value-type="float">
            <text:p>0.057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0578073464102067" calcext:value-type="float">
            <text:p>0.057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584073464102071" calcext:value-type="float">
            <text:p>0.058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059007346410207" calcext:value-type="float">
            <text:p>0.059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0597073464102067" calcext:value-type="float">
            <text:p>0.059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0603073464102071" calcext:value-type="float">
            <text:p>0.060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60907346410207" calcext:value-type="float">
            <text:p>0.060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616073464102067" calcext:value-type="float">
            <text:p>0.061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59007346410207" calcext:value-type="float">
            <text:p>0.059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0597073464102067" calcext:value-type="float">
            <text:p>0.059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603073464102071" calcext:value-type="float">
            <text:p>0.060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60907346410207" calcext:value-type="float">
            <text:p>0.060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615073464102069" calcext:value-type="float">
            <text:p>0.061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0622073464102071" calcext:value-type="float">
            <text:p>0.062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062807346410207" calcext:value-type="float">
            <text:p>0.062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063407346410207" calcext:value-type="float">
            <text:p>0.0634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0641073464102071" calcext:value-type="float">
            <text:p>0.064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64707346410207" calcext:value-type="float">
            <text:p>0.064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065307346410207" calcext:value-type="float">
            <text:p>0.065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0659073464102069" calcext:value-type="float">
            <text:p>0.065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0665073464102068" calcext:value-type="float">
            <text:p>0.066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067207346410207" calcext:value-type="float">
            <text:p>0.067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678073464102069" calcext:value-type="float">
            <text:p>0.067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684073464102069" calcext:value-type="float">
            <text:p>0.068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690073464102068" calcext:value-type="float">
            <text:p>0.069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0696073464102067" calcext:value-type="float">
            <text:p>0.069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0671073464102068" calcext:value-type="float">
            <text:p>0.067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0646073464102068" calcext:value-type="float">
            <text:p>0.064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0652073464102068" calcext:value-type="float">
            <text:p>0.065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0659073464102069" calcext:value-type="float">
            <text:p>0.0659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0665073464102068" calcext:value-type="float">
            <text:p>0.066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671073464102068" calcext:value-type="float">
            <text:p>0.067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646073464102068" calcext:value-type="float">
            <text:p>0.064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0652073464102068" calcext:value-type="float">
            <text:p>0.065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0658073464102067" calcext:value-type="float">
            <text:p>0.065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0664073464102071" calcext:value-type="float">
            <text:p>0.066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0640073464102069" calcext:value-type="float">
            <text:p>0.064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0646073464102068" calcext:value-type="float">
            <text:p>0.064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0652073464102068" calcext:value-type="float">
            <text:p>0.065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658073464102067" calcext:value-type="float">
            <text:p>0.065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0633073464102067" calcext:value-type="float">
            <text:p>0.063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0639073464102067" calcext:value-type="float">
            <text:p>0.063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615073464102069" calcext:value-type="float">
            <text:p>0.061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059007346410207" calcext:value-type="float">
            <text:p>0.059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0596073464102069" calcext:value-type="float">
            <text:p>0.059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0572073464102068" calcext:value-type="float">
            <text:p>0.057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578073464102067" calcext:value-type="float">
            <text:p>0.057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553073464102067" calcext:value-type="float">
            <text:p>0.055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0559073464102067" calcext:value-type="float">
            <text:p>0.055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566073464102068" calcext:value-type="float">
            <text:p>0.056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0572073464102068" calcext:value-type="float">
            <text:p>0.057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0547073464102068" calcext:value-type="float">
            <text:p>0.054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553073464102067" calcext:value-type="float">
            <text:p>0.055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0560073464102069" calcext:value-type="float">
            <text:p>0.056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535073464102069" calcext:value-type="float">
            <text:p>0.053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541073464102069" calcext:value-type="float">
            <text:p>0.054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547073464102068" calcext:value-type="float">
            <text:p>0.054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0523073464102071" calcext:value-type="float">
            <text:p>0.052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052907346410207" calcext:value-type="float">
            <text:p>0.052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0535073464102069" calcext:value-type="float">
            <text:p>0.053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0511073464102068" calcext:value-type="float">
            <text:p>0.051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048707346410207" calcext:value-type="float">
            <text:p>0.048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463073464102068" calcext:value-type="float">
            <text:p>0.046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439073464102071" calcext:value-type="float">
            <text:p>0.0439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0445073464102071" calcext:value-type="float">
            <text:p>0.044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421073464102069" calcext:value-type="float">
            <text:p>0.042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0427073464102068" calcext:value-type="float">
            <text:p>0.042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0433073464102067" calcext:value-type="float">
            <text:p>0.043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0439073464102071" calcext:value-type="float">
            <text:p>0.043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415073464102069" calcext:value-type="float">
            <text:p>0.041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421073464102069" calcext:value-type="float">
            <text:p>0.042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0427073464102068" calcext:value-type="float">
            <text:p>0.042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404073464102068" calcext:value-type="float">
            <text:p>0.040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0410073464102068" calcext:value-type="float">
            <text:p>0.041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038607346410207" calcext:value-type="float">
            <text:p>0.038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362073464102068" calcext:value-type="float">
            <text:p>0.036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0338073464102067" calcext:value-type="float">
            <text:p>0.033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34407346410207" calcext:value-type="float">
            <text:p>0.034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35007346410207" calcext:value-type="float">
            <text:p>0.035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357073464102067" calcext:value-type="float">
            <text:p>0.035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333073464102069" calcext:value-type="float">
            <text:p>0.033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0309073464102068" calcext:value-type="float">
            <text:p>0.030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315073464102067" calcext:value-type="float">
            <text:p>0.031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0322073464102068" calcext:value-type="float">
            <text:p>0.032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0328073464102068" calcext:value-type="float">
            <text:p>0.032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030407346410207" calcext:value-type="float">
            <text:p>0.030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31007346410207" calcext:value-type="float">
            <text:p>0.031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0316073464102069" calcext:value-type="float">
            <text:p>0.031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0322073464102068" calcext:value-type="float">
            <text:p>0.032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032907346410207" calcext:value-type="float">
            <text:p>0.032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0335073464102069" calcext:value-type="float">
            <text:p>0.033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0341073464102069" calcext:value-type="float">
            <text:p>0.034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317073464102067" calcext:value-type="float">
            <text:p>0.031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0294073464102067" calcext:value-type="float">
            <text:p>0.029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300073464102071" calcext:value-type="float">
            <text:p>0.030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30607346410207" calcext:value-type="float">
            <text:p>0.030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31207346410207" calcext:value-type="float">
            <text:p>0.031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0318073464102069" calcext:value-type="float">
            <text:p>0.031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0324073464102068" calcext:value-type="float">
            <text:p>0.032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0330073464102067" calcext:value-type="float">
            <text:p>0.033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0337073464102069" calcext:value-type="float">
            <text:p>0.033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343073464102068" calcext:value-type="float">
            <text:p>0.034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349073464102068" calcext:value-type="float">
            <text:p>0.034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355073464102067" calcext:value-type="float">
            <text:p>0.035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0361073464102071" calcext:value-type="float">
            <text:p>0.036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036707346410207" calcext:value-type="float">
            <text:p>0.036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0373073464102069" calcext:value-type="float">
            <text:p>0.037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0379073464102069" calcext:value-type="float">
            <text:p>0.037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0385073464102068" calcext:value-type="float">
            <text:p>0.0385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0391073464102067" calcext:value-type="float">
            <text:p>0.039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0374073464102067" calcext:value-type="float">
            <text:p>0.037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380073464102071" calcext:value-type="float">
            <text:p>0.038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038607346410207" calcext:value-type="float">
            <text:p>0.038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039207346410207" calcext:value-type="float">
            <text:p>0.039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0398073464102069" calcext:value-type="float">
            <text:p>0.039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404073464102068" calcext:value-type="float">
            <text:p>0.040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040907346410207" calcext:value-type="float">
            <text:p>0.040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415073464102069" calcext:value-type="float">
            <text:p>0.041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39207346410207" calcext:value-type="float">
            <text:p>0.039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0398073464102069" calcext:value-type="float">
            <text:p>0.039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0404073464102068" calcext:value-type="float">
            <text:p>0.040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410073464102068" calcext:value-type="float">
            <text:p>0.041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0416073464102067" calcext:value-type="float">
            <text:p>0.041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0422073464102071" calcext:value-type="float">
            <text:p>0.042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042807346410207" calcext:value-type="float">
            <text:p>0.042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0434073464102069" calcext:value-type="float">
            <text:p>0.043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440073464102069" calcext:value-type="float">
            <text:p>0.044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445073464102071" calcext:value-type="float">
            <text:p>0.044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045107346410207" calcext:value-type="float">
            <text:p>0.045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042807346410207" calcext:value-type="float">
            <text:p>0.042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0434073464102069" calcext:value-type="float">
            <text:p>0.043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440073464102069" calcext:value-type="float">
            <text:p>0.044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417073464102069" calcext:value-type="float">
            <text:p>0.041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0423073464102068" calcext:value-type="float">
            <text:p>0.042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400073464102069" calcext:value-type="float">
            <text:p>0.040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0406073464102068" calcext:value-type="float">
            <text:p>0.040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0383073464102068" calcext:value-type="float">
            <text:p>0.038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389073464102068" calcext:value-type="float">
            <text:p>0.0389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0395073464102067" calcext:value-type="float">
            <text:p>0.039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0401073464102071" calcext:value-type="float">
            <text:p>0.040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378073464102067" calcext:value-type="float">
            <text:p>0.03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38407346410207" calcext:value-type="float">
            <text:p>0.038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039007346410207" calcext:value-type="float">
            <text:p>0.039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036707346410207" calcext:value-type="float">
            <text:p>0.036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0373073464102069" calcext:value-type="float">
            <text:p>0.037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0379073464102069" calcext:value-type="float">
            <text:p>0.037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0385073464102068" calcext:value-type="float">
            <text:p>0.038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0391073464102067" calcext:value-type="float">
            <text:p>0.039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0374073464102067" calcext:value-type="float">
            <text:p>0.037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380073464102071" calcext:value-type="float">
            <text:p>0.038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385073464102068" calcext:value-type="float">
            <text:p>0.038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391073464102067" calcext:value-type="float">
            <text:p>0.039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0397073464102067" calcext:value-type="float">
            <text:p>0.039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0403073464102071" calcext:value-type="float">
            <text:p>0.040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040907346410207" calcext:value-type="float">
            <text:p>0.040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038607346410207" calcext:value-type="float">
            <text:p>0.038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039207346410207" calcext:value-type="float">
            <text:p>0.039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36907346410207" calcext:value-type="float">
            <text:p>0.036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0375073464102069" calcext:value-type="float">
            <text:p>0.037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0381073464102069" calcext:value-type="float">
            <text:p>0.038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387073464102068" calcext:value-type="float">
            <text:p>0.038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0364073464102068" calcext:value-type="float">
            <text:p>0.036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370073464102068" calcext:value-type="float">
            <text:p>0.037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0376073464102067" calcext:value-type="float">
            <text:p>0.037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382073464102071" calcext:value-type="float">
            <text:p>0.038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38807346410207" calcext:value-type="float">
            <text:p>0.038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393073464102067" calcext:value-type="float">
            <text:p>0.039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037107346410207" calcext:value-type="float">
            <text:p>0.037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0377073464102069" calcext:value-type="float">
            <text:p>0.037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0354073464102069" calcext:value-type="float">
            <text:p>0.035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360073464102069" calcext:value-type="float">
            <text:p>0.036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366073464102068" calcext:value-type="float">
            <text:p>0.036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034407346410207" calcext:value-type="float">
            <text:p>0.0344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35007346410207" calcext:value-type="float">
            <text:p>0.035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32707346410207" calcext:value-type="float">
            <text:p>0.032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0333073464102069" calcext:value-type="float">
            <text:p>0.033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0339073464102069" calcext:value-type="float">
            <text:p>0.033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345073464102068" calcext:value-type="float">
            <text:p>0.0345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032307346410207" calcext:value-type="float">
            <text:p>0.032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328073464102068" calcext:value-type="float">
            <text:p>0.032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334073464102067" calcext:value-type="float">
            <text:p>0.0334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0340073464102071" calcext:value-type="float">
            <text:p>0.034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0345073464102068" calcext:value-type="float">
            <text:p>0.0345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351073464102067" calcext:value-type="float">
            <text:p>0.035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0357073464102067" calcext:value-type="float">
            <text:p>0.035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0363073464102071" calcext:value-type="float">
            <text:p>0.036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374073464102067" calcext:value-type="float">
            <text:p>0.037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380073464102071" calcext:value-type="float">
            <text:p>0.038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0385073464102068" calcext:value-type="float">
            <text:p>0.038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363073464102071" calcext:value-type="float">
            <text:p>0.036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0341073464102069" calcext:value-type="float">
            <text:p>0.034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0347073464102068" calcext:value-type="float">
            <text:p>0.034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032507346410207" calcext:value-type="float">
            <text:p>0.032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033107346410207" calcext:value-type="float">
            <text:p>0.033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0337073464102069" calcext:value-type="float">
            <text:p>0.033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0342073464102071" calcext:value-type="float">
            <text:p>0.034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320073464102069" calcext:value-type="float">
            <text:p>0.032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326073464102068" calcext:value-type="float">
            <text:p>0.032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0332073464102067" calcext:value-type="float">
            <text:p>0.033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337073464102069" calcext:value-type="float">
            <text:p>0.033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0343073464102068" calcext:value-type="float">
            <text:p>0.034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0349073464102068" calcext:value-type="float">
            <text:p>0.034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32707346410207" calcext:value-type="float">
            <text:p>0.032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0305073464102068" calcext:value-type="float">
            <text:p>0.030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0311073464102067" calcext:value-type="float">
            <text:p>0.031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0317073464102067" calcext:value-type="float">
            <text:p>0.031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0322073464102068" calcext:value-type="float">
            <text:p>0.032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0328073464102068" calcext:value-type="float">
            <text:p>0.032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0333073464102069" calcext:value-type="float">
            <text:p>0.033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339073464102069" calcext:value-type="float">
            <text:p>0.033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345073464102068" calcext:value-type="float">
            <text:p>0.034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35007346410207" calcext:value-type="float">
            <text:p>0.035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356073464102069" calcext:value-type="float">
            <text:p>0.035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0361073464102071" calcext:value-type="float">
            <text:p>0.036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036707346410207" calcext:value-type="float">
            <text:p>0.0367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0373073464102069" calcext:value-type="float">
            <text:p>0.0373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0378073464102067" calcext:value-type="float">
            <text:p>0.037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038407346410207" calcext:value-type="float">
            <text:p>0.038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389073464102068" calcext:value-type="float">
            <text:p>0.038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373073464102069" calcext:value-type="float">
            <text:p>0.0373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35207346410207" calcext:value-type="float">
            <text:p>0.035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0357073464102067" calcext:value-type="float">
            <text:p>0.035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0363073464102071" calcext:value-type="float">
            <text:p>0.036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036907346410207" calcext:value-type="float">
            <text:p>0.036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0347073464102068" calcext:value-type="float">
            <text:p>0.034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0353073464102067" calcext:value-type="float">
            <text:p>0.035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0358073464102069" calcext:value-type="float">
            <text:p>0.035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0364073464102068" calcext:value-type="float">
            <text:p>0.036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36907346410207" calcext:value-type="float">
            <text:p>0.036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0375073464102069" calcext:value-type="float">
            <text:p>0.037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0353073464102067" calcext:value-type="float">
            <text:p>0.035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0332073464102067" calcext:value-type="float">
            <text:p>0.0332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0338073464102067" calcext:value-type="float">
            <text:p>0.033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343073464102068" calcext:value-type="float">
            <text:p>0.034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349073464102068" calcext:value-type="float">
            <text:p>0.0349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0354073464102069" calcext:value-type="float">
            <text:p>0.0354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0360073464102069" calcext:value-type="float">
            <text:p>0.036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036507346410207" calcext:value-type="float">
            <text:p>0.036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34407346410207" calcext:value-type="float">
            <text:p>0.034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32307346410207" calcext:value-type="float">
            <text:p>0.032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328073464102068" calcext:value-type="float">
            <text:p>0.032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334073464102067" calcext:value-type="float">
            <text:p>0.033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339073464102069" calcext:value-type="float">
            <text:p>0.033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345073464102068" calcext:value-type="float">
            <text:p>0.0345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35007346410207" calcext:value-type="float">
            <text:p>0.035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356073464102069" calcext:value-type="float">
            <text:p>0.035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361073464102071" calcext:value-type="float">
            <text:p>0.036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36707346410207" calcext:value-type="float">
            <text:p>0.036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372073464102067" calcext:value-type="float">
            <text:p>0.037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378073464102067" calcext:value-type="float">
            <text:p>0.037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383073464102068" calcext:value-type="float">
            <text:p>0.038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38807346410207" calcext:value-type="float">
            <text:p>0.038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394073464102069" calcext:value-type="float">
            <text:p>0.039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373073464102069" calcext:value-type="float">
            <text:p>0.037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35207346410207" calcext:value-type="float">
            <text:p>0.035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357073464102067" calcext:value-type="float">
            <text:p>0.035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363073464102071" calcext:value-type="float">
            <text:p>0.0363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368073464102068" calcext:value-type="float">
            <text:p>0.036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347073464102068" calcext:value-type="float">
            <text:p>0.034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353073464102067" calcext:value-type="float">
            <text:p>0.035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358073464102069" calcext:value-type="float">
            <text:p>0.035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337073464102069" calcext:value-type="float">
            <text:p>0.033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316073464102069" calcext:value-type="float">
            <text:p>0.03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322073464102068" calcext:value-type="float">
            <text:p>0.032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301073464102069" calcext:value-type="float">
            <text:p>0.030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30607346410207" calcext:value-type="float">
            <text:p>0.030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286073464102068" calcext:value-type="float">
            <text:p>0.028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29107346410207" calcext:value-type="float">
            <text:p>0.029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296073464102067" calcext:value-type="float">
            <text:p>0.029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302073464102071" calcext:value-type="float">
            <text:p>0.030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307073464102068" calcext:value-type="float">
            <text:p>0.030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28707346410207" calcext:value-type="float">
            <text:p>0.028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292073464102067" calcext:value-type="float">
            <text:p>0.029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271073464102067" calcext:value-type="float">
            <text:p>0.027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277073464102067" calcext:value-type="float">
            <text:p>0.027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0282073464102068" calcext:value-type="float">
            <text:p>0.028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0288073464102068" calcext:value-type="float">
            <text:p>0.028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0267073464102068" calcext:value-type="float">
            <text:p>0.026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272073464102069" calcext:value-type="float">
            <text:p>0.027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278073464102069" calcext:value-type="float">
            <text:p>0.027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28307346410207" calcext:value-type="float">
            <text:p>0.028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288073464102068" calcext:value-type="float">
            <text:p>0.028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294073464102067" calcext:value-type="float">
            <text:p>0.0294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299073464102069" calcext:value-type="float">
            <text:p>0.029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305073464102068" calcext:value-type="float">
            <text:p>0.030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031007346410207" calcext:value-type="float">
            <text:p>0.031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28907346410207" calcext:value-type="float">
            <text:p>0.028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0295073464102069" calcext:value-type="float">
            <text:p>0.029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300073464102071" calcext:value-type="float">
            <text:p>0.030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0305073464102068" calcext:value-type="float">
            <text:p>0.030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311073464102067" calcext:value-type="float">
            <text:p>0.031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316073464102069" calcext:value-type="float">
            <text:p>0.031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296073464102067" calcext:value-type="float">
            <text:p>0.029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275073464102067" calcext:value-type="float">
            <text:p>0.027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281073464102071" calcext:value-type="float">
            <text:p>0.028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286073464102068" calcext:value-type="float">
            <text:p>0.028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26607346410207" calcext:value-type="float">
            <text:p>0.026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271073464102067" calcext:value-type="float">
            <text:p>0.027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276073464102069" calcext:value-type="float">
            <text:p>0.027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282073464102068" calcext:value-type="float">
            <text:p>0.028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28707346410207" calcext:value-type="float">
            <text:p>0.028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0292073464102067" calcext:value-type="float">
            <text:p>0.029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0298073464102071" calcext:value-type="float">
            <text:p>0.029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0303073464102068" calcext:value-type="float">
            <text:p>0.030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028307346410207" calcext:value-type="float">
            <text:p>0.028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288073464102068" calcext:value-type="float">
            <text:p>0.028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293073464102069" calcext:value-type="float">
            <text:p>0.029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0273073464102067" calcext:value-type="float">
            <text:p>0.027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278073464102069" calcext:value-type="float">
            <text:p>0.027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0284073464102068" calcext:value-type="float">
            <text:p>0.028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028907346410207" calcext:value-type="float">
            <text:p>0.028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294073464102067" calcext:value-type="float">
            <text:p>0.029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0299073464102069" calcext:value-type="float">
            <text:p>0.0299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0305073464102068" calcext:value-type="float">
            <text:p>0.030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31007346410207" calcext:value-type="float">
            <text:p>0.031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315073464102067" calcext:value-type="float">
            <text:p>0.031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320073464102069" calcext:value-type="float">
            <text:p>0.032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0300073464102071" calcext:value-type="float">
            <text:p>0.030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280073464102069" calcext:value-type="float">
            <text:p>0.028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28507346410207" calcext:value-type="float">
            <text:p>0.028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029107346410207" calcext:value-type="float">
            <text:p>0.029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0296073464102067" calcext:value-type="float">
            <text:p>0.029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0301073464102069" calcext:value-type="float">
            <text:p>0.030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030607346410207" calcext:value-type="float">
            <text:p>0.030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31207346410207" calcext:value-type="float">
            <text:p>0.031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0292073464102067" calcext:value-type="float">
            <text:p>0.029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0297073464102069" calcext:value-type="float">
            <text:p>0.029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0302073464102071" calcext:value-type="float">
            <text:p>0.030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0307073464102068" calcext:value-type="float">
            <text:p>0.030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31207346410207" calcext:value-type="float">
            <text:p>0.031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0293073464102069" calcext:value-type="float">
            <text:p>0.0293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0298073464102071" calcext:value-type="float">
            <text:p>0.029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303073464102068" calcext:value-type="float">
            <text:p>0.030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030807346410207" calcext:value-type="float">
            <text:p>0.030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0313073464102067" calcext:value-type="float">
            <text:p>0.031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319073464102071" calcext:value-type="float">
            <text:p>0.0319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0324073464102068" calcext:value-type="float">
            <text:p>0.032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032907346410207" calcext:value-type="float">
            <text:p>0.032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309073464102068" calcext:value-type="float">
            <text:p>0.030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314073464102069" calcext:value-type="float">
            <text:p>0.0314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319073464102071" calcext:value-type="float">
            <text:p>0.031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0300073464102071" calcext:value-type="float">
            <text:p>0.030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280073464102069" calcext:value-type="float">
            <text:p>0.028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028507346410207" calcext:value-type="float">
            <text:p>0.028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0290073464102068" calcext:value-type="float">
            <text:p>0.029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27007346410207" calcext:value-type="float">
            <text:p>0.027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025107346410207" calcext:value-type="float">
            <text:p>0.025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256073464102067" calcext:value-type="float">
            <text:p>0.025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0261073464102068" calcext:value-type="float">
            <text:p>0.0261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0241073464102071" calcext:value-type="float">
            <text:p>0.024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222073464102071" calcext:value-type="float">
            <text:p>0.022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227073464102068" calcext:value-type="float">
            <text:p>0.022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0232073464102069" calcext:value-type="float">
            <text:p>0.023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237073464102067" calcext:value-type="float">
            <text:p>0.023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218073464102071" calcext:value-type="float">
            <text:p>0.021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0223073464102068" calcext:value-type="float">
            <text:p>0.022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020307346410207" calcext:value-type="float">
            <text:p>0.020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018407346410207" calcext:value-type="float">
            <text:p>0.018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164073464102068" calcext:value-type="float">
            <text:p>0.016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016907346410207" calcext:value-type="float">
            <text:p>0.016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175073464102069" calcext:value-type="float">
            <text:p>0.017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180073464102071" calcext:value-type="float">
            <text:p>0.018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0185073464102068" calcext:value-type="float">
            <text:p>0.018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19007346410207" calcext:value-type="float">
            <text:p>0.019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195073464102067" calcext:value-type="float">
            <text:p>0.0195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0176073464102067" calcext:value-type="float">
            <text:p>0.017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0181073464102068" calcext:value-type="float">
            <text:p>0.018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0162073464102068" calcext:value-type="float">
            <text:p>0.016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016707346410207" calcext:value-type="float">
            <text:p>0.0167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0147073464102068" calcext:value-type="float">
            <text:p>0.014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0153073464102067" calcext:value-type="float">
            <text:p>0.015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133073464102069" calcext:value-type="float">
            <text:p>0.013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0138073464102071" calcext:value-type="float">
            <text:p>0.013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014407346410207" calcext:value-type="float">
            <text:p>0.0144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0149073464102067" calcext:value-type="float">
            <text:p>0.014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0154073464102069" calcext:value-type="float">
            <text:p>0.0154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0159073464102071" calcext:value-type="float">
            <text:p>0.0159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140073464102071" calcext:value-type="float">
            <text:p>0.014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121073464102071" calcext:value-type="float">
            <text:p>0.012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0126073464102068" calcext:value-type="float">
            <text:p>0.012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0107073464102068" calcext:value-type="float">
            <text:p>0.010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112073464102069" calcext:value-type="float">
            <text:p>0.0112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117073464102071" calcext:value-type="float">
            <text:p>0.011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0122073464102068" calcext:value-type="float">
            <text:p>0.012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12707346410207" calcext:value-type="float">
            <text:p>0.012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132073464102067" calcext:value-type="float">
            <text:p>0.013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0137073464102069" calcext:value-type="float">
            <text:p>0.013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0143073464102068" calcext:value-type="float">
            <text:p>0.014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14807346410207" calcext:value-type="float">
            <text:p>0.014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153073464102067" calcext:value-type="float">
            <text:p>0.015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0158073464102069" calcext:value-type="float">
            <text:p>0.015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016307346410207" calcext:value-type="float">
            <text:p>0.016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0168073464102068" calcext:value-type="float">
            <text:p>0.016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0173073464102069" calcext:value-type="float">
            <text:p>0.017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0154073464102069" calcext:value-type="float">
            <text:p>0.0154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0159073464102071" calcext:value-type="float">
            <text:p>0.0159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0164073464102068" calcext:value-type="float">
            <text:p>0.016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016907346410207" calcext:value-type="float">
            <text:p>0.016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174073464102067" calcext:value-type="float">
            <text:p>0.0174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0179073464102069" calcext:value-type="float">
            <text:p>0.0179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018407346410207" calcext:value-type="float">
            <text:p>0.018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19007346410207" calcext:value-type="float">
            <text:p>0.019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195073464102067" calcext:value-type="float">
            <text:p>0.019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0200073464102068" calcext:value-type="float">
            <text:p>0.020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020507346410207" calcext:value-type="float">
            <text:p>0.020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210073464102067" calcext:value-type="float">
            <text:p>0.021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215073464102069" calcext:value-type="float">
            <text:p>0.021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0220073464102071" calcext:value-type="float">
            <text:p>0.022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225073464102068" calcext:value-type="float">
            <text:p>0.022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0206073464102068" calcext:value-type="float">
            <text:p>0.020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0211073464102069" calcext:value-type="float">
            <text:p>0.021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0216073464102067" calcext:value-type="float">
            <text:p>0.021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197073464102071" calcext:value-type="float">
            <text:p>0.019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0202073464102068" calcext:value-type="float">
            <text:p>0.020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020707346410207" calcext:value-type="float">
            <text:p>0.020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0212073464102067" calcext:value-type="float">
            <text:p>0.021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0193073464102067" calcext:value-type="float">
            <text:p>0.019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0198073464102069" calcext:value-type="float">
            <text:p>0.019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20307346410207" calcext:value-type="float">
            <text:p>0.020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18407346410207" calcext:value-type="float">
            <text:p>0.0184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.016507346410207" calcext:value-type="float">
            <text:p>0.016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.0170073464102067" calcext:value-type="float">
            <text:p>0.017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0175073464102069" calcext:value-type="float">
            <text:p>0.017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157073464102071" calcext:value-type="float">
            <text:p>0.0157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0162073464102068" calcext:value-type="float">
            <text:p>0.016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16707346410207" calcext:value-type="float">
            <text:p>0.016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0172073464102067" calcext:value-type="float">
            <text:p>0.017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177073464102069" calcext:value-type="float">
            <text:p>0.017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018207346410207" calcext:value-type="float">
            <text:p>0.018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187073464102068" calcext:value-type="float">
            <text:p>0.018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0168073464102068" calcext:value-type="float">
            <text:p>0.0168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173073464102069" calcext:value-type="float">
            <text:p>0.0173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0178073464102071" calcext:value-type="float">
            <text:p>0.017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0183073464102068" calcext:value-type="float">
            <text:p>0.018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0164073464102068" calcext:value-type="float">
            <text:p>0.016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016907346410207" calcext:value-type="float">
            <text:p>0.0169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174073464102067" calcext:value-type="float">
            <text:p>0.017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0179073464102069" calcext:value-type="float">
            <text:p>0.01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18407346410207" calcext:value-type="float">
            <text:p>0.0184</text:p>
          </table:table-cell>
        </table:table-row>
        <table:table-row table:style-name="ro1" table:number-rows-repeated="10468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loext:min-decimal-places="0" number:min-integer-digits="3">
        <number:embedded-text number:position="2">.</number:embedded-text>
      </number:number>
    </number:number-style>
    <number:number-style style:name="N109">
      <number:number number:decimal-places="0" loext:min-decimal-places="0" number:min-integer-digits="5">
        <number:embedded-text number:position="4">.</number:embedded-text>
      </number:number>
    </number:number-style>
    <number:number-style style:name="N30111" number:language="en" number:country="GB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46:33.917059056</meta:creation-date>
    <dc:date>2019-04-17T13:10:26.042406706</dc:date>
    <meta:editing-duration>PT12M41S</meta:editing-duration>
    <meta:editing-cycles>2</meta:editing-cycles>
    <meta:generator>LibreOffice/6.1.5.2$Linux_X86_64 LibreOffice_project/10$Build-2</meta:generator>
    <meta:document-statistic meta:table-count="1" meta:cell-count="3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111" number:language="en" number:country="GB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0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0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653cm" svg:height="18.568cm" xlink:href=".." xlink:type="simple" chart:class="chart:line" chart:style-name="ch1">
        <chart:title svg:x="19.576cm" svg:y="0.507cm" chart:style-name="ch2">
          <text:p>Błąd bezwględny</text:p>
        </chart:title>
        <chart:plot-area chart:style-name="ch3" table:cell-range-address="Sheet1.A2:Sheet1.B1701" chart:data-source-has-labels="column" svg:x="0.853cm" svg:y="1.657cm" svg:width="40.947cm" svg:height="16.54cm">
          <chartooo:coordinate-region svg:x="2.136cm" svg:y="1.657cm" svg:width="39.664cm" svg:height="15.286cm"/>
          <chart:axis chart:dimension="x" chart:name="primary-x" chart:style-name="ch4" chartooo:axis-type="auto">
            <chartooo:date-scale/>
            <chart:categories table:cell-range-address="Sheet1.A2:Sheet1.A17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01" chart:class="chart:line">
            <chart:data-point chart:repeated="17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701</svg:desc>
                </draw:g>
              </table:table-cell>
              <table:table-cell office:value-type="float" office:value="0.858407346410207">
                <text:p>0.858407346410207</text:p>
                <draw:g>
                  <svg:desc>Sheet1.B2:Sheet1.B17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58407346410207">
                <text:p>0.8584073464102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58407346410207">
                <text:p>0.8584073464102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1592653589793">
                <text:p>0.1415926535897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91707346410207">
                <text:p>0.1917073464102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87007346410207">
                <text:p>0.2870073464102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58407346410207">
                <text:p>0.3584073464102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14007346410207">
                <text:p>0.4140073464102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1107346410207">
                <text:p>0.1311073464102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1707346410207">
                <text:p>0.1917073464102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3007346410207">
                <text:p>0.2430073464102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7007346410207">
                <text:p>0.2870073464102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1592653589793">
                <text:p>0.1415926535897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27926535897929">
                <text:p>0.08279265358979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304926535897931">
                <text:p>0.03049265358979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6307346410207">
                <text:p>0.0163073464102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39926535897931">
                <text:p>0.09399265358979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32492653589793">
                <text:p>0.23249265358979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85092653589793">
                <text:p>0.1850926535897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08292653589793">
                <text:p>0.3082926535897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61592653589793">
                <text:p>0.26159265358979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18492653589793">
                <text:p>0.21849265358979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78592653589793">
                <text:p>0.1785926535897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41592653589793">
                <text:p>0.1415926535897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4992653589793">
                <text:p>0.2449926535897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8292653589793">
                <text:p>0.20829265358979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73892653589793">
                <text:p>0.1738926535897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66592653589793">
                <text:p>0.26659265358979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32492653589793">
                <text:p>0.23249265358979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00392653589793">
                <text:p>0.2003926535897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70192653589793">
                <text:p>0.1701926535897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41592653589793">
                <text:p>0.14159265358979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14592653589793">
                <text:p>0.11459265358979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889926535897932">
                <text:p>0.08899265358979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646926535897929">
                <text:p>0.06469265358979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1592653589793">
                <text:p>0.04159265358979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195926535897932">
                <text:p>0.01959265358979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939926535897931">
                <text:p>0.09399265358979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64892653589793">
                <text:p>0.1648926535897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41592653589793">
                <text:p>0.1415926535897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08292653589793">
                <text:p>0.20829265358979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85092653589793">
                <text:p>0.18509265358979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62892653589793">
                <text:p>0.1628926535897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24892653589793">
                <text:p>0.22489265358979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02792653589793">
                <text:p>0.2027926535897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81592653589793">
                <text:p>0.18159265358979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161192653589793">
                <text:p>0.1611926535897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41592653589793">
                <text:p>0.14159265358979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122692653589793">
                <text:p>0.12269265358979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78592653589793">
                <text:p>0.1785926535897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59792653589793">
                <text:p>0.1597926535897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41592653589793">
                <text:p>0.14159265358979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24092653589793">
                <text:p>0.12409265358979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07092653589793">
                <text:p>0.1070926535897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90792653589793">
                <text:p>0.0907926535897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748926535897931">
                <text:p>0.074892653589793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595926535897933">
                <text:p>0.05959265358979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47926535897931">
                <text:p>0.044792653589793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304926535897931">
                <text:p>0.03049265358979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65926535897931">
                <text:p>0.01659265358979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09265358979305">
                <text:p>0.0030926535897930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990734641020685">
                <text:p>0.0099073464102068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2607346410207">
                <text:p>0.02260734641020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39926535897932">
                <text:p>0.023992653589793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111926535897933">
                <text:p>0.01119265358979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30734641020691">
                <text:p>0.0013073464102069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429926535897933">
                <text:p>0.04299265358979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304926535897931">
                <text:p>0.03049265358979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730926535897933">
                <text:p>0.073092653589793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0492653589793">
                <text:p>0.06049265358979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48292653589793">
                <text:p>0.04829265358979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362926535897929">
                <text:p>0.036292653589792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246926535897933">
                <text:p>0.02469265358979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13392653589793">
                <text:p>0.01339265358979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3926535897929">
                <text:p>0.00239265358979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84073464102068">
                <text:p>0.008407346410206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304926535897931">
                <text:p>0.03049265358979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95926535897932">
                <text:p>0.019592653589793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909265358979328">
                <text:p>0.009092653589793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130734641020691">
                <text:p>0.0013073464102069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113073464102067">
                <text:p>0.01130734641020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12073464102067">
                <text:p>0.021207346410206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30807346410207">
                <text:p>0.03080734641020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402073464102069">
                <text:p>0.040207346410206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494073464102067">
                <text:p>0.04940734641020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40073464102071">
                <text:p>0.014007346410207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32073464102069">
                <text:p>0.023207346410206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32307346410207">
                <text:p>0.03230734641020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412073464102067">
                <text:p>0.04120734641020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499073464102069">
                <text:p>0.049907346410206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667073464102068">
                <text:p>0.066707346410206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337073464102069">
                <text:p>0.033707346410206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421073464102069">
                <text:p>0.042107346410206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503073464102069">
                <text:p>0.05030734641020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663073464102069">
                <text:p>0.066307346410206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741073464102069">
                <text:p>0.07410734641020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81707346410207">
                <text:p>0.08170734641020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892073464102068">
                <text:p>0.08920734641020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965073464102071">
                <text:p>0.096507346410207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03707346410207">
                <text:p>0.10370734641020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110707346410207">
                <text:p>0.11070734641020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806073464102069">
                <text:p>0.080607346410206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878073464102069">
                <text:p>0.087807346410206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656073464102067">
                <text:p>0.065607346410206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72707346410207">
                <text:p>0.07270734641020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442073464102069">
                <text:p>0.044207346410206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16307346410207">
                <text:p>0.01630734641020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36073464102069">
                <text:p>0.023607346410206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30807346410207">
                <text:p>0.0308073464102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379073464102069">
                <text:p>0.03790734641020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448073464102068">
                <text:p>0.044807346410206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181073464102068">
                <text:p>0.01810734641020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5107346410207">
                <text:p>0.02510734641020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320073464102069">
                <text:p>0.032007346410206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590734641020685">
                <text:p>0.0059073464102068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12907346410207">
                <text:p>0.01290734641020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125926535897931">
                <text:p>0.01259265358979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7592653589793">
                <text:p>0.0375926535897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304926535897931">
                <text:p>0.030492653589793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23492653589793">
                <text:p>0.0234926535897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477926535897932">
                <text:p>0.047792653589793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407926535897931">
                <text:p>0.04079265358979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38926535897932">
                <text:p>0.033892653589793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270926535897931">
                <text:p>0.027092653589793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203926535897931">
                <text:p>0.020392653589793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13792653589793">
                <text:p>0.01379265358979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729265358979303">
                <text:p>0.007292653589793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04926535897931">
                <text:p>0.030492653589793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239926535897932">
                <text:p>0.023992653589793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174926535897932">
                <text:p>0.017492653589793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111926535897933">
                <text:p>0.01119265358979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489265358979329">
                <text:p>0.004892653589793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130734641020691">
                <text:p>0.0013073464102069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730734641020669">
                <text:p>0.0073073464102066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133073464102069">
                <text:p>0.013307346410206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869265358979332">
                <text:p>0.0086926535897933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269265358979309">
                <text:p>0.0026926535897930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320734641020692">
                <text:p>0.0032073464102069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910734641020694">
                <text:p>0.0091073464102069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122926535897929">
                <text:p>0.012292653589792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649265358979312">
                <text:p>0.0064926535897931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692653589793313">
                <text:p>0.0006926535897933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510734641020694">
                <text:p>0.0051073464102069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107073464102068">
                <text:p>0.010707346410206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16307346410207">
                <text:p>0.01630734641020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429265358979292">
                <text:p>0.0042926535897929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130734641020691">
                <text:p>0.0013073464102069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189926535897933">
                <text:p>0.018992653589793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13392653589793">
                <text:p>0.01339265358979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77926535897932">
                <text:p>0.007792653589793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23926535897929">
                <text:p>0.002392653589792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310734641020671">
                <text:p>0.0031073464102067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84073464102068">
                <text:p>0.008407346410206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137073464102069">
                <text:p>0.013707346410206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189073464102068">
                <text:p>0.018907346410206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240073464102069">
                <text:p>0.024007346410206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29107346410207">
                <text:p>0.02910734641020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990734641020685">
                <text:p>0.0099073464102068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15007346410207">
                <text:p>0.01500734641020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201073464102071">
                <text:p>0.020107346410207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25107346410207">
                <text:p>0.02510734641020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300073464102071">
                <text:p>0.03000734641020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49073464102068">
                <text:p>0.034907346410206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397073464102067">
                <text:p>0.039707346410206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44073464102068">
                <text:p>0.044407346410206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492073464102067">
                <text:p>0.049207346410206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538073464102067">
                <text:p>0.05380734641020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402073464102069">
                <text:p>0.040207346410206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448073464102068">
                <text:p>0.044807346410206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494073464102067">
                <text:p>0.049407346410206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539073464102069">
                <text:p>0.053907346410206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40707346410207">
                <text:p>0.04070734641020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452073464102068">
                <text:p>0.045207346410206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497073464102069">
                <text:p>0.049707346410206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541073464102069">
                <text:p>0.054107346410206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412073464102067">
                <text:p>0.041207346410206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456073464102067">
                <text:p>0.045607346410206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499073464102069">
                <text:p>0.049907346410206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542073464102071">
                <text:p>0.05420734641020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62607346410207">
                <text:p>0.06260734641020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667073464102068">
                <text:p>0.066707346410206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70807346410207">
                <text:p>0.07080734641020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749073464102068">
                <text:p>0.074907346410206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789073464102068">
                <text:p>0.078907346410206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829073464102068">
                <text:p>0.082907346410206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86807346410207">
                <text:p>0.08680734641020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907073464102069">
                <text:p>0.090707346410206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946073464102071">
                <text:p>0.094607346410207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984073464102071">
                <text:p>0.098407346410207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823073464102069">
                <text:p>0.082307346410206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861073464102069">
                <text:p>0.08610734641020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899073464102069">
                <text:p>0.0899073464102069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93707346410207">
                <text:p>0.09370734641020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974073464102068">
                <text:p>0.097407346410206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101107346410207">
                <text:p>0.10110734641020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104807346410207">
                <text:p>0.10480734641020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892073464102068">
                <text:p>0.089207346410206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928073464102068">
                <text:p>0.09280734641020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965073464102071">
                <text:p>0.096507346410207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100107346410207">
                <text:p>0.10010734641020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103707346410207">
                <text:p>0.10370734641020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107207346410207">
                <text:p>0.10720734641020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920073464102069">
                <text:p>0.092007346410206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95607346410207">
                <text:p>0.09560734641020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991073464102068">
                <text:p>0.099107346410206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102607346410207">
                <text:p>0.10260734641020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106107346410207">
                <text:p>0.10610734641020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109507346410207">
                <text:p>0.1095073464102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12907346410207">
                <text:p>0.11290734641020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982073464102067">
                <text:p>0.098207346410206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83607346410207">
                <text:p>0.08360734641020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871073464102068">
                <text:p>0.087107346410206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905073464102069">
                <text:p>0.090507346410206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940073464102067">
                <text:p>0.0940073464102067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97307346410207">
                <text:p>0.097307346410207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100707346410207">
                <text:p>0.1007073464102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865073464102069">
                <text:p>0.086507346410206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724073464102069">
                <text:p>0.072407346410206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758073464102069">
                <text:p>0.075807346410206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79207346410207">
                <text:p>0.07920734641020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825073464102069">
                <text:p>0.082507346410206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68707346410207">
                <text:p>0.06870734641020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721073464102067">
                <text:p>0.072107346410206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75407346410207">
                <text:p>0.07540734641020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787073464102068">
                <text:p>0.078707346410206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820073464102067">
                <text:p>0.082007346410206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85307346410207">
                <text:p>0.08530734641020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718073464102069">
                <text:p>0.07180734641020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617073464102069">
                <text:p>0.0617073464102069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650073464102068">
                <text:p>0.065007346410206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683073464102071">
                <text:p>0.068307346410207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715073464102067">
                <text:p>0.071507346410206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747073464102068">
                <text:p>0.074707346410206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779073464102069">
                <text:p>0.077907346410206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81107346410207">
                <text:p>0.08110734641020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842073464102069">
                <text:p>0.084207346410206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873073464102068">
                <text:p>0.08730734641020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44073464102071">
                <text:p>0.074407346410207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77507346410207">
                <text:p>0.07750734641020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64707346410207">
                <text:p>0.06470734641020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679073464102067">
                <text:p>0.067907346410206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71007346410207">
                <text:p>0.07100734641020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15073464102069">
                <text:p>0.061507346410206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646073464102068">
                <text:p>0.064607346410206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677073464102067">
                <text:p>0.067707346410206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70807346410207">
                <text:p>0.0708073464102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615073464102069">
                <text:p>0.061507346410206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645073464102071">
                <text:p>0.064507346410207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675073464102067">
                <text:p>0.067507346410206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705073464102068">
                <text:p>0.070507346410206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73507346410207">
                <text:p>0.07350734641020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764073464102069">
                <text:p>0.076407346410206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79407346410207">
                <text:p>0.07940734641020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823073464102069">
                <text:p>0.082307346410206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852073464102068">
                <text:p>0.08520734641020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880073464102069">
                <text:p>0.088007346410206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909073464102068">
                <text:p>0.090907346410206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79007346410207">
                <text:p>0.07900734641020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818073464102067">
                <text:p>0.081807346410206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701073464102069">
                <text:p>0.070107346410206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72907346410207">
                <text:p>0.07290734641020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758073464102069">
                <text:p>0.075807346410206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786073464102071">
                <text:p>0.078607346410207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67007346410207">
                <text:p>0.06700734641020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699073464102069">
                <text:p>0.06990734641020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72707346410207">
                <text:p>0.07270734641020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755073464102067">
                <text:p>0.075507346410206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783073464102069">
                <text:p>0.078307346410206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810073464102068">
                <text:p>0.081007346410206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838073464102069">
                <text:p>0.083807346410206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724073464102069">
                <text:p>0.072407346410206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75207346410207">
                <text:p>0.07520734641020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779073464102069">
                <text:p>0.077907346410206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667073464102068">
                <text:p>0.066707346410206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556073464102069">
                <text:p>0.05560734641020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474073464102069">
                <text:p>0.047407346410206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502073464102071">
                <text:p>0.050207346410207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52907346410207">
                <text:p>0.05290734641020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421073464102069">
                <text:p>0.042107346410206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448073464102068">
                <text:p>0.044807346410206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341073464102069">
                <text:p>0.034107346410206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36907346410207">
                <text:p>0.03690734641020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262073464102071">
                <text:p>0.026207346410207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156073464102069">
                <text:p>0.01560734641020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8407346410207">
                <text:p>0.01840734641020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790734641020707">
                <text:p>0.0079073464102070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107073464102068">
                <text:p>0.010707346410206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135073464102069">
                <text:p>0.013507346410206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16307346410207">
                <text:p>0.01630734641020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191073464102067">
                <text:p>0.019107346410206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218073464102071">
                <text:p>0.021807346410207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115073464102067">
                <text:p>0.011507346410206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14207346410207">
                <text:p>0.01420734641020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170073464102067">
                <text:p>0.017007346410206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197073464102071">
                <text:p>0.019707346410207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22407346410207">
                <text:p>0.02240734641020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122073464102068">
                <text:p>0.012207346410206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149073464102067">
                <text:p>0.0149073464102067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176073464102067">
                <text:p>0.0176073464102067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20307346410207">
                <text:p>0.02030734641020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103073464102068">
                <text:p>0.010307346410206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130073464102067">
                <text:p>0.013007346410206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310734641020671">
                <text:p>0.0031073464102067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679265358979331">
                <text:p>0.0067926535897933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65926535897931">
                <text:p>0.016592653589793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262926535897932">
                <text:p>0.026292653589793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235926535897932">
                <text:p>0.023592653589793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208926535897933">
                <text:p>0.020892653589793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180926535897932">
                <text:p>0.018092653589793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277926535897932">
                <text:p>0.027792653589793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372926535897933">
                <text:p>0.037292653589793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467926535897929">
                <text:p>0.0467926535897929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439926535897932">
                <text:p>0.043992653589793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412926535897933">
                <text:p>0.041292653589793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385926535897929">
                <text:p>0.038592653589792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47892653589793">
                <text:p>0.04789265358979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451926535897931">
                <text:p>0.045192653589793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424926535897932">
                <text:p>0.042492653589793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397926535897932">
                <text:p>0.039792653589793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370926535897933">
                <text:p>0.037092653589793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344926535897931">
                <text:p>0.034492653589793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317926535897932">
                <text:p>0.031792653589793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409926535897931">
                <text:p>0.040992653589793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383926535897929">
                <text:p>0.038392653589792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35692653589793">
                <text:p>0.03569265358979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330926535897933">
                <text:p>0.033092653589793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304926535897931">
                <text:p>0.030492653589793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27892653589793">
                <text:p>0.02789265358979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252926535897933">
                <text:p>0.0252926535897933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227926535897933">
                <text:p>0.022792653589793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201926535897932">
                <text:p>0.02019265358979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176926535897932">
                <text:p>0.017692653589793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151926535897933">
                <text:p>0.015192653589793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126926535897933">
                <text:p>0.012692653589793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01926535897929">
                <text:p>0.010192653589792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769265358979299">
                <text:p>0.00769265358979299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519265358979304">
                <text:p>0.0051926535897930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27926535897933">
                <text:p>0.002792653589793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392653589793124">
                <text:p>0.00039265358979312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919265358979304">
                <text:p>0.00919265358979304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679265358979331">
                <text:p>0.0067926535897933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429265358979292">
                <text:p>0.0042926535897929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189265358979318">
                <text:p>0.0018926535897931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106926535897931">
                <text:p>0.010692653589793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829265358979292">
                <text:p>0.0082926535897929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589265358979318">
                <text:p>0.0058926535897931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3492653589793">
                <text:p>0.00349265358979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109265358979327">
                <text:p>0.0010926535897932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130734641020691">
                <text:p>0.0013073464102069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360734641020688">
                <text:p>0.0036073464102068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590734641020685">
                <text:p>0.0059073464102068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830734641020703">
                <text:p>0.00830734641020703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10607346410207">
                <text:p>0.010607346410207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12907346410207">
                <text:p>0.01290734641020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152073464102069">
                <text:p>0.015207346410206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660734641020699">
                <text:p>0.0066073464102069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890734641020696">
                <text:p>0.0089073464102069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112073464102069">
                <text:p>0.0112073464102069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135073464102069">
                <text:p>0.013507346410206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157073464102071">
                <text:p>0.015707346410207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730734641020669">
                <text:p>0.0073073464102066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960734641020667">
                <text:p>0.00960734641020667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118073464102069">
                <text:p>0.011807346410206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141073464102068">
                <text:p>0.014107346410206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16307346410207">
                <text:p>0.01630734641020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185073464102068">
                <text:p>0.018507346410206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20707346410207">
                <text:p>0.020707346410207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229073464102068">
                <text:p>0.022907346410206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14607346410207">
                <text:p>0.01460734641020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168073464102068">
                <text:p>0.0168073464102068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19007346410207">
                <text:p>0.01900734641020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212073464102067">
                <text:p>0.021207346410206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130073464102067">
                <text:p>0.013007346410206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152073464102069">
                <text:p>0.015207346410206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710734641020672">
                <text:p>0.0071073464102067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930734641020692">
                <text:p>0.0093073464102069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115073464102067">
                <text:p>0.011507346410206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136073464102067">
                <text:p>0.013607346410206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158073464102069">
                <text:p>0.015807346410206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179073464102069">
                <text:p>0.017907346410206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200073464102068">
                <text:p>0.0200073464102068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121073464102071">
                <text:p>0.012107346410207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14207346410207">
                <text:p>0.014207346410207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63073464102068">
                <text:p>0.006307346410206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159265358979299">
                <text:p>0.0015926535897929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507346410206999">
                <text:p>0.000507346410206999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729265358979303">
                <text:p>0.0072926535897930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509265358979327">
                <text:p>0.0050926535897932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299265358979328">
                <text:p>0.0029926535897932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892653589793291">
                <text:p>0.000892653589793291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130734641020691">
                <text:p>0.00130734641020691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34073464102069">
                <text:p>0.003407346410206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550734641020689">
                <text:p>0.00550734641020689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750734641020667">
                <text:p>0.0075073464102066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960734641020667">
                <text:p>0.00960734641020667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117073464102071">
                <text:p>0.011707346410207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400734641020684">
                <text:p>0.00400734641020684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610734641020683">
                <text:p>0.0061073464102068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820734641020682">
                <text:p>0.0082073464102068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10207346410207">
                <text:p>0.01020734641020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122073464102068">
                <text:p>0.0122073464102068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143073464102068">
                <text:p>0.0143073464102068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670734641020676">
                <text:p>0.0067073464102067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880734641020675">
                <text:p>0.0088073464102067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10807346410207">
                <text:p>0.01080734641020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128073464102068">
                <text:p>0.012807346410206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14807346410207">
                <text:p>0.014807346410207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168073464102068">
                <text:p>0.016807346410206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930734641020692">
                <text:p>0.0093073464102069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113073464102067">
                <text:p>0.011307346410206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133073464102069">
                <text:p>0.013307346410206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153073464102067">
                <text:p>0.0153073464102067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173073464102069">
                <text:p>0.0173073464102069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192073464102069">
                <text:p>0.019207346410206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212073464102067">
                <text:p>0.0212073464102067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231073464102067">
                <text:p>0.0231073464102067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25107346410207">
                <text:p>0.02510734641020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27007346410207">
                <text:p>0.02700734641020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28907346410207">
                <text:p>0.02890734641020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30807346410207">
                <text:p>0.030807346410207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32707346410207">
                <text:p>0.03270734641020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34607346410207">
                <text:p>0.034607346410207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36507346410207">
                <text:p>0.03650734641020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292073464102067">
                <text:p>0.02920734641020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311073464102067">
                <text:p>0.0311073464102067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239073464102071">
                <text:p>0.0239073464102071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258073464102071">
                <text:p>0.025807346410207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277073464102067">
                <text:p>0.027707346410206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296073464102067">
                <text:p>0.0296073464102067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314073464102069">
                <text:p>0.031407346410206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24307346410207">
                <text:p>0.024307346410207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262073464102071">
                <text:p>0.026207346410207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280073464102069">
                <text:p>0.0280073464102069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299073464102069">
                <text:p>0.029907346410206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317073464102067">
                <text:p>0.031707346410206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336073464102067">
                <text:p>0.0336073464102067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354073464102069">
                <text:p>0.035407346410206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372073464102067">
                <text:p>0.0372073464102067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302073464102071">
                <text:p>0.0302073464102071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232073464102069">
                <text:p>0.023207346410206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25107346410207">
                <text:p>0.02510734641020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269073464102068">
                <text:p>0.0269073464102068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28707346410207">
                <text:p>0.02870734641020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218073464102071">
                <text:p>0.021807346410207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236073464102069">
                <text:p>0.0236073464102069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254073464102067">
                <text:p>0.0254073464102067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272073464102069">
                <text:p>0.027207346410206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290073464102068">
                <text:p>0.0290073464102068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30807346410207">
                <text:p>0.030807346410207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326073464102068">
                <text:p>0.032607346410206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34407346410207">
                <text:p>0.034407346410207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361073464102071">
                <text:p>0.036107346410207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379073464102069">
                <text:p>0.037907346410206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396073464102069">
                <text:p>0.039607346410206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414073464102067">
                <text:p>0.041407346410206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431073464102068">
                <text:p>0.0431073464102068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448073464102068">
                <text:p>0.044807346410206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46607346410207">
                <text:p>0.04660734641020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483073464102071">
                <text:p>0.0483073464102071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416073464102067">
                <text:p>0.0416073464102067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433073464102067">
                <text:p>0.0433073464102067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366073464102068">
                <text:p>0.036607346410206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383073464102068">
                <text:p>0.0383073464102068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400073464102069">
                <text:p>0.04000734641020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417073464102069">
                <text:p>0.041707346410206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351073464102067">
                <text:p>0.0351073464102067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385073464102068">
                <text:p>0.0385073464102068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402073464102069">
                <text:p>0.040207346410206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419073464102069">
                <text:p>0.041907346410206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436073464102069">
                <text:p>0.0436073464102069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45307346410207">
                <text:p>0.045307346410207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469073464102068">
                <text:p>0.046907346410206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404073464102068">
                <text:p>0.040407346410206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421073464102069">
                <text:p>0.0421073464102069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437073464102067">
                <text:p>0.043707346410206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454073464102067">
                <text:p>0.0454073464102067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47007346410207">
                <text:p>0.047007346410207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48707346410207">
                <text:p>0.04870734641020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503073464102069">
                <text:p>0.050307346410206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439073464102071">
                <text:p>0.043907346410207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375073464102069">
                <text:p>0.0375073464102069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391073464102067">
                <text:p>0.0391073464102067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408073464102068">
                <text:p>0.04080734641020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24073464102071">
                <text:p>0.042407346410207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440073464102069">
                <text:p>0.0440073464102069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457073464102069">
                <text:p>0.0457073464102069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473073464102067">
                <text:p>0.0473073464102067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48907346410207">
                <text:p>0.048907346410207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505073464102068">
                <text:p>0.0505073464102068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521073464102071">
                <text:p>0.0521073464102071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537073464102069">
                <text:p>0.0537073464102069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553073464102067">
                <text:p>0.0553073464102067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490073464102068">
                <text:p>0.049007346410206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50607346410207">
                <text:p>0.050607346410207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521073464102071">
                <text:p>0.052107346410207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459073464102069">
                <text:p>0.0459073464102069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475073464102067">
                <text:p>0.0475073464102067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49107346410207">
                <text:p>0.04910734641020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50607346410207">
                <text:p>0.050607346410207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522073464102069">
                <text:p>0.0522073464102069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538073464102067">
                <text:p>0.053807346410206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553073464102067">
                <text:p>0.0553073464102067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492073464102067">
                <text:p>0.049207346410206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507073464102068">
                <text:p>0.050707346410206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523073464102071">
                <text:p>0.0523073464102071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538073464102067">
                <text:p>0.053807346410206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553073464102067">
                <text:p>0.0553073464102067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56907346410207">
                <text:p>0.056907346410207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599073464102067">
                <text:p>0.059907346410206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614073464102067">
                <text:p>0.0614073464102067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55407346410207">
                <text:p>0.055407346410207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56907346410207">
                <text:p>0.05690734641020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599073464102067">
                <text:p>0.059907346410206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614073464102067">
                <text:p>0.0614073464102067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55407346410207">
                <text:p>0.055407346410207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494073464102067">
                <text:p>0.049407346410206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509073464102068">
                <text:p>0.050907346410206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524073464102068">
                <text:p>0.0524073464102068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539073464102069">
                <text:p>0.0539073464102069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480073464102069">
                <text:p>0.0480073464102069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495073464102069">
                <text:p>0.049507346410206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51007346410207">
                <text:p>0.05100734641020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45107346410207">
                <text:p>0.045107346410207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46607346410207">
                <text:p>0.046607346410207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481073464102071">
                <text:p>0.0481073464102071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496073464102067">
                <text:p>0.0496073464102067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511073464102068">
                <text:p>0.0511073464102068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525073464102071">
                <text:p>0.0525073464102071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467073464102068">
                <text:p>0.0467073464102068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482073464102069">
                <text:p>0.048207346410206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497073464102069">
                <text:p>0.049707346410206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439073464102071">
                <text:p>0.043907346410207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45307346410207">
                <text:p>0.045307346410207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396073464102069">
                <text:p>0.0396073464102069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410073464102068">
                <text:p>0.041007346410206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353073464102067">
                <text:p>0.035307346410206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383073464102068">
                <text:p>0.038307346410206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32507346410207">
                <text:p>0.032507346410207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340073464102071">
                <text:p>0.0340073464102071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355073464102067">
                <text:p>0.035507346410206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370073464102068">
                <text:p>0.037007346410206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38407346410207">
                <text:p>0.038407346410207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399073464102071">
                <text:p>0.0399073464102071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342073464102071">
                <text:p>0.0342073464102071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357073464102067">
                <text:p>0.0357073464102067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372073464102067">
                <text:p>0.0372073464102067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38607346410207">
                <text:p>0.03860734641020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401073464102071">
                <text:p>0.0401073464102071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415073464102069">
                <text:p>0.0415073464102069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359073464102071">
                <text:p>0.035907346410207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303073464102068">
                <text:p>0.030307346410206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248073464102068">
                <text:p>0.0248073464102068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262073464102071">
                <text:p>0.026207346410207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277073464102067">
                <text:p>0.0277073464102067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29107346410207">
                <text:p>0.02910734641020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236073464102069">
                <text:p>0.023607346410206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25107346410207">
                <text:p>0.025107346410207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265073464102068">
                <text:p>0.026507346410206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210073464102067">
                <text:p>0.021007346410206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225073464102068">
                <text:p>0.022507346410206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170073464102067">
                <text:p>0.0170073464102067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185073464102068">
                <text:p>0.0185073464102068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199073464102071">
                <text:p>0.0199073464102071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214073464102067">
                <text:p>0.0214073464102067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22807346410207">
                <text:p>0.02280734641020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242073464102068">
                <text:p>0.0242073464102068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256073464102067">
                <text:p>0.0256073464102067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271073464102067">
                <text:p>0.0271073464102067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28507346410207">
                <text:p>0.028507346410207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299073464102069">
                <text:p>0.029907346410206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313073464102067">
                <text:p>0.0313073464102067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32707346410207">
                <text:p>0.03270734641020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341073464102069">
                <text:p>0.034107346410206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355073464102067">
                <text:p>0.0355073464102067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36907346410207">
                <text:p>0.03690734641020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382073464102071">
                <text:p>0.0382073464102071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396073464102069">
                <text:p>0.0396073464102069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410073464102068">
                <text:p>0.0410073464102068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423073464102068">
                <text:p>0.042307346410206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437073464102067">
                <text:p>0.04370734641020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38407346410207">
                <text:p>0.03840734641020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398073464102069">
                <text:p>0.0398073464102069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345073464102068">
                <text:p>0.0345073464102068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358073464102069">
                <text:p>0.035807346410206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372073464102067">
                <text:p>0.0372073464102067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38607346410207">
                <text:p>0.038607346410207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399073464102071">
                <text:p>0.0399073464102071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41307346410207">
                <text:p>0.041307346410207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42607346410207">
                <text:p>0.042607346410207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440073464102069">
                <text:p>0.044007346410206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387073464102068">
                <text:p>0.0387073464102068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401073464102071">
                <text:p>0.0401073464102071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414073464102067">
                <text:p>0.0414073464102067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427073464102068">
                <text:p>0.0427073464102068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441073464102071">
                <text:p>0.0441073464102071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454073464102067">
                <text:p>0.0454073464102067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402073464102069">
                <text:p>0.0402073464102069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415073464102069">
                <text:p>0.0415073464102069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429073464102068">
                <text:p>0.0429073464102068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442073464102069">
                <text:p>0.044207346410206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455073464102069">
                <text:p>0.045507346410206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46807346410207">
                <text:p>0.046807346410207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481073464102071">
                <text:p>0.0481073464102071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494073464102067">
                <text:p>0.049407346410206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507073464102068">
                <text:p>0.050707346410206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520073464102069">
                <text:p>0.0520073464102069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53307346410207">
                <text:p>0.05330734641020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482073464102069">
                <text:p>0.048207346410206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495073464102069">
                <text:p>0.0495073464102069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444073464102068">
                <text:p>0.044407346410206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457073464102069">
                <text:p>0.0457073464102069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47007346410207">
                <text:p>0.047007346410207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483073464102071">
                <text:p>0.048307346410207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496073464102067">
                <text:p>0.0496073464102067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50807346410207">
                <text:p>0.05080734641020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458073464102067">
                <text:p>0.045807346410206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471073464102068">
                <text:p>0.0471073464102068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484073464102068">
                <text:p>0.0484073464102068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496073464102067">
                <text:p>0.049607346410206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509073464102068">
                <text:p>0.050907346410206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522073464102069">
                <text:p>0.0522073464102069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534073464102067">
                <text:p>0.0534073464102067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547073464102068">
                <text:p>0.0547073464102068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559073464102067">
                <text:p>0.0559073464102067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572073464102068">
                <text:p>0.0572073464102068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596073464102069">
                <text:p>0.0596073464102069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60907346410207">
                <text:p>0.060907346410207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621073464102069">
                <text:p>0.0621073464102069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572073464102068">
                <text:p>0.057207346410206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596073464102069">
                <text:p>0.059607346410206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547073464102068">
                <text:p>0.0547073464102068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559073464102067">
                <text:p>0.0559073464102067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511073464102068">
                <text:p>0.051107346410206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523073464102071">
                <text:p>0.0523073464102071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474073464102069">
                <text:p>0.0474073464102069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48707346410207">
                <text:p>0.048707346410207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499073464102069">
                <text:p>0.0499073464102069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511073464102068">
                <text:p>0.051107346410206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523073464102071">
                <text:p>0.0523073464102071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536073464102067">
                <text:p>0.0536073464102067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48707346410207">
                <text:p>0.04870734641020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500073464102071">
                <text:p>0.0500073464102071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45107346410207">
                <text:p>0.045107346410207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404073464102068">
                <text:p>0.0404073464102068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356073464102069">
                <text:p>0.035607346410206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30807346410207">
                <text:p>0.030807346410207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321073464102071">
                <text:p>0.032107346410207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273073464102067">
                <text:p>0.027307346410206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28507346410207">
                <text:p>0.02850734641020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238073464102069">
                <text:p>0.0238073464102069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25107346410207">
                <text:p>0.025107346410207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263073464102068">
                <text:p>0.0263073464102068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275073464102067">
                <text:p>0.027507346410206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288073464102068">
                <text:p>0.028807346410206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300073464102071">
                <text:p>0.030007346410207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31207346410207">
                <text:p>0.031207346410207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324073464102068">
                <text:p>0.032407346410206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337073464102069">
                <text:p>0.033707346410206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349073464102068">
                <text:p>0.0349073464102068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361073464102071">
                <text:p>0.0361073464102071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373073464102069">
                <text:p>0.0373073464102069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385073464102068">
                <text:p>0.0385073464102068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397073464102067">
                <text:p>0.0397073464102067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35007346410207">
                <text:p>0.035007346410207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362073464102068">
                <text:p>0.036207346410206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374073464102067">
                <text:p>0.0374073464102067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38607346410207">
                <text:p>0.03860734641020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398073464102069">
                <text:p>0.039807346410206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35207346410207">
                <text:p>0.03520734641020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364073464102068">
                <text:p>0.0364073464102068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376073464102067">
                <text:p>0.037607346410206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38807346410207">
                <text:p>0.038807346410207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400073464102069">
                <text:p>0.0400073464102069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41107346410207">
                <text:p>0.04110734641020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423073464102068">
                <text:p>0.0423073464102068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435073464102067">
                <text:p>0.0435073464102067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389073464102068">
                <text:p>0.0389073464102068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401073464102071">
                <text:p>0.040107346410207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355073464102067">
                <text:p>0.0355073464102067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36707346410207">
                <text:p>0.036707346410207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322073464102068">
                <text:p>0.0322073464102068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334073464102067">
                <text:p>0.033407346410206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345073464102068">
                <text:p>0.034507346410206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357073464102067">
                <text:p>0.035707346410206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31207346410207">
                <text:p>0.03120734641020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324073464102068">
                <text:p>0.0324073464102068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335073464102069">
                <text:p>0.0335073464102069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347073464102068">
                <text:p>0.034707346410206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359073464102071">
                <text:p>0.0359073464102071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370073464102068">
                <text:p>0.0370073464102068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382073464102071">
                <text:p>0.038207346410207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393073464102067">
                <text:p>0.0393073464102067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40507346410207">
                <text:p>0.04050734641020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416073464102067">
                <text:p>0.0416073464102067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42807346410207">
                <text:p>0.04280734641020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439073464102071">
                <text:p>0.0439073464102071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450073464102068">
                <text:p>0.0450073464102068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462073464102071">
                <text:p>0.046207346410207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473073464102067">
                <text:p>0.0473073464102067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484073464102068">
                <text:p>0.0484073464102068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495073464102069">
                <text:p>0.0495073464102069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507073464102068">
                <text:p>0.050707346410206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462073464102071">
                <text:p>0.046207346410207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474073464102069">
                <text:p>0.0474073464102069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48507346410207">
                <text:p>0.04850734641020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441073464102071">
                <text:p>0.0441073464102071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452073464102068">
                <text:p>0.045207346410206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463073464102068">
                <text:p>0.046307346410206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474073464102069">
                <text:p>0.0474073464102069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486073464102068">
                <text:p>0.0486073464102068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497073464102069">
                <text:p>0.0497073464102069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50807346410207">
                <text:p>0.050807346410207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519073464102067">
                <text:p>0.0519073464102067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530073464102068">
                <text:p>0.0530073464102068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541073464102069">
                <text:p>0.0541073464102069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551073464102068">
                <text:p>0.055107346410206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562073464102069">
                <text:p>0.0562073464102069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57307346410207">
                <text:p>0.05730734641020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595073464102067">
                <text:p>0.0595073464102067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606073464102068">
                <text:p>0.0606073464102068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616073464102067">
                <text:p>0.061607346410206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627073464102068">
                <text:p>0.0627073464102068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638073464102069">
                <text:p>0.0638073464102069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648073464102068">
                <text:p>0.0648073464102068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659073464102069">
                <text:p>0.065907346410206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616073464102067">
                <text:p>0.0616073464102067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627073464102068">
                <text:p>0.06270734641020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541073464102069">
                <text:p>0.054107346410206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499073464102069">
                <text:p>0.0499073464102069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51007346410207">
                <text:p>0.051007346410207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520073464102069">
                <text:p>0.0520073464102069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53107346410207">
                <text:p>0.053107346410207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542073464102071">
                <text:p>0.0542073464102071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55207346410207">
                <text:p>0.055207346410207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563073464102071">
                <text:p>0.0563073464102071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57307346410207">
                <text:p>0.05730734641020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595073464102067">
                <text:p>0.0595073464102067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605073464102071">
                <text:p>0.0605073464102071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615073464102069">
                <text:p>0.0615073464102069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62607346410207">
                <text:p>0.062607346410207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636073464102069">
                <text:p>0.0636073464102069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64707346410207">
                <text:p>0.06470734641020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657073464102069">
                <text:p>0.065707346410206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667073464102068">
                <text:p>0.066707346410206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678073464102069">
                <text:p>0.067807346410206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688073464102068">
                <text:p>0.068807346410206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698073464102067">
                <text:p>0.0698073464102067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70807346410207">
                <text:p>0.070807346410207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719073464102067">
                <text:p>0.0719073464102067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72907346410207">
                <text:p>0.07290734641020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739073464102069">
                <text:p>0.073907346410206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697073464102069">
                <text:p>0.0697073464102069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70807346410207">
                <text:p>0.070807346410207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718073464102069">
                <text:p>0.0718073464102069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728073464102068">
                <text:p>0.072807346410206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738073464102067">
                <text:p>0.0738073464102067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74807346410207">
                <text:p>0.074807346410207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758073464102069">
                <text:p>0.0758073464102069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768073464102068">
                <text:p>0.0768073464102068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778073464102067">
                <text:p>0.0778073464102067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78807346410207">
                <text:p>0.07880734641020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798073464102069">
                <text:p>0.0798073464102069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757073464102067">
                <text:p>0.0757073464102067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76707346410207">
                <text:p>0.076707346410207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726073464102068">
                <text:p>0.072607346410206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736073464102067">
                <text:p>0.073607346410206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746073464102071">
                <text:p>0.0746073464102071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756073464102069">
                <text:p>0.0756073464102069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766073464102068">
                <text:p>0.0766073464102068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77507346410207">
                <text:p>0.07750734641020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785073464102069">
                <text:p>0.078507346410206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745073464102068">
                <text:p>0.0745073464102068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755073464102067">
                <text:p>0.075507346410206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764073464102069">
                <text:p>0.0764073464102069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724073464102069">
                <text:p>0.072407346410206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684073464102069">
                <text:p>0.0684073464102069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694073464102067">
                <text:p>0.0694073464102067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704073464102071">
                <text:p>0.0704073464102071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664073464102071">
                <text:p>0.066407346410207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67407346410207">
                <text:p>0.067407346410207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683073464102071">
                <text:p>0.0683073464102071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69307346410207">
                <text:p>0.069307346410207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703073464102069">
                <text:p>0.0703073464102069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713073464102068">
                <text:p>0.0713073464102068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722073464102069">
                <text:p>0.072207346410206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732073464102068">
                <text:p>0.073207346410206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69307346410207">
                <text:p>0.069307346410207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702073464102071">
                <text:p>0.0702073464102071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71207346410207">
                <text:p>0.071207346410207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722073464102069">
                <text:p>0.0722073464102069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73107346410207">
                <text:p>0.073107346410207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692073464102068">
                <text:p>0.069207346410206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702073464102071">
                <text:p>0.0702073464102071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711073464102068">
                <text:p>0.0711073464102068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721073464102067">
                <text:p>0.072107346410206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730073464102068">
                <text:p>0.0730073464102068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69107346410207">
                <text:p>0.069107346410207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652073464102068">
                <text:p>0.0652073464102068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662073464102071">
                <text:p>0.0662073464102071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671073464102068">
                <text:p>0.067107346410206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681073464102071">
                <text:p>0.0681073464102071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69107346410207">
                <text:p>0.06910734641020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652073464102068">
                <text:p>0.0652073464102068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661073464102069">
                <text:p>0.0661073464102069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671073464102068">
                <text:p>0.067107346410206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680073464102069">
                <text:p>0.0680073464102069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690073464102068">
                <text:p>0.069007346410206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699073464102069">
                <text:p>0.0699073464102069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709073464102068">
                <text:p>0.0709073464102068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718073464102069">
                <text:p>0.0718073464102069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728073464102068">
                <text:p>0.0728073464102068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737073464102069">
                <text:p>0.0737073464102069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746073464102071">
                <text:p>0.0746073464102071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756073464102069">
                <text:p>0.0756073464102069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717073464102067">
                <text:p>0.071707346410206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679073464102067">
                <text:p>0.0679073464102067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68907346410207">
                <text:p>0.068907346410207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698073464102067">
                <text:p>0.069807346410206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707073464102068">
                <text:p>0.0707073464102068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717073464102067">
                <text:p>0.0717073464102067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726073464102068">
                <text:p>0.0726073464102068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73507346410207">
                <text:p>0.07350734641020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745073464102068">
                <text:p>0.0745073464102068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75407346410207">
                <text:p>0.07540734641020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763073464102071">
                <text:p>0.076307346410207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772073464102068">
                <text:p>0.0772073464102068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781073464102069">
                <text:p>0.0781073464102069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791073464102068">
                <text:p>0.0791073464102068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800073464102069">
                <text:p>0.0800073464102069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80907346410207">
                <text:p>0.080907346410207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818073464102067">
                <text:p>0.0818073464102067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780073464102067">
                <text:p>0.0780073464102067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789073464102068">
                <text:p>0.0789073464102068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798073464102069">
                <text:p>0.0798073464102069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808073464102068">
                <text:p>0.080807346410206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81707346410207">
                <text:p>0.081707346410207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779073464102069">
                <text:p>0.0779073464102069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742073464102071">
                <text:p>0.0742073464102071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751073464102068">
                <text:p>0.075107346410206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71407346410207">
                <text:p>0.071407346410207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723073464102071">
                <text:p>0.0723073464102071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732073464102068">
                <text:p>0.0732073464102068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69507346410207">
                <text:p>0.069507346410207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658073464102067">
                <text:p>0.0658073464102067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621073464102069">
                <text:p>0.062107346410206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63007346410207">
                <text:p>0.063007346410207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639073464102067">
                <text:p>0.0639073464102067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648073464102068">
                <text:p>0.0648073464102068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657073464102069">
                <text:p>0.0657073464102069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666073464102071">
                <text:p>0.0666073464102071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675073464102067">
                <text:p>0.0675073464102067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639073464102067">
                <text:p>0.0639073464102067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648073464102068">
                <text:p>0.0648073464102068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657073464102069">
                <text:p>0.0657073464102069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666073464102071">
                <text:p>0.066607346410207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675073464102067">
                <text:p>0.0675073464102067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684073464102069">
                <text:p>0.0684073464102069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69307346410207">
                <text:p>0.069307346410207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702073464102071">
                <text:p>0.070207346410207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711073464102068">
                <text:p>0.0711073464102068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720073464102069">
                <text:p>0.0720073464102069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728073464102068">
                <text:p>0.0728073464102068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737073464102069">
                <text:p>0.0737073464102069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746073464102071">
                <text:p>0.0746073464102071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755073464102067">
                <text:p>0.075507346410206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764073464102069">
                <text:p>0.0764073464102069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77307346410207">
                <text:p>0.077307346410207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781073464102069">
                <text:p>0.0781073464102069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79007346410207">
                <text:p>0.079007346410207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799073464102067">
                <text:p>0.0799073464102067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807073464102071">
                <text:p>0.080707346410207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816073464102067">
                <text:p>0.0816073464102067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825073464102069">
                <text:p>0.0825073464102069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833073464102068">
                <text:p>0.0833073464102068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842073464102069">
                <text:p>0.084207346410206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85107346410207">
                <text:p>0.085107346410207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859073464102069">
                <text:p>0.0859073464102069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823073464102069">
                <text:p>0.0823073464102069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83207346410207">
                <text:p>0.083207346410207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79607346410207">
                <text:p>0.079607346410207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805073464102071">
                <text:p>0.0805073464102071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76907346410207">
                <text:p>0.07690734641020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778073464102067">
                <text:p>0.0778073464102067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787073464102068">
                <text:p>0.078707346410206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795073464102067">
                <text:p>0.079507346410206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760073464102069">
                <text:p>0.0760073464102069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768073464102068">
                <text:p>0.0768073464102068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777073464102069">
                <text:p>0.0777073464102069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786073464102071">
                <text:p>0.0786073464102071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79407346410207">
                <text:p>0.079407346410207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803073464102071">
                <text:p>0.0803073464102071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81107346410207">
                <text:p>0.081107346410207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820073464102067">
                <text:p>0.082007346410206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828073464102071">
                <text:p>0.0828073464102071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83607346410207">
                <text:p>0.08360734641020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845073464102071">
                <text:p>0.0845073464102071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85307346410207">
                <text:p>0.08530734641020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862073464102067">
                <text:p>0.0862073464102067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827073464102068">
                <text:p>0.0827073464102068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835073464102067">
                <text:p>0.0835073464102067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843073464102071">
                <text:p>0.0843073464102071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852073464102068">
                <text:p>0.0852073464102068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860073464102067">
                <text:p>0.0860073464102067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86807346410207">
                <text:p>0.086807346410207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877073464102067">
                <text:p>0.087707346410206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885073464102071">
                <text:p>0.0885073464102071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850073464102068">
                <text:p>0.0850073464102068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859073464102069">
                <text:p>0.0859073464102069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824073464102071">
                <text:p>0.0824073464102071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83207346410207">
                <text:p>0.083207346410207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841073464102067">
                <text:p>0.0841073464102067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84907346410207">
                <text:p>0.084907346410207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81507346410207">
                <text:p>0.081507346410207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823073464102069">
                <text:p>0.0823073464102069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78807346410207">
                <text:p>0.07880734641020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797073464102067">
                <text:p>0.0797073464102067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805073464102071">
                <text:p>0.0805073464102071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81307346410207">
                <text:p>0.08130734641020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822073464102071">
                <text:p>0.0822073464102071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787073464102068">
                <text:p>0.0787073464102068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753073464102068">
                <text:p>0.0753073464102068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762073464102069">
                <text:p>0.0762073464102069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770073464102068">
                <text:p>0.0770073464102068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778073464102067">
                <text:p>0.0778073464102067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744073464102071">
                <text:p>0.074407346410207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75207346410207">
                <text:p>0.07520734641020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761073464102067">
                <text:p>0.0761073464102067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76907346410207">
                <text:p>0.076907346410207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777073464102069">
                <text:p>0.0777073464102069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785073464102069">
                <text:p>0.0785073464102069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793073464102068">
                <text:p>0.0793073464102068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802073464102069">
                <text:p>0.0802073464102069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810073464102068">
                <text:p>0.0810073464102068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818073464102067">
                <text:p>0.081807346410206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826073464102071">
                <text:p>0.082607346410207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83407346410207">
                <text:p>0.083407346410207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842073464102069">
                <text:p>0.0842073464102069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850073464102068">
                <text:p>0.0850073464102068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858073464102067">
                <text:p>0.0858073464102067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866073464102071">
                <text:p>0.0866073464102071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87407346410207">
                <text:p>0.087407346410207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882073464102069">
                <text:p>0.0882073464102069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890073464102068">
                <text:p>0.0890073464102068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898073464102067">
                <text:p>0.0898073464102067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906073464102071">
                <text:p>0.090607346410207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91407346410207">
                <text:p>0.09140734641020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922073464102069">
                <text:p>0.092207346410206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930073464102068">
                <text:p>0.0930073464102068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938073464102067">
                <text:p>0.0938073464102067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945073464102069">
                <text:p>0.0945073464102069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953073464102068">
                <text:p>0.0953073464102068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961073464102067">
                <text:p>0.0961073464102067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928073464102068">
                <text:p>0.0928073464102068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89507346410207">
                <text:p>0.089507346410207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903073464102069">
                <text:p>0.090307346410206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911073464102068">
                <text:p>0.091107346410206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91807346410207">
                <text:p>0.091807346410207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926073464102069">
                <text:p>0.0926073464102069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934073464102068">
                <text:p>0.0934073464102068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942073464102067">
                <text:p>0.0942073464102067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909073464102068">
                <text:p>0.0909073464102068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917073464102067">
                <text:p>0.0917073464102067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924073464102069">
                <text:p>0.0924073464102069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892073464102068">
                <text:p>0.0892073464102068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899073464102069">
                <text:p>0.089907346410206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867073464102068">
                <text:p>0.086707346410206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875073464102067">
                <text:p>0.0875073464102067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882073464102069">
                <text:p>0.0882073464102069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850073464102068">
                <text:p>0.0850073464102068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858073464102067">
                <text:p>0.085807346410206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865073464102069">
                <text:p>0.0865073464102069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873073464102068">
                <text:p>0.0873073464102068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841073464102067">
                <text:p>0.0841073464102067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84907346410207">
                <text:p>0.08490734641020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856073464102067">
                <text:p>0.08560734641020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64073464102071">
                <text:p>0.0864073464102071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87207346410207">
                <text:p>0.087207346410207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0.0879073464102067">
                <text:p>0.0879073464102067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0.0887073464102071">
                <text:p>0.0887073464102071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0.085507346410207">
                <text:p>0.085507346410207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0.0863073464102069">
                <text:p>0.0863073464102069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0.087007346410207">
                <text:p>0.087007346410207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0.0878073464102069">
                <text:p>0.0878073464102069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0.0846073464102068">
                <text:p>0.0846073464102068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0.0854073464102068">
                <text:p>0.085407346410206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0861073464102069">
                <text:p>0.0861073464102069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0.0869073464102068">
                <text:p>0.0869073464102068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0.0837073464102067">
                <text:p>0.0837073464102067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0.0845073464102071">
                <text:p>0.0845073464102071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0.081307346410207">
                <text:p>0.081307346410207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0.0820073464102067">
                <text:p>0.0820073464102067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0.0828073464102071">
                <text:p>0.0828073464102071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0.083607346410207">
                <text:p>0.083607346410207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0.0843073464102071">
                <text:p>0.0843073464102071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0.085107346410207">
                <text:p>0.08510734641020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0859073464102069">
                <text:p>0.0859073464102069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0.0866073464102071">
                <text:p>0.0866073464102071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0.087407346410207">
                <text:p>0.087407346410207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0.0881073464102067">
                <text:p>0.08810734641020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88907346410207">
                <text:p>0.088907346410207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.0857073464102069">
                <text:p>0.0857073464102069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0.0865073464102069">
                <text:p>0.0865073464102069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0.087207346410207">
                <text:p>0.087207346410207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0.0880073464102069">
                <text:p>0.0880073464102069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0.0887073464102071">
                <text:p>0.088707346410207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089507346410207">
                <text:p>0.089507346410207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0.0902073464102067">
                <text:p>0.0902073464102067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0.091007346410207">
                <text:p>0.091007346410207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0.0917073464102067">
                <text:p>0.0917073464102067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0.0924073464102069">
                <text:p>0.0924073464102069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0.0932073464102068">
                <text:p>0.0932073464102068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0.0939073464102069">
                <text:p>0.0939073464102069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0.0947073464102069">
                <text:p>0.0947073464102069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0.095407346410207">
                <text:p>0.095407346410207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0.0961073464102067">
                <text:p>0.096107346410206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096907346410207">
                <text:p>0.096907346410207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0.0976073464102067">
                <text:p>0.0976073464102067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0.0945073464102069">
                <text:p>0.0945073464102069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0.095207346410207">
                <text:p>0.095207346410207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0.0921073464102067">
                <text:p>0.0921073464102067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0.0928073464102068">
                <text:p>0.0928073464102068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0.0936073464102068">
                <text:p>0.0936073464102068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0.0905073464102069">
                <text:p>0.0905073464102069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0.091207346410207">
                <text:p>0.091207346410207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0.0920073464102069">
                <text:p>0.092007346410206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0927073464102071">
                <text:p>0.0927073464102071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0.0934073464102068">
                <text:p>0.0934073464102068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0.0941073464102069">
                <text:p>0.0941073464102069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0.0911073464102068">
                <text:p>0.0911073464102068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0.091807346410207">
                <text:p>0.091807346410207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0.0925073464102071">
                <text:p>0.0925073464102071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0.0932073464102068">
                <text:p>0.0932073464102068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0.0902073464102067">
                <text:p>0.0902073464102067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0.0909073464102068">
                <text:p>0.0909073464102068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0.0879073464102067">
                <text:p>0.087907346410206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0886073464102068">
                <text:p>0.0886073464102068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0.089307346410207">
                <text:p>0.089307346410207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0.0900073464102067">
                <text:p>0.0900073464102067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0.090807346410207">
                <text:p>0.090807346410207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0.0915073464102068">
                <text:p>0.0915073464102068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0.0922073464102069">
                <text:p>0.0922073464102069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0.0929073464102071">
                <text:p>0.0929073464102071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0.0936073464102068">
                <text:p>0.0936073464102068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0944073464102071">
                <text:p>0.0944073464102071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0.0913073464102068">
                <text:p>0.091307346410206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0920073464102069">
                <text:p>0.0920073464102069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0.0928073464102068">
                <text:p>0.0928073464102068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0.093507346410207">
                <text:p>0.093507346410207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0.0905073464102069">
                <text:p>0.0905073464102069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0875073464102067">
                <text:p>0.0875073464102067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0.0882073464102069">
                <text:p>0.0882073464102069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0.088907346410207">
                <text:p>0.088907346410207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0.0859073464102069">
                <text:p>0.0859073464102069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0.0866073464102071">
                <text:p>0.0866073464102071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0.083607346410207">
                <text:p>0.08360734641020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0806073464102069">
                <text:p>0.0806073464102069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0.081307346410207">
                <text:p>0.081307346410207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0.0784073464102071">
                <text:p>0.0784073464102071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0.0791073464102068">
                <text:p>0.0791073464102068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0.0798073464102069">
                <text:p>0.0798073464102069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0.0805073464102071">
                <text:p>0.0805073464102071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0.0812073464102068">
                <text:p>0.0812073464102068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0.0783073464102069">
                <text:p>0.0783073464102069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0.079007346410207">
                <text:p>0.079007346410207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0.0797073464102067">
                <text:p>0.079707346410206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0804073464102069">
                <text:p>0.0804073464102069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0.081107346410207">
                <text:p>0.081107346410207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0.0818073464102067">
                <text:p>0.0818073464102067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0.0826073464102071">
                <text:p>0.0826073464102071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0.079607346410207">
                <text:p>0.079607346410207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0.0803073464102071">
                <text:p>0.0803073464102071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0.0810073464102068">
                <text:p>0.0810073464102068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0.081707346410207">
                <text:p>0.081707346410207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0.0824073464102071">
                <text:p>0.0824073464102071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0.0831073464102068">
                <text:p>0.083107346410206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839073464102067">
                <text:p>0.0839073464102067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0846073464102068">
                <text:p>0.0846073464102068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0.085307346410207">
                <text:p>0.085307346410207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0.0860073464102067">
                <text:p>0.0860073464102067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0.083007346410207">
                <text:p>0.083007346410207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0.0801073464102067">
                <text:p>0.0801073464102067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0.0808073464102068">
                <text:p>0.0808073464102068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81507346410207">
                <text:p>0.081507346410207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0.0822073464102071">
                <text:p>0.0822073464102071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0.0829073464102068">
                <text:p>0.082907346410206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0800073464102069">
                <text:p>0.0800073464102069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0.0807073464102071">
                <text:p>0.0807073464102071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0.0814073464102068">
                <text:p>0.0814073464102068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0.0821073464102069">
                <text:p>0.0821073464102069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0.0828073464102071">
                <text:p>0.0828073464102071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0.0835073464102067">
                <text:p>0.0835073464102067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0.0842073464102069">
                <text:p>0.0842073464102069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0.084907346410207">
                <text:p>0.084907346410207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0.0856073464102067">
                <text:p>0.0856073464102067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0.0863073464102069">
                <text:p>0.0863073464102069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087007346410207">
                <text:p>0.087007346410207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0.0877073464102067">
                <text:p>0.0877073464102067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0.0883073464102071">
                <text:p>0.0883073464102071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0.0890073464102068">
                <text:p>0.0890073464102068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0.089707346410207">
                <text:p>0.089707346410207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0.0904073464102071">
                <text:p>0.0904073464102071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0.0911073464102068">
                <text:p>0.0911073464102068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0.091807346410207">
                <text:p>0.091807346410207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0.0924073464102069">
                <text:p>0.0924073464102069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0.093107346410207">
                <text:p>0.09310734641020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0938073464102067">
                <text:p>0.0938073464102067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0.0909073464102068">
                <text:p>0.0909073464102068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0.091607346410207">
                <text:p>0.091607346410207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0.0923073464102071">
                <text:p>0.0923073464102071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0.0894073464102068">
                <text:p>0.0894073464102068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0.0901073464102069">
                <text:p>0.0901073464102069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0.0873073464102068">
                <text:p>0.0873073464102068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.0880073464102069">
                <text:p>0.0880073464102069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0.085107346410207">
                <text:p>0.085107346410207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0.0858073464102067">
                <text:p>0.085807346410206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0865073464102069">
                <text:p>0.0865073464102069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0.0871073464102068">
                <text:p>0.0871073464102068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0.0878073464102069">
                <text:p>0.0878073464102069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0.0850073464102068">
                <text:p>0.0850073464102068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0.0857073464102069">
                <text:p>0.0857073464102069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0.0863073464102069">
                <text:p>0.0863073464102069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0.087007346410207">
                <text:p>0.087007346410207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0.0877073464102067">
                <text:p>0.0877073464102067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0.0884073464102069">
                <text:p>0.0884073464102069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0.0856073464102067">
                <text:p>0.085607346410206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0862073464102067">
                <text:p>0.0862073464102067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0.083407346410207">
                <text:p>0.083407346410207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0.0806073464102069">
                <text:p>0.0806073464102069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0.0778073464102067">
                <text:p>0.0778073464102067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0.0785073464102069">
                <text:p>0.0785073464102069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0.079207346410207">
                <text:p>0.079207346410207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0.0799073464102067">
                <text:p>0.0799073464102067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0.0805073464102071">
                <text:p>0.0805073464102071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0.0812073464102068">
                <text:p>0.0812073464102068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0.0784073464102071">
                <text:p>0.078407346410207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0791073464102068">
                <text:p>0.0791073464102068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0.0763073464102071">
                <text:p>0.0763073464102071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0.0770073464102068">
                <text:p>0.0770073464102068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0.0777073464102069">
                <text:p>0.0777073464102069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0.0783073464102069">
                <text:p>0.0783073464102069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0.079007346410207">
                <text:p>0.079007346410207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0.0762073464102069">
                <text:p>0.0762073464102069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0.076907346410207">
                <text:p>0.076907346410207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0.0776073464102067">
                <text:p>0.0776073464102067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0.0782073464102071">
                <text:p>0.078207346410207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0789073464102068">
                <text:p>0.0789073464102068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0.0762073464102069">
                <text:p>0.0762073464102069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0.0768073464102068">
                <text:p>0.0768073464102068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0.077507346410207">
                <text:p>0.077507346410207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0.0782073464102071">
                <text:p>0.0782073464102071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0.078807346410207">
                <text:p>0.078807346410207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0.0795073464102067">
                <text:p>0.0795073464102067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0.0802073464102069">
                <text:p>0.0802073464102069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0.0774073464102068">
                <text:p>0.0774073464102068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0.0747073464102068">
                <text:p>0.0747073464102068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0753073464102068">
                <text:p>0.0753073464102068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0.0760073464102069">
                <text:p>0.0760073464102069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0.076707346410207">
                <text:p>0.076707346410207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0.077307346410207">
                <text:p>0.077307346410207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0.0746073464102071">
                <text:p>0.0746073464102071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0.0719073464102067">
                <text:p>0.0719073464102067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0.0692073464102068">
                <text:p>0.0692073464102068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0.0665073464102068">
                <text:p>0.0665073464102068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0.0638073464102069">
                <text:p>0.0638073464102069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0.061107346410207">
                <text:p>0.061107346410207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0.0591073464102068">
                <text:p>0.0591073464102068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0.0597073464102067">
                <text:p>0.0597073464102067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0.057107346410207">
                <text:p>0.057107346410207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0.0577073464102069">
                <text:p>0.0577073464102069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0.0551073464102068">
                <text:p>0.0551073464102068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0.0557073464102067">
                <text:p>0.0557073464102067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0.0564073464102068">
                <text:p>0.0564073464102068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0.057107346410207">
                <text:p>0.057107346410207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0.0577073464102069">
                <text:p>0.057707346410206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0591073464102068">
                <text:p>0.0591073464102068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0.0597073464102067">
                <text:p>0.0597073464102067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0.0604073464102068">
                <text:p>0.0604073464102068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0.061107346410207">
                <text:p>0.061107346410207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0.0617073464102069">
                <text:p>0.0617073464102069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0.0591073464102068">
                <text:p>0.0591073464102068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0.0597073464102067">
                <text:p>0.0597073464102067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0.0604073464102068">
                <text:p>0.0604073464102068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0.0610073464102068">
                <text:p>0.0610073464102068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0617073464102069">
                <text:p>0.0617073464102069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0.0624073464102071">
                <text:p>0.0624073464102071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0.063007346410207">
                <text:p>0.063007346410207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0.0637073464102067">
                <text:p>0.0637073464102067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0.0643073464102071">
                <text:p>0.0643073464102071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0.0650073464102068">
                <text:p>0.0650073464102068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0.0656073464102067">
                <text:p>0.0656073464102067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0.0663073464102069">
                <text:p>0.0663073464102069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0.0669073464102068">
                <text:p>0.0669073464102068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0.0643073464102071">
                <text:p>0.064307346410207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0650073464102068">
                <text:p>0.0650073464102068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0.0656073464102067">
                <text:p>0.0656073464102067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0.0663073464102069">
                <text:p>0.0663073464102069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0.0636073464102069">
                <text:p>0.0636073464102069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0.0643073464102071">
                <text:p>0.0643073464102071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0.0617073464102069">
                <text:p>0.0617073464102069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0.0591073464102068">
                <text:p>0.0591073464102068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0.0597073464102067">
                <text:p>0.0597073464102067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0.057107346410207">
                <text:p>0.057107346410207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0.0577073464102069">
                <text:p>0.0577073464102069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0.0558073464102069">
                <text:p>0.0558073464102069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0.0565073464102071">
                <text:p>0.0565073464102071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0.057107346410207">
                <text:p>0.057107346410207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0.0578073464102067">
                <text:p>0.0578073464102067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0.0558073464102069">
                <text:p>0.0558073464102069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0.0565073464102071">
                <text:p>0.0565073464102071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0.057107346410207">
                <text:p>0.057107346410207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0.0578073464102067">
                <text:p>0.057807346410206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0.059007346410207">
                <text:p>0.059007346410207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0.0597073464102067">
                <text:p>0.0597073464102067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0.0603073464102071">
                <text:p>0.0603073464102071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0.0610073464102068">
                <text:p>0.0610073464102068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0.0558073464102069">
                <text:p>0.0558073464102069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0.053307346410207">
                <text:p>0.053307346410207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0.0539073464102069">
                <text:p>0.0539073464102069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0.054607346410207">
                <text:p>0.05460734641020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055207346410207">
                <text:p>0.055207346410207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0.0526073464102068">
                <text:p>0.0526073464102068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0.053307346410207">
                <text:p>0.053307346410207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0.0539073464102069">
                <text:p>0.0539073464102069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0.054607346410207">
                <text:p>0.054607346410207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0.055207346410207">
                <text:p>0.055207346410207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0.0559073464102067">
                <text:p>0.0559073464102067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0.0565073464102071">
                <text:p>0.0565073464102071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0.057107346410207">
                <text:p>0.057107346410207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0.0578073464102067">
                <text:p>0.057807346410206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0584073464102071">
                <text:p>0.0584073464102071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0.059007346410207">
                <text:p>0.059007346410207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0.0597073464102067">
                <text:p>0.0597073464102067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0.0603073464102071">
                <text:p>0.0603073464102071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0.060907346410207">
                <text:p>0.060907346410207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0.0616073464102067">
                <text:p>0.0616073464102067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0.059007346410207">
                <text:p>0.059007346410207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0.0597073464102067">
                <text:p>0.0597073464102067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0.0603073464102071">
                <text:p>0.0603073464102071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0.060907346410207">
                <text:p>0.060907346410207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0615073464102069">
                <text:p>0.0615073464102069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0.0622073464102071">
                <text:p>0.0622073464102071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0.062807346410207">
                <text:p>0.062807346410207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0.063407346410207">
                <text:p>0.063407346410207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0.0641073464102071">
                <text:p>0.0641073464102071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0.064707346410207">
                <text:p>0.064707346410207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0.065307346410207">
                <text:p>0.065307346410207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0.0659073464102069">
                <text:p>0.0659073464102069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0.0665073464102068">
                <text:p>0.0665073464102068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0.067207346410207">
                <text:p>0.06720734641020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678073464102069">
                <text:p>0.0678073464102069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0.0684073464102069">
                <text:p>0.0684073464102069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0.0690073464102068">
                <text:p>0.0690073464102068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0.0696073464102067">
                <text:p>0.0696073464102067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0.0671073464102068">
                <text:p>0.0671073464102068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0.0646073464102068">
                <text:p>0.0646073464102068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0.0652073464102068">
                <text:p>0.0652073464102068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0.0659073464102069">
                <text:p>0.0659073464102069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0.0665073464102068">
                <text:p>0.0665073464102068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0.0671073464102068">
                <text:p>0.0671073464102068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0646073464102068">
                <text:p>0.0646073464102068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0.0652073464102068">
                <text:p>0.0652073464102068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0.0658073464102067">
                <text:p>0.0658073464102067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0.0664073464102071">
                <text:p>0.0664073464102071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0.0640073464102069">
                <text:p>0.0640073464102069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0.0646073464102068">
                <text:p>0.0646073464102068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0.0652073464102068">
                <text:p>0.0652073464102068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0.0658073464102067">
                <text:p>0.0658073464102067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0.0633073464102067">
                <text:p>0.0633073464102067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0.0639073464102067">
                <text:p>0.063907346410206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615073464102069">
                <text:p>0.0615073464102069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059007346410207">
                <text:p>0.059007346410207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0.0596073464102069">
                <text:p>0.0596073464102069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0.0572073464102068">
                <text:p>0.0572073464102068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0.0578073464102067">
                <text:p>0.0578073464102067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0.0553073464102067">
                <text:p>0.0553073464102067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0.0559073464102067">
                <text:p>0.0559073464102067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0.0566073464102068">
                <text:p>0.0566073464102068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0.0572073464102068">
                <text:p>0.0572073464102068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0.0547073464102068">
                <text:p>0.0547073464102068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0553073464102067">
                <text:p>0.0553073464102067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0.0560073464102069">
                <text:p>0.0560073464102069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0.0535073464102069">
                <text:p>0.0535073464102069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0.0541073464102069">
                <text:p>0.0541073464102069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0.0547073464102068">
                <text:p>0.0547073464102068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0.0523073464102071">
                <text:p>0.0523073464102071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0.052907346410207">
                <text:p>0.052907346410207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0.0535073464102069">
                <text:p>0.0535073464102069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0.0511073464102068">
                <text:p>0.0511073464102068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0.048707346410207">
                <text:p>0.04870734641020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0463073464102068">
                <text:p>0.0463073464102068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0.0439073464102071">
                <text:p>0.0439073464102071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0.0445073464102071">
                <text:p>0.0445073464102071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0.0421073464102069">
                <text:p>0.0421073464102069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0.0427073464102068">
                <text:p>0.0427073464102068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0.0433073464102067">
                <text:p>0.0433073464102067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0.0439073464102071">
                <text:p>0.0439073464102071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0.0415073464102069">
                <text:p>0.0415073464102069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0.0421073464102069">
                <text:p>0.0421073464102069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0.0427073464102068">
                <text:p>0.0427073464102068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0404073464102068">
                <text:p>0.0404073464102068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0.0410073464102068">
                <text:p>0.0410073464102068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0.038607346410207">
                <text:p>0.038607346410207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0.0362073464102068">
                <text:p>0.0362073464102068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0.0338073464102067">
                <text:p>0.0338073464102067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0.034407346410207">
                <text:p>0.034407346410207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0.035007346410207">
                <text:p>0.035007346410207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0.0357073464102067">
                <text:p>0.0357073464102067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0.0333073464102069">
                <text:p>0.0333073464102069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0.0309073464102068">
                <text:p>0.0309073464102068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0315073464102067">
                <text:p>0.0315073464102067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0.0322073464102068">
                <text:p>0.0322073464102068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0.0328073464102068">
                <text:p>0.0328073464102068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0.030407346410207">
                <text:p>0.030407346410207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0.031007346410207">
                <text:p>0.031007346410207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0.0316073464102069">
                <text:p>0.0316073464102069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0.0322073464102068">
                <text:p>0.0322073464102068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032907346410207">
                <text:p>0.032907346410207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0.0335073464102069">
                <text:p>0.0335073464102069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0.0341073464102069">
                <text:p>0.034107346410206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0317073464102067">
                <text:p>0.0317073464102067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0.0294073464102067">
                <text:p>0.0294073464102067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0.0300073464102071">
                <text:p>0.0300073464102071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0.030607346410207">
                <text:p>0.030607346410207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0.031207346410207">
                <text:p>0.031207346410207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0.0318073464102069">
                <text:p>0.0318073464102069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0.0324073464102068">
                <text:p>0.0324073464102068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0.0330073464102067">
                <text:p>0.0330073464102067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0.0337073464102069">
                <text:p>0.0337073464102069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0.0343073464102068">
                <text:p>0.034307346410206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0349073464102068">
                <text:p>0.0349073464102068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0.0355073464102067">
                <text:p>0.0355073464102067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0.0361073464102071">
                <text:p>0.0361073464102071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0.036707346410207">
                <text:p>0.036707346410207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0.0373073464102069">
                <text:p>0.0373073464102069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0.0379073464102069">
                <text:p>0.0379073464102069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0.0385073464102068">
                <text:p>0.0385073464102068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0.0391073464102067">
                <text:p>0.0391073464102067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0.0374073464102067">
                <text:p>0.037407346410206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0380073464102071">
                <text:p>0.0380073464102071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0.038607346410207">
                <text:p>0.038607346410207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0.039207346410207">
                <text:p>0.039207346410207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0.0398073464102069">
                <text:p>0.0398073464102069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0.0404073464102068">
                <text:p>0.0404073464102068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0.040907346410207">
                <text:p>0.040907346410207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0.0415073464102069">
                <text:p>0.0415073464102069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0.039207346410207">
                <text:p>0.039207346410207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0.0398073464102069">
                <text:p>0.0398073464102069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0.0404073464102068">
                <text:p>0.040407346410206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0410073464102068">
                <text:p>0.0410073464102068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0.0416073464102067">
                <text:p>0.0416073464102067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0.0422073464102071">
                <text:p>0.0422073464102071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42807346410207">
                <text:p>0.042807346410207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0.0434073464102069">
                <text:p>0.0434073464102069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0.0440073464102069">
                <text:p>0.0440073464102069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0.0445073464102071">
                <text:p>0.0445073464102071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0.045107346410207">
                <text:p>0.045107346410207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0.042807346410207">
                <text:p>0.042807346410207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0.0434073464102069">
                <text:p>0.0434073464102069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0440073464102069">
                <text:p>0.0440073464102069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0.0417073464102069">
                <text:p>0.0417073464102069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0.0423073464102068">
                <text:p>0.0423073464102068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0.0400073464102069">
                <text:p>0.0400073464102069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0.0406073464102068">
                <text:p>0.0406073464102068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0.0383073464102068">
                <text:p>0.0383073464102068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0.0389073464102068">
                <text:p>0.0389073464102068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0.0395073464102067">
                <text:p>0.0395073464102067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0.0401073464102071">
                <text:p>0.0401073464102071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0.0378073464102067">
                <text:p>0.037807346410206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38407346410207">
                <text:p>0.038407346410207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039007346410207">
                <text:p>0.039007346410207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0.036707346410207">
                <text:p>0.036707346410207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0.0373073464102069">
                <text:p>0.0373073464102069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0.0379073464102069">
                <text:p>0.0379073464102069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0.0385073464102068">
                <text:p>0.0385073464102068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0391073464102067">
                <text:p>0.0391073464102067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0.0374073464102067">
                <text:p>0.0374073464102067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0.0380073464102071">
                <text:p>0.038007346410207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0385073464102068">
                <text:p>0.0385073464102068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0.0391073464102067">
                <text:p>0.0391073464102067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0.0397073464102067">
                <text:p>0.0397073464102067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0.0403073464102071">
                <text:p>0.0403073464102071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0.040907346410207">
                <text:p>0.040907346410207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0.038607346410207">
                <text:p>0.038607346410207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0.039207346410207">
                <text:p>0.039207346410207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0.036907346410207">
                <text:p>0.036907346410207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0.0375073464102069">
                <text:p>0.0375073464102069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0.0381073464102069">
                <text:p>0.0381073464102069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0387073464102068">
                <text:p>0.0387073464102068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0.0364073464102068">
                <text:p>0.0364073464102068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0.0370073464102068">
                <text:p>0.0370073464102068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0.0376073464102067">
                <text:p>0.0376073464102067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0.0382073464102071">
                <text:p>0.0382073464102071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0.038807346410207">
                <text:p>0.038807346410207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0.0393073464102067">
                <text:p>0.0393073464102067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0.037107346410207">
                <text:p>0.037107346410207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0.0377073464102069">
                <text:p>0.0377073464102069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0.0354073464102069">
                <text:p>0.0354073464102069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0360073464102069">
                <text:p>0.0360073464102069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0.0366073464102068">
                <text:p>0.0366073464102068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0.034407346410207">
                <text:p>0.034407346410207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0.035007346410207">
                <text:p>0.035007346410207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0.032707346410207">
                <text:p>0.032707346410207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0.0333073464102069">
                <text:p>0.0333073464102069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0.0339073464102069">
                <text:p>0.0339073464102069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0.0345073464102068">
                <text:p>0.0345073464102068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0.032307346410207">
                <text:p>0.032307346410207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0.0328073464102068">
                <text:p>0.032807346410206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0334073464102067">
                <text:p>0.0334073464102067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0.0340073464102071">
                <text:p>0.0340073464102071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0.0345073464102068">
                <text:p>0.0345073464102068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0.0351073464102067">
                <text:p>0.0351073464102067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0.0357073464102067">
                <text:p>0.0357073464102067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0.0363073464102071">
                <text:p>0.0363073464102071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0.0374073464102067">
                <text:p>0.0374073464102067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0.0380073464102071">
                <text:p>0.0380073464102071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0.0385073464102068">
                <text:p>0.038507346410206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0363073464102071">
                <text:p>0.0363073464102071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0.0341073464102069">
                <text:p>0.0341073464102069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0.0347073464102068">
                <text:p>0.0347073464102068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0.032507346410207">
                <text:p>0.032507346410207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0.033107346410207">
                <text:p>0.033107346410207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0.0337073464102069">
                <text:p>0.0337073464102069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0.0342073464102071">
                <text:p>0.0342073464102071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0.0320073464102069">
                <text:p>0.0320073464102069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0326073464102068">
                <text:p>0.0326073464102068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0.0332073464102067">
                <text:p>0.0332073464102067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0337073464102069">
                <text:p>0.0337073464102069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0.0343073464102068">
                <text:p>0.0343073464102068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0.0349073464102068">
                <text:p>0.0349073464102068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0.032707346410207">
                <text:p>0.032707346410207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0.0305073464102068">
                <text:p>0.0305073464102068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0.0311073464102067">
                <text:p>0.0311073464102067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0.0317073464102067">
                <text:p>0.0317073464102067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0.0322073464102068">
                <text:p>0.0322073464102068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0.0328073464102068">
                <text:p>0.0328073464102068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0.0333073464102069">
                <text:p>0.0333073464102069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0339073464102069">
                <text:p>0.0339073464102069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0.0345073464102068">
                <text:p>0.0345073464102068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0.035007346410207">
                <text:p>0.035007346410207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0356073464102069">
                <text:p>0.0356073464102069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0.0361073464102071">
                <text:p>0.0361073464102071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0.036707346410207">
                <text:p>0.036707346410207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0.0373073464102069">
                <text:p>0.0373073464102069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0.0378073464102067">
                <text:p>0.0378073464102067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038407346410207">
                <text:p>0.038407346410207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0.0389073464102068">
                <text:p>0.0389073464102068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0.0373073464102069">
                <text:p>0.0373073464102069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0.035207346410207">
                <text:p>0.035207346410207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0.0357073464102067">
                <text:p>0.0357073464102067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0.0363073464102071">
                <text:p>0.0363073464102071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0.036907346410207">
                <text:p>0.036907346410207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0.0347073464102068">
                <text:p>0.0347073464102068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0.0353073464102067">
                <text:p>0.0353073464102067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0.0358073464102069">
                <text:p>0.0358073464102069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0.0364073464102068">
                <text:p>0.036407346410206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036907346410207">
                <text:p>0.036907346410207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0.0375073464102069">
                <text:p>0.0375073464102069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0.0353073464102067">
                <text:p>0.0353073464102067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0.0332073464102067">
                <text:p>0.0332073464102067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0.0338073464102067">
                <text:p>0.0338073464102067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0.0343073464102068">
                <text:p>0.0343073464102068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0.0349073464102068">
                <text:p>0.0349073464102068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0.0354073464102069">
                <text:p>0.0354073464102069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0.0360073464102069">
                <text:p>0.0360073464102069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0.036507346410207">
                <text:p>0.0365073464102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34407346410207">
                <text:p>0.034407346410207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032307346410207">
                <text:p>0.032307346410207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0.0328073464102068">
                <text:p>0.0328073464102068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0.0334073464102067">
                <text:p>0.0334073464102067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0.0339073464102069">
                <text:p>0.0339073464102069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0.0345073464102068">
                <text:p>0.0345073464102068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0.035007346410207">
                <text:p>0.035007346410207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0.0356073464102069">
                <text:p>0.0356073464102069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0.0361073464102071">
                <text:p>0.0361073464102071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0.036707346410207">
                <text:p>0.036707346410207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0.0372073464102067">
                <text:p>0.0372073464102067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0.0378073464102067">
                <text:p>0.0378073464102067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0.0383073464102068">
                <text:p>0.0383073464102068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0.038807346410207">
                <text:p>0.038807346410207</text:p>
              </table:table-cell>
            </table:table-row>
            <table:table-row>
              <table:table-cell office:value-type="float" office:value="1514">
                <text:p>1514</text:p>
              </table:table-cell>
              <table:table-cell office:value-type="float" office:value="0.0394073464102069">
                <text:p>0.0394073464102069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0.0373073464102069">
                <text:p>0.0373073464102069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0.035207346410207">
                <text:p>0.035207346410207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0.0357073464102067">
                <text:p>0.0357073464102067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0.0363073464102071">
                <text:p>0.0363073464102071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0.0368073464102068">
                <text:p>0.036807346410206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.0347073464102068">
                <text:p>0.0347073464102068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0.0353073464102067">
                <text:p>0.0353073464102067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0.0358073464102069">
                <text:p>0.0358073464102069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0.0337073464102069">
                <text:p>0.0337073464102069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0.0316073464102069">
                <text:p>0.0316073464102069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0.0322073464102068">
                <text:p>0.0322073464102068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0.0301073464102069">
                <text:p>0.0301073464102069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0.030607346410207">
                <text:p>0.030607346410207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0.0286073464102068">
                <text:p>0.0286073464102068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0.029107346410207">
                <text:p>0.029107346410207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0.0296073464102067">
                <text:p>0.0296073464102067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0.0302073464102071">
                <text:p>0.0302073464102071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0.0307073464102068">
                <text:p>0.0307073464102068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0.028707346410207">
                <text:p>0.028707346410207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0.0292073464102067">
                <text:p>0.0292073464102067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0.0271073464102067">
                <text:p>0.0271073464102067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0.0277073464102067">
                <text:p>0.0277073464102067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0.0282073464102068">
                <text:p>0.0282073464102068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0.0288073464102068">
                <text:p>0.0288073464102068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0.0267073464102068">
                <text:p>0.0267073464102068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.0272073464102069">
                <text:p>0.0272073464102069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0.0278073464102069">
                <text:p>0.0278073464102069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0.028307346410207">
                <text:p>0.028307346410207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0.0288073464102068">
                <text:p>0.0288073464102068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0.0294073464102067">
                <text:p>0.0294073464102067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0.0299073464102069">
                <text:p>0.0299073464102069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0.0305073464102068">
                <text:p>0.0305073464102068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0.031007346410207">
                <text:p>0.031007346410207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0.028907346410207">
                <text:p>0.028907346410207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0.0295073464102069">
                <text:p>0.029507346410206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0300073464102071">
                <text:p>0.0300073464102071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0.0305073464102068">
                <text:p>0.0305073464102068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0.0311073464102067">
                <text:p>0.0311073464102067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0.0316073464102069">
                <text:p>0.0316073464102069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0.0296073464102067">
                <text:p>0.0296073464102067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0.0275073464102067">
                <text:p>0.0275073464102067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0.0281073464102071">
                <text:p>0.0281073464102071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0.0286073464102068">
                <text:p>0.0286073464102068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0.026607346410207">
                <text:p>0.026607346410207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0.0271073464102067">
                <text:p>0.0271073464102067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.0276073464102069">
                <text:p>0.0276073464102069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0.0282073464102068">
                <text:p>0.0282073464102068</text:p>
              </table:table-cell>
            </table:table-row>
            <table:table-row>
              <table:table-cell office:value-type="float" office:value="1562">
                <text:p>1562</text:p>
              </table:table-cell>
              <table:table-cell office:value-type="float" office:value="0.028707346410207">
                <text:p>0.028707346410207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0.0292073464102067">
                <text:p>0.0292073464102067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0.0298073464102071">
                <text:p>0.0298073464102071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0.0303073464102068">
                <text:p>0.0303073464102068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0.028307346410207">
                <text:p>0.028307346410207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0.0288073464102068">
                <text:p>0.0288073464102068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0.0293073464102069">
                <text:p>0.0293073464102069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0.0273073464102067">
                <text:p>0.0273073464102067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0.0278073464102069">
                <text:p>0.0278073464102069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0.0284073464102068">
                <text:p>0.0284073464102068</text:p>
              </table:table-cell>
            </table:table-row>
            <table:table-row>
              <table:table-cell office:value-type="float" office:value="1572">
                <text:p>1572</text:p>
              </table:table-cell>
              <table:table-cell office:value-type="float" office:value="0.028907346410207">
                <text:p>0.028907346410207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0.0294073464102067">
                <text:p>0.0294073464102067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0.0299073464102069">
                <text:p>0.0299073464102069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0.0305073464102068">
                <text:p>0.0305073464102068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0.031007346410207">
                <text:p>0.031007346410207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0.0315073464102067">
                <text:p>0.0315073464102067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0.0320073464102069">
                <text:p>0.0320073464102069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0.0300073464102071">
                <text:p>0.0300073464102071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.0280073464102069">
                <text:p>0.0280073464102069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0.028507346410207">
                <text:p>0.028507346410207</text:p>
              </table:table-cell>
            </table:table-row>
            <table:table-row>
              <table:table-cell office:value-type="float" office:value="1582">
                <text:p>1582</text:p>
              </table:table-cell>
              <table:table-cell office:value-type="float" office:value="0.029107346410207">
                <text:p>0.029107346410207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0.0296073464102067">
                <text:p>0.0296073464102067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0.0301073464102069">
                <text:p>0.0301073464102069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0.030607346410207">
                <text:p>0.030607346410207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0.031207346410207">
                <text:p>0.031207346410207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0.0292073464102067">
                <text:p>0.0292073464102067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0.0297073464102069">
                <text:p>0.0297073464102069</text:p>
              </table:table-cell>
            </table:table-row>
            <table:table-row>
              <table:table-cell office:value-type="float" office:value="1589">
                <text:p>1589</text:p>
              </table:table-cell>
              <table:table-cell office:value-type="float" office:value="0.0302073464102071">
                <text:p>0.0302073464102071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0.0307073464102068">
                <text:p>0.0307073464102068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0.031207346410207">
                <text:p>0.031207346410207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0.0293073464102069">
                <text:p>0.0293073464102069</text:p>
              </table:table-cell>
            </table:table-row>
            <table:table-row>
              <table:table-cell office:value-type="float" office:value="1593">
                <text:p>1593</text:p>
              </table:table-cell>
              <table:table-cell office:value-type="float" office:value="0.0298073464102071">
                <text:p>0.0298073464102071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0.0303073464102068">
                <text:p>0.0303073464102068</text:p>
              </table:table-cell>
            </table:table-row>
            <table:table-row>
              <table:table-cell office:value-type="float" office:value="1595">
                <text:p>1595</text:p>
              </table:table-cell>
              <table:table-cell office:value-type="float" office:value="0.030807346410207">
                <text:p>0.030807346410207</text:p>
              </table:table-cell>
            </table:table-row>
            <table:table-row>
              <table:table-cell office:value-type="float" office:value="1596">
                <text:p>1596</text:p>
              </table:table-cell>
              <table:table-cell office:value-type="float" office:value="0.0313073464102067">
                <text:p>0.0313073464102067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0.0319073464102071">
                <text:p>0.0319073464102071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0.0324073464102068">
                <text:p>0.0324073464102068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0.032907346410207">
                <text:p>0.03290734641020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309073464102068">
                <text:p>0.0309073464102068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0314073464102069">
                <text:p>0.0314073464102069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0.0319073464102071">
                <text:p>0.0319073464102071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0.0300073464102071">
                <text:p>0.0300073464102071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0.0280073464102069">
                <text:p>0.0280073464102069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0.028507346410207">
                <text:p>0.028507346410207</text:p>
              </table:table-cell>
            </table:table-row>
            <table:table-row>
              <table:table-cell office:value-type="float" office:value="1606">
                <text:p>1606</text:p>
              </table:table-cell>
              <table:table-cell office:value-type="float" office:value="0.0290073464102068">
                <text:p>0.0290073464102068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0.027007346410207">
                <text:p>0.027007346410207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0.025107346410207">
                <text:p>0.025107346410207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0.0256073464102067">
                <text:p>0.0256073464102067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0.0261073464102068">
                <text:p>0.0261073464102068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0.0241073464102071">
                <text:p>0.0241073464102071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0.0222073464102071">
                <text:p>0.0222073464102071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0.0227073464102068">
                <text:p>0.0227073464102068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0.0232073464102069">
                <text:p>0.0232073464102069</text:p>
              </table:table-cell>
            </table:table-row>
            <table:table-row>
              <table:table-cell office:value-type="float" office:value="1615">
                <text:p>1615</text:p>
              </table:table-cell>
              <table:table-cell office:value-type="float" office:value="0.0237073464102067">
                <text:p>0.0237073464102067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0.0218073464102071">
                <text:p>0.0218073464102071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0.0223073464102068">
                <text:p>0.0223073464102068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0.020307346410207">
                <text:p>0.020307346410207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0.018407346410207">
                <text:p>0.018407346410207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.0164073464102068">
                <text:p>0.0164073464102068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0.016907346410207">
                <text:p>0.016907346410207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0.0175073464102069">
                <text:p>0.0175073464102069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0.0180073464102071">
                <text:p>0.0180073464102071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0.0185073464102068">
                <text:p>0.0185073464102068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0.019007346410207">
                <text:p>0.019007346410207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0.0195073464102067">
                <text:p>0.0195073464102067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0.0176073464102067">
                <text:p>0.0176073464102067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0.0181073464102068">
                <text:p>0.0181073464102068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0.0162073464102068">
                <text:p>0.0162073464102068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0.016707346410207">
                <text:p>0.016707346410207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0.0147073464102068">
                <text:p>0.0147073464102068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0.0153073464102067">
                <text:p>0.0153073464102067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0.0133073464102069">
                <text:p>0.0133073464102069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0.0138073464102071">
                <text:p>0.0138073464102071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0.014407346410207">
                <text:p>0.014407346410207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0.0149073464102067">
                <text:p>0.0149073464102067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0.0154073464102069">
                <text:p>0.0154073464102069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0.0159073464102071">
                <text:p>0.0159073464102071</text:p>
              </table:table-cell>
            </table:table-row>
            <table:table-row>
              <table:table-cell office:value-type="float" office:value="1639">
                <text:p>1639</text:p>
              </table:table-cell>
              <table:table-cell office:value-type="float" office:value="0.0140073464102071">
                <text:p>0.0140073464102071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.0121073464102071">
                <text:p>0.0121073464102071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0.0126073464102068">
                <text:p>0.0126073464102068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0.0107073464102068">
                <text:p>0.0107073464102068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0.0112073464102069">
                <text:p>0.0112073464102069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0.0117073464102071">
                <text:p>0.0117073464102071</text:p>
              </table:table-cell>
            </table:table-row>
            <table:table-row>
              <table:table-cell office:value-type="float" office:value="1645">
                <text:p>1645</text:p>
              </table:table-cell>
              <table:table-cell office:value-type="float" office:value="0.0122073464102068">
                <text:p>0.0122073464102068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0.012707346410207">
                <text:p>0.012707346410207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0.0132073464102067">
                <text:p>0.0132073464102067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0.0137073464102069">
                <text:p>0.0137073464102069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0.0143073464102068">
                <text:p>0.014307346410206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014807346410207">
                <text:p>0.014807346410207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0.0153073464102067">
                <text:p>0.0153073464102067</text:p>
              </table:table-cell>
            </table:table-row>
            <table:table-row>
              <table:table-cell office:value-type="float" office:value="1652">
                <text:p>1652</text:p>
              </table:table-cell>
              <table:table-cell office:value-type="float" office:value="0.0158073464102069">
                <text:p>0.0158073464102069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0.016307346410207">
                <text:p>0.016307346410207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0.0168073464102068">
                <text:p>0.0168073464102068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0.0173073464102069">
                <text:p>0.0173073464102069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0.0154073464102069">
                <text:p>0.0154073464102069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0.0159073464102071">
                <text:p>0.0159073464102071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0.0164073464102068">
                <text:p>0.0164073464102068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0.016907346410207">
                <text:p>0.01690734641020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174073464102067">
                <text:p>0.0174073464102067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0.0179073464102069">
                <text:p>0.0179073464102069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0.018407346410207">
                <text:p>0.018407346410207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0.019007346410207">
                <text:p>0.019007346410207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0.0195073464102067">
                <text:p>0.0195073464102067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0.0200073464102068">
                <text:p>0.0200073464102068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0.020507346410207">
                <text:p>0.020507346410207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0.0210073464102067">
                <text:p>0.0210073464102067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0.0215073464102069">
                <text:p>0.0215073464102069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0.0220073464102071">
                <text:p>0.0220073464102071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0.0225073464102068">
                <text:p>0.0225073464102068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0.0206073464102068">
                <text:p>0.0206073464102068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0.0211073464102069">
                <text:p>0.0211073464102069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0.0216073464102067">
                <text:p>0.0216073464102067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0.0197073464102071">
                <text:p>0.0197073464102071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0.0202073464102068">
                <text:p>0.0202073464102068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0.020707346410207">
                <text:p>0.020707346410207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0.0212073464102067">
                <text:p>0.0212073464102067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0.0193073464102067">
                <text:p>0.0193073464102067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0.0198073464102069">
                <text:p>0.0198073464102069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020307346410207">
                <text:p>0.020307346410207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0.018407346410207">
                <text:p>0.018407346410207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0.016507346410207">
                <text:p>0.016507346410207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0.0170073464102067">
                <text:p>0.0170073464102067</text:p>
              </table:table-cell>
            </table:table-row>
            <table:table-row>
              <table:table-cell office:value-type="float" office:value="1684">
                <text:p>1684</text:p>
              </table:table-cell>
              <table:table-cell office:value-type="float" office:value="0.0175073464102069">
                <text:p>0.0175073464102069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0.0157073464102071">
                <text:p>0.0157073464102071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0.0162073464102068">
                <text:p>0.0162073464102068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0.016707346410207">
                <text:p>0.016707346410207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0.0172073464102067">
                <text:p>0.0172073464102067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0.0177073464102069">
                <text:p>0.0177073464102069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0.018207346410207">
                <text:p>0.018207346410207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0.0187073464102068">
                <text:p>0.0187073464102068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0.0168073464102068">
                <text:p>0.0168073464102068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0.0173073464102069">
                <text:p>0.0173073464102069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0.0178073464102071">
                <text:p>0.0178073464102071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0.0183073464102068">
                <text:p>0.0183073464102068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0.0164073464102068">
                <text:p>0.0164073464102068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0.016907346410207">
                <text:p>0.016907346410207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0.0174073464102067">
                <text:p>0.0174073464102067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0.0179073464102069">
                <text:p>0.017907346410206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18407346410207">
                <text:p>0.018407346410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